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33">
      <style:table-cell-properties fo:border-bottom="0.06pt solid #000000" fo:border-left="none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_2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atriz siz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</table:table-row>
        <table:table-row table:style-name="ro1">
          <table:table-cell/>
          <table:table-cell office:value-type="string" calcext:value-type="string">
            <text:p>4x4</text:p>
          </table:table-cell>
          <table:table-cell table:style-name="ce4" table:formula="of:=[r4.B103]" office:value-type="float" office:value="1.6289699995521" calcext:value-type="float">
            <text:p>1.6290</text:p>
          </table:table-cell>
          <table:table-cell table:style-name="ce4" table:formula="of:=[r4.B104]" office:value-type="float" office:value="0.208094698659384" calcext:value-type="float">
            <text:p>0.2081</text:p>
          </table:table-cell>
        </table:table-row>
        <table:table-row table:style-name="ro1">
          <table:table-cell/>
          <table:table-cell office:value-type="string" calcext:value-type="string">
            <text:p>8x8</text:p>
          </table:table-cell>
          <table:table-cell table:formula="of:=[r8.B103]" office:value-type="float" office:value="1.787649992704" calcext:value-type="float">
            <text:p>1.7876</text:p>
          </table:table-cell>
          <table:table-cell table:formula="of:=[r8.B104]" office:value-type="float" office:value="0.102643090871478" calcext:value-type="float">
            <text:p>0.1026</text:p>
          </table:table-cell>
        </table:table-row>
        <table:table-row table:style-name="ro1">
          <table:table-cell/>
          <table:table-cell office:value-type="string" calcext:value-type="string">
            <text:p>16x16</text:p>
          </table:table-cell>
          <table:table-cell table:style-name="ce4" table:formula="of:=[r16.B103]" office:value-type="float" office:value="1.8395100057126" calcext:value-type="float">
            <text:p>1.8395</text:p>
          </table:table-cell>
          <table:table-cell table:formula="of:=[r16.B104]" office:value-type="float" office:value="0.0798674928844263" calcext:value-type="float">
            <text:p>0.0799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formula="of:=[r32.B103]" office:value-type="float" office:value="1.8786200034622" calcext:value-type="float">
            <text:p>1.8786</text:p>
          </table:table-cell>
          <table:table-cell table:formula="of:=[r32.B104]" office:value-type="float" office:value="0.0611990938930971" calcext:value-type="float">
            <text:p>0.0612</text:p>
          </table:table-cell>
        </table:table-row>
        <table:table-row table:style-name="ro1">
          <table:table-cell/>
          <table:table-cell office:value-type="string" calcext:value-type="string">
            <text:p>64x64</text:p>
          </table:table-cell>
          <table:table-cell table:style-name="ce4" table:formula="of:=[r64.B103]" office:value-type="float" office:value="1.8797100031382" calcext:value-type="float">
            <text:p>1.8797</text:p>
          </table:table-cell>
          <table:table-cell table:formula="of:=[r64.B104]" office:value-type="float" office:value="0.052688774456998" calcext:value-type="float">
            <text:p>0.0527</text:p>
          </table:table-cell>
        </table:table-row>
        <table:table-row table:style-name="ro1">
          <table:table-cell/>
          <table:table-cell office:value-type="string" calcext:value-type="string">
            <text:p>128x128</text:p>
          </table:table-cell>
          <table:table-cell table:formula="of:=[r128.B103]" office:value-type="float" office:value="1.889669992924" calcext:value-type="float">
            <text:p>1.8897</text:p>
          </table:table-cell>
          <table:table-cell table:formula="of:=[r128.B104]" office:value-type="float" office:value="0.0560555354802894" calcext:value-type="float">
            <text:p>0.0561</text:p>
          </table:table-cell>
        </table:table-row>
        <table:table-row table:style-name="ro1">
          <table:table-cell/>
          <table:table-cell office:value-type="string" calcext:value-type="string">
            <text:p>256x256</text:p>
          </table:table-cell>
          <table:table-cell table:formula="of:=[r256.B103]" office:value-type="float" office:value="1.9045499920853" calcext:value-type="float">
            <text:p>1.9045</text:p>
          </table:table-cell>
          <table:table-cell table:formula="of:=[r256.B104]" office:value-type="float" office:value="0.0485235226854677" calcext:value-type="float">
            <text:p>0.0485</text:p>
          </table:table-cell>
        </table:table-row>
        <table:table-row table:style-name="ro1">
          <table:table-cell/>
          <table:table-cell table:style-name="ce2" office:value-type="string" calcext:value-type="string">
            <text:p>512x512</text:p>
          </table:table-cell>
          <table:table-cell table:style-name="ce6" table:formula="of:=[r512.B103]" office:value-type="float" office:value="1.9103599965572" calcext:value-type="float">
            <text:p>1.9104</text:p>
          </table:table-cell>
          <table:table-cell table:style-name="ce6" table:formula="of:=[r512.B104]" office:value-type="float" office:value="0.0450711023615394" calcext:value-type="float">
            <text:p>0.0451</text:p>
          </table:table-cell>
        </table:table-row>
      </table:table>
      <table:table table:name="r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4/r_0.txt</text:p>
          </table:table-cell>
          <table:table-cell office:value-type="float" office:value="1.59300005436" calcext:value-type="float">
            <text:p>1.5930000544</text:p>
          </table:table-cell>
          <table:table-cell office:value-type="float" office:value="1" calcext:value-type="float">
            <text:p>1</text:p>
          </table:table-cell>
          <table:table-cell office:value-type="float" office:value="0.406676411629" calcext:value-type="float">
            <text:p>0.4066764116</text:p>
          </table:table-cell>
        </table:table-row>
        <table:table-row table:style-name="ro1">
          <table:table-cell office:value-type="string" calcext:value-type="string">
            <text:p>../passo3/perlin/n_4/r_10.txt</text:p>
          </table:table-cell>
          <table:table-cell office:value-type="float" office:value="1.53699994087" calcext:value-type="float">
            <text:p>1.5369999409</text:p>
          </table:table-cell>
          <table:table-cell office:value-type="float" office:value="1" calcext:value-type="float">
            <text:p>1</text:p>
          </table:table-cell>
          <table:table-cell office:value-type="float" office:value="0.462712794542" calcext:value-type="float">
            <text:p>0.4627127945</text:p>
          </table:table-cell>
        </table:table-row>
        <table:table-row table:style-name="ro1">
          <table:table-cell office:value-type="string" calcext:value-type="string">
            <text:p>../passo3/perlin/n_4/r_11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1" calcext:value-type="float">
            <text:p>1</text:p>
          </table:table-cell>
          <table:table-cell office:value-type="float" office:value="0.235357806087" calcext:value-type="float">
            <text:p>0.2353578061</text:p>
          </table:table-cell>
        </table:table-row>
        <table:table-row table:style-name="ro1">
          <table:table-cell office:value-type="string" calcext:value-type="string">
            <text:p>../passo3/perlin/n_4/r_12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64431911707" calcext:value-type="float">
            <text:p>0.0964431912</text:p>
          </table:table-cell>
        </table:table-row>
        <table:table-row table:style-name="ro1">
          <table:table-cell office:value-type="string" calcext:value-type="string">
            <text:p>../passo3/perlin/n_4/r_13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77034461498" calcext:value-type="float">
            <text:p>0.0777034461</text:p>
          </table:table-cell>
        </table:table-row>
        <table:table-row table:style-name="ro1">
          <table:table-cell office:value-type="string" calcext:value-type="string">
            <text:p>../passo3/perlin/n_4/r_14.txt</text:p>
          </table:table-cell>
          <table:table-cell office:value-type="float" office:value="1.1210000515" calcext:value-type="float">
            <text:p>1.1210000515</text:p>
          </table:table-cell>
          <table:table-cell office:value-type="float" office:value="1" calcext:value-type="float">
            <text:p>1</text:p>
          </table:table-cell>
          <table:table-cell office:value-type="float" office:value="0.878785610199" calcext:value-type="float">
            <text:p>0.8787856102</text:p>
          </table:table-cell>
        </table:table-row>
        <table:table-row table:style-name="ro1">
          <table:table-cell office:value-type="string" calcext:value-type="string">
            <text:p>../passo3/perlin/n_4/r_15.txt</text:p>
          </table:table-cell>
          <table:table-cell office:value-type="float" office:value="1.60800004005" calcext:value-type="float">
            <text:p>1.6080000401</text:p>
          </table:table-cell>
          <table:table-cell office:value-type="float" office:value="1" calcext:value-type="float">
            <text:p>1</text:p>
          </table:table-cell>
          <table:table-cell office:value-type="float" office:value="0.392049610615" calcext:value-type="float">
            <text:p>0.3920496106</text:p>
          </table:table-cell>
        </table:table-row>
        <table:table-row table:style-name="ro1">
          <table:table-cell office:value-type="string" calcext:value-type="string">
            <text:p>../passo3/perlin/n_4/r_16.txt</text:p>
          </table:table-cell>
          <table:table-cell office:value-type="float" office:value="1.61899995804" calcext:value-type="float">
            <text:p>1.618999958</text:p>
          </table:table-cell>
          <table:table-cell office:value-type="float" office:value="1" calcext:value-type="float">
            <text:p>1</text:p>
          </table:table-cell>
          <table:table-cell office:value-type="float" office:value="0.381484150887" calcext:value-type="float">
            <text:p>0.3814841509</text:p>
          </table:table-cell>
        </table:table-row>
        <table:table-row table:style-name="ro1">
          <table:table-cell office:value-type="string" calcext:value-type="string">
            <text:p>../passo3/perlin/n_4/r_17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38460230827" calcext:value-type="float">
            <text:p>0.0938460231</text:p>
          </table:table-cell>
        </table:table-row>
        <table:table-row table:style-name="ro1">
          <table:table-cell office:value-type="string" calcext:value-type="string">
            <text:p>../passo3/perlin/n_4/r_18.txt</text:p>
          </table:table-cell>
          <table:table-cell office:value-type="float" office:value="1.28900003433" calcext:value-type="float">
            <text:p>1.2890000343</text:p>
          </table:table-cell>
          <table:table-cell office:value-type="float" office:value="1" calcext:value-type="float">
            <text:p>1</text:p>
          </table:table-cell>
          <table:table-cell office:value-type="float" office:value="0.71095430851" calcext:value-type="float">
            <text:p>0.7109543085</text:p>
          </table:table-cell>
        </table:table-row>
        <table:table-row table:style-name="ro1">
          <table:table-cell office:value-type="string" calcext:value-type="string">
            <text:p>../passo3/perlin/n_4/r_19.txt</text:p>
          </table:table-cell>
          <table:table-cell office:value-type="float" office:value="1.38100004196" calcext:value-type="float">
            <text:p>1.381000042</text:p>
          </table:table-cell>
          <table:table-cell office:value-type="float" office:value="1" calcext:value-type="float">
            <text:p>1</text:p>
          </table:table-cell>
          <table:table-cell office:value-type="float" office:value="0.619196593761" calcext:value-type="float">
            <text:p>0.6191965938</text:p>
          </table:table-cell>
        </table:table-row>
        <table:table-row table:style-name="ro1">
          <table:table-cell office:value-type="string" calcext:value-type="string">
            <text:p>../passo3/perlin/n_4/r_1.txt</text:p>
          </table:table-cell>
          <table:table-cell office:value-type="float" office:value="1.38600003719" calcext:value-type="float">
            <text:p>1.3860000372</text:p>
          </table:table-cell>
          <table:table-cell office:value-type="float" office:value="1" calcext:value-type="float">
            <text:p>1</text:p>
          </table:table-cell>
          <table:table-cell office:value-type="float" office:value="0.6135430336" calcext:value-type="float">
            <text:p>0.6135430336</text:p>
          </table:table-cell>
        </table:table-row>
        <table:table-row table:style-name="ro1">
          <table:table-cell office:value-type="string" calcext:value-type="string">
            <text:p>../passo3/perlin/n_4/r_20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1113739908" calcext:value-type="float">
            <text:p>0.1211137399</text:p>
          </table:table-cell>
        </table:table-row>
        <table:table-row table:style-name="ro1">
          <table:table-cell office:value-type="string" calcext:value-type="string">
            <text:p>../passo3/perlin/n_4/r_21.txt</text:p>
          </table:table-cell>
          <table:table-cell office:value-type="float" office:value="1.66799998283" calcext:value-type="float">
            <text:p>1.6679999828</text:p>
          </table:table-cell>
          <table:table-cell office:value-type="float" office:value="1" calcext:value-type="float">
            <text:p>1</text:p>
          </table:table-cell>
          <table:table-cell office:value-type="float" office:value="0.33161392808" calcext:value-type="float">
            <text:p>0.3316139281</text:p>
          </table:table-cell>
        </table:table-row>
        <table:table-row table:style-name="ro1">
          <table:table-cell office:value-type="string" calcext:value-type="string">
            <text:p>../passo3/perlin/n_4/r_22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1846911311" calcext:value-type="float">
            <text:p>0.1718469113</text:p>
          </table:table-cell>
        </table:table-row>
        <table:table-row table:style-name="ro1">
          <table:table-cell office:value-type="string" calcext:value-type="string">
            <text:p>../passo3/perlin/n_4/r_23.txt</text:p>
          </table:table-cell>
          <table:table-cell office:value-type="float" office:value="1.61000001431" calcext:value-type="float">
            <text:p>1.6100000143</text:p>
          </table:table-cell>
          <table:table-cell office:value-type="float" office:value="1" calcext:value-type="float">
            <text:p>1</text:p>
          </table:table-cell>
          <table:table-cell office:value-type="float" office:value="0.39026081562" calcext:value-type="float">
            <text:p>0.3902608156</text:p>
          </table:table-cell>
        </table:table-row>
        <table:table-row table:style-name="ro1">
          <table:table-cell office:value-type="string" calcext:value-type="string">
            <text:p>../passo3/perlin/n_4/r_24.txt</text:p>
          </table:table-cell>
          <table:table-cell office:value-type="float" office:value="1.57799994946" calcext:value-type="float">
            <text:p>1.5779999495</text:p>
          </table:table-cell>
          <table:table-cell office:value-type="float" office:value="1" calcext:value-type="float">
            <text:p>1</text:p>
          </table:table-cell>
          <table:table-cell office:value-type="float" office:value="0.421882629395" calcext:value-type="float">
            <text:p>0.4218826294</text:p>
          </table:table-cell>
        </table:table-row>
        <table:table-row table:style-name="ro1">
          <table:table-cell office:value-type="string" calcext:value-type="string">
            <text:p>../passo3/perlin/n_4/r_25.txt</text:p>
          </table:table-cell>
          <table:table-cell office:value-type="float" office:value="1.57000005245" calcext:value-type="float">
            <text:p>1.5700000525</text:p>
          </table:table-cell>
          <table:table-cell office:value-type="float" office:value="1" calcext:value-type="float">
            <text:p>1</text:p>
          </table:table-cell>
          <table:table-cell office:value-type="float" office:value="0.429595828056" calcext:value-type="float">
            <text:p>0.4295958281</text:p>
          </table:table-cell>
        </table:table-row>
        <table:table-row table:style-name="ro1">
          <table:table-cell office:value-type="string" calcext:value-type="string">
            <text:p>../passo3/perlin/n_4/r_26.txt</text:p>
          </table:table-cell>
          <table:table-cell office:value-type="float" office:value="1.49800002575" calcext:value-type="float">
            <text:p>1.4980000258</text:p>
          </table:table-cell>
          <table:table-cell office:value-type="float" office:value="1" calcext:value-type="float">
            <text:p>1</text:p>
          </table:table-cell>
          <table:table-cell office:value-type="float" office:value="0.502164244652" calcext:value-type="float">
            <text:p>0.5021642447</text:p>
          </table:table-cell>
        </table:table-row>
        <table:table-row table:style-name="ro1">
          <table:table-cell office:value-type="string" calcext:value-type="string">
            <text:p>../passo3/perlin/n_4/r_27.txt</text:p>
          </table:table-cell>
          <table:table-cell office:value-type="float" office:value="1.50800001621" calcext:value-type="float">
            <text:p>1.5080000162</text:p>
          </table:table-cell>
          <table:table-cell office:value-type="float" office:value="1" calcext:value-type="float">
            <text:p>1</text:p>
          </table:table-cell>
          <table:table-cell office:value-type="float" office:value="0.492303162813" calcext:value-type="float">
            <text:p>0.4923031628</text:p>
          </table:table-cell>
        </table:table-row>
        <table:table-row table:style-name="ro1">
          <table:table-cell office:value-type="string" calcext:value-type="string">
            <text:p>../passo3/perlin/n_4/r_28.txt</text:p>
          </table:table-cell>
          <table:table-cell office:value-type="float" office:value="1.28999996185" calcext:value-type="float">
            <text:p>1.2899999619</text:p>
          </table:table-cell>
          <table:table-cell office:value-type="float" office:value="1" calcext:value-type="float">
            <text:p>1</text:p>
          </table:table-cell>
          <table:table-cell office:value-type="float" office:value="0.710210740566" calcext:value-type="float">
            <text:p>0.7102107406</text:p>
          </table:table-cell>
        </table:table-row>
        <table:table-row table:style-name="ro1">
          <table:table-cell office:value-type="string" calcext:value-type="string">
            <text:p>../passo3/perlin/n_4/r_29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2879415154" calcext:value-type="float">
            <text:p>0.0732879415</text:p>
          </table:table-cell>
        </table:table-row>
        <table:table-row table:style-name="ro1">
          <table:table-cell office:value-type="string" calcext:value-type="string">
            <text:p>../passo3/perlin/n_4/r_2.txt</text:p>
          </table:table-cell>
          <table:table-cell office:value-type="float" office:value="1.61099994183" calcext:value-type="float">
            <text:p>1.6109999418</text:p>
          </table:table-cell>
          <table:table-cell office:value-type="float" office:value="1" calcext:value-type="float">
            <text:p>1</text:p>
          </table:table-cell>
          <table:table-cell office:value-type="float" office:value="0.389259308577" calcext:value-type="float">
            <text:p>0.3892593086</text:p>
          </table:table-cell>
        </table:table-row>
        <table:table-row table:style-name="ro1">
          <table:table-cell office:value-type="string" calcext:value-type="string">
            <text:p>../passo3/perlin/n_4/r_30.txt</text:p>
          </table:table-cell>
          <table:table-cell office:value-type="float" office:value="1.25300002098" calcext:value-type="float">
            <text:p>1.253000021</text:p>
          </table:table-cell>
          <table:table-cell office:value-type="float" office:value="1" calcext:value-type="float">
            <text:p>1</text:p>
          </table:table-cell>
          <table:table-cell office:value-type="float" office:value="0.747319936752" calcext:value-type="float">
            <text:p>0.7473199368</text:p>
          </table:table-cell>
        </table:table-row>
        <table:table-row table:style-name="ro1">
          <table:table-cell office:value-type="string" calcext:value-type="string">
            <text:p>../passo3/perlin/n_4/r_31.txt</text:p>
          </table:table-cell>
          <table:table-cell office:value-type="float" office:value="1.77199995518" calcext:value-type="float">
            <text:p>1.7719999552</text:p>
          </table:table-cell>
          <table:table-cell office:value-type="float" office:value="1" calcext:value-type="float">
            <text:p>1</text:p>
          </table:table-cell>
          <table:table-cell office:value-type="float" office:value="0.228482738137" calcext:value-type="float">
            <text:p>0.2284827381</text:p>
          </table:table-cell>
        </table:table-row>
        <table:table-row table:style-name="ro1">
          <table:table-cell office:value-type="string" calcext:value-type="string">
            <text:p>../passo3/perlin/n_4/r_32.txt</text:p>
          </table:table-cell>
          <table:table-cell office:value-type="float" office:value="1.60300004482" calcext:value-type="float">
            <text:p>1.6030000448</text:p>
          </table:table-cell>
          <table:table-cell office:value-type="float" office:value="1" calcext:value-type="float">
            <text:p>1</text:p>
          </table:table-cell>
          <table:table-cell office:value-type="float" office:value="0.396914958954" calcext:value-type="float">
            <text:p>0.396914959</text:p>
          </table:table-cell>
        </table:table-row>
        <table:table-row table:style-name="ro1">
          <table:table-cell office:value-type="string" calcext:value-type="string">
            <text:p>../passo3/perlin/n_4/r_33.txt</text:p>
          </table:table-cell>
          <table:table-cell office:value-type="float" office:value="1.66799998283" calcext:value-type="float">
            <text:p>1.6679999828</text:p>
          </table:table-cell>
          <table:table-cell office:value-type="float" office:value="1" calcext:value-type="float">
            <text:p>1</text:p>
          </table:table-cell>
          <table:table-cell office:value-type="float" office:value="0.332405894995" calcext:value-type="float">
            <text:p>0.332405895</text:p>
          </table:table-cell>
        </table:table-row>
        <table:table-row table:style-name="ro1">
          <table:table-cell office:value-type="string" calcext:value-type="string">
            <text:p>../passo3/perlin/n_4/r_34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351309061" calcext:value-type="float">
            <text:p>0.1323513091</text:p>
          </table:table-cell>
        </table:table-row>
        <table:table-row table:style-name="ro1">
          <table:table-cell office:value-type="string" calcext:value-type="string">
            <text:p>../passo3/perlin/n_4/r_35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0804749727" calcext:value-type="float">
            <text:p>0.1908047497</text:p>
          </table:table-cell>
        </table:table-row>
        <table:table-row table:style-name="ro1">
          <table:table-cell office:value-type="string" calcext:value-type="string">
            <text:p>../passo3/perlin/n_4/r_36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3126929998" calcext:value-type="float">
            <text:p>0.27312693</text:p>
          </table:table-cell>
        </table:table-row>
        <table:table-row table:style-name="ro1">
          <table:table-cell office:value-type="string" calcext:value-type="string">
            <text:p>../passo3/perlin/n_4/r_37.txt</text:p>
          </table:table-cell>
          <table:table-cell office:value-type="float" office:value="1.46800005436" calcext:value-type="float">
            <text:p>1.4680000544</text:p>
          </table:table-cell>
          <table:table-cell office:value-type="float" office:value="1" calcext:value-type="float">
            <text:p>1</text:p>
          </table:table-cell>
          <table:table-cell office:value-type="float" office:value="0.531968295574" calcext:value-type="float">
            <text:p>0.5319682956</text:p>
          </table:table-cell>
        </table:table-row>
        <table:table-row table:style-name="ro1">
          <table:table-cell office:value-type="string" calcext:value-type="string">
            <text:p>../passo3/perlin/n_4/r_38.txt</text:p>
          </table:table-cell>
          <table:table-cell office:value-type="float" office:value="1.61699998379" calcext:value-type="float">
            <text:p>1.6169999838</text:p>
          </table:table-cell>
          <table:table-cell office:value-type="float" office:value="1" calcext:value-type="float">
            <text:p>1</text:p>
          </table:table-cell>
          <table:table-cell office:value-type="float" office:value="0.38344681263" calcext:value-type="float">
            <text:p>0.3834468126</text:p>
          </table:table-cell>
        </table:table-row>
        <table:table-row table:style-name="ro1">
          <table:table-cell office:value-type="string" calcext:value-type="string">
            <text:p>../passo3/perlin/n_4/r_39.txt</text:p>
          </table:table-cell>
          <table:table-cell office:value-type="float" office:value="1.78600001335" calcext:value-type="float">
            <text:p>1.7860000134</text:p>
          </table:table-cell>
          <table:table-cell office:value-type="float" office:value="1" calcext:value-type="float">
            <text:p>1</text:p>
          </table:table-cell>
          <table:table-cell office:value-type="float" office:value="0.214081317186" calcext:value-type="float">
            <text:p>0.2140813172</text:p>
          </table:table-cell>
        </table:table-row>
        <table:table-row table:style-name="ro1">
          <table:table-cell office:value-type="string" calcext:value-type="string">
            <text:p>../passo3/perlin/n_4/r_3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59902840853" calcext:value-type="float">
            <text:p>0.1599028409</text:p>
          </table:table-cell>
        </table:table-row>
        <table:table-row table:style-name="ro1">
          <table:table-cell office:value-type="string" calcext:value-type="string">
            <text:p>../passo3/perlin/n_4/r_40.txt</text:p>
          </table:table-cell>
          <table:table-cell office:value-type="float" office:value="1.51999998093" calcext:value-type="float">
            <text:p>1.5199999809</text:p>
          </table:table-cell>
          <table:table-cell office:value-type="float" office:value="1" calcext:value-type="float">
            <text:p>1</text:p>
          </table:table-cell>
          <table:table-cell office:value-type="float" office:value="0.480048269033" calcext:value-type="float">
            <text:p>0.480048269</text:p>
          </table:table-cell>
        </table:table-row>
        <table:table-row table:style-name="ro1">
          <table:table-cell office:value-type="string" calcext:value-type="string">
            <text:p>../passo3/perlin/n_4/r_41.txt</text:p>
          </table:table-cell>
          <table:table-cell office:value-type="float" office:value="1.36699998379" calcext:value-type="float">
            <text:p>1.3669999838</text:p>
          </table:table-cell>
          <table:table-cell office:value-type="float" office:value="1" calcext:value-type="float">
            <text:p>1</text:p>
          </table:table-cell>
          <table:table-cell office:value-type="float" office:value="0.633116662502" calcext:value-type="float">
            <text:p>0.6331166625</text:p>
          </table:table-cell>
        </table:table-row>
        <table:table-row table:style-name="ro1">
          <table:table-cell office:value-type="string" calcext:value-type="string">
            <text:p>../passo3/perlin/n_4/r_42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077447534" calcext:value-type="float">
            <text:p>0.2310774475</text:p>
          </table:table-cell>
        </table:table-row>
        <table:table-row table:style-name="ro1">
          <table:table-cell office:value-type="string" calcext:value-type="string">
            <text:p>../passo3/perlin/n_4/r_43.txt</text:p>
          </table:table-cell>
          <table:table-cell office:value-type="float" office:value="1.76699995995" calcext:value-type="float">
            <text:p>1.76699996</text:p>
          </table:table-cell>
          <table:table-cell office:value-type="float" office:value="1" calcext:value-type="float">
            <text:p>1</text:p>
          </table:table-cell>
          <table:table-cell office:value-type="float" office:value="0.233051985502" calcext:value-type="float">
            <text:p>0.2330519855</text:p>
          </table:table-cell>
        </table:table-row>
        <table:table-row table:style-name="ro1">
          <table:table-cell office:value-type="string" calcext:value-type="string">
            <text:p>../passo3/perlin/n_4/r_44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92039156" calcext:value-type="float">
            <text:p>0.2312920392</text:p>
          </table:table-cell>
        </table:table-row>
        <table:table-row table:style-name="ro1">
          <table:table-cell office:value-type="string" calcext:value-type="string">
            <text:p>../passo3/perlin/n_4/r_45.txt</text:p>
          </table:table-cell>
          <table:table-cell office:value-type="float" office:value="1.74800002575" calcext:value-type="float">
            <text:p>1.7480000258</text:p>
          </table:table-cell>
          <table:table-cell office:value-type="float" office:value="1" calcext:value-type="float">
            <text:p>1</text:p>
          </table:table-cell>
          <table:table-cell office:value-type="float" office:value="0.25201010704" calcext:value-type="float">
            <text:p>0.252010107</text:p>
          </table:table-cell>
        </table:table-row>
        <table:table-row table:style-name="ro1">
          <table:table-cell office:value-type="string" calcext:value-type="string">
            <text:p>../passo3/perlin/n_4/r_46.txt</text:p>
          </table:table-cell>
          <table:table-cell office:value-type="float" office:value="1.51199996471" calcext:value-type="float">
            <text:p>1.5119999647</text:p>
          </table:table-cell>
          <table:table-cell office:value-type="float" office:value="1" calcext:value-type="float">
            <text:p>1</text:p>
          </table:table-cell>
          <table:table-cell office:value-type="float" office:value="0.488399624825" calcext:value-type="float">
            <text:p>0.4883996248</text:p>
          </table:table-cell>
        </table:table-row>
        <table:table-row table:style-name="ro1">
          <table:table-cell office:value-type="string" calcext:value-type="string">
            <text:p>../passo3/perlin/n_4/r_47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1" calcext:value-type="float">
            <text:p>1</text:p>
          </table:table-cell>
          <table:table-cell office:value-type="float" office:value="0.232485115528" calcext:value-type="float">
            <text:p>0.2324851155</text:p>
          </table:table-cell>
        </table:table-row>
        <table:table-row table:style-name="ro1">
          <table:table-cell office:value-type="string" calcext:value-type="string">
            <text:p>../passo3/perlin/n_4/r_48.txt</text:p>
          </table:table-cell>
          <table:table-cell office:value-type="float" office:value="1.71099996567" calcext:value-type="float">
            <text:p>1.7109999657</text:p>
          </table:table-cell>
          <table:table-cell office:value-type="float" office:value="1" calcext:value-type="float">
            <text:p>1</text:p>
          </table:table-cell>
          <table:table-cell office:value-type="float" office:value="0.288600832224" calcext:value-type="float">
            <text:p>0.2886008322</text:p>
          </table:table-cell>
        </table:table-row>
        <table:table-row table:style-name="ro1">
          <table:table-cell office:value-type="string" calcext:value-type="string">
            <text:p>../passo3/perlin/n_4/r_49.txt</text:p>
          </table:table-cell>
          <table:table-cell office:value-type="float" office:value="1.65199995041" calcext:value-type="float">
            <text:p>1.6519999504</text:p>
          </table:table-cell>
          <table:table-cell office:value-type="float" office:value="1" calcext:value-type="float">
            <text:p>1</text:p>
          </table:table-cell>
          <table:table-cell office:value-type="float" office:value="0.348441064358" calcext:value-type="float">
            <text:p>0.3484410644</text:p>
          </table:table-cell>
        </table:table-row>
        <table:table-row table:style-name="ro1">
          <table:table-cell office:value-type="string" calcext:value-type="string">
            <text:p>../passo3/perlin/n_4/r_4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763086796" calcext:value-type="float">
            <text:p>0.1837630868</text:p>
          </table:table-cell>
        </table:table-row>
        <table:table-row table:style-name="ro1">
          <table:table-cell office:value-type="string" calcext:value-type="string">
            <text:p>../passo3/perlin/n_4/r_50.txt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0.37517991662" calcext:value-type="float">
            <text:p>0.3751799166</text:p>
          </table:table-cell>
        </table:table-row>
        <table:table-row table:style-name="ro1">
          <table:table-cell office:value-type="string" calcext:value-type="string">
            <text:p>../passo3/perlin/n_4/r_51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23566371202" calcext:value-type="float">
            <text:p>0.0923566371</text:p>
          </table:table-cell>
        </table:table-row>
        <table:table-row table:style-name="ro1">
          <table:table-cell office:value-type="string" calcext:value-type="string">
            <text:p>../passo3/perlin/n_4/r_52.txt</text:p>
          </table:table-cell>
          <table:table-cell office:value-type="float" office:value="1.42700004578" calcext:value-type="float">
            <text:p>1.4270000458</text:p>
          </table:table-cell>
          <table:table-cell office:value-type="float" office:value="1" calcext:value-type="float">
            <text:p>1</text:p>
          </table:table-cell>
          <table:table-cell office:value-type="float" office:value="0.572847545147" calcext:value-type="float">
            <text:p>0.5728475451</text:p>
          </table:table-cell>
        </table:table-row>
        <table:table-row table:style-name="ro1">
          <table:table-cell office:value-type="string" calcext:value-type="string">
            <text:p>../passo3/perlin/n_4/r_53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20298542082" calcext:value-type="float">
            <text:p>0.1202985421</text:p>
          </table:table-cell>
        </table:table-row>
        <table:table-row table:style-name="ro1">
          <table:table-cell office:value-type="string" calcext:value-type="string">
            <text:p>../passo3/perlin/n_4/r_54.txt</text:p>
          </table:table-cell>
          <table:table-cell office:value-type="float" office:value="1.7159999609" calcext:value-type="float">
            <text:p>1.7159999609</text:p>
          </table:table-cell>
          <table:table-cell office:value-type="float" office:value="1" calcext:value-type="float">
            <text:p>1</text:p>
          </table:table-cell>
          <table:table-cell office:value-type="float" office:value="0.283783525229" calcext:value-type="float">
            <text:p>0.2837835252</text:p>
          </table:table-cell>
        </table:table-row>
        <table:table-row table:style-name="ro1">
          <table:table-cell office:value-type="string" calcext:value-type="string">
            <text:p>../passo3/perlin/n_4/r_55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1" calcext:value-type="float">
            <text:p>1</text:p>
          </table:table-cell>
          <table:table-cell office:value-type="float" office:value="0.239592090249" calcext:value-type="float">
            <text:p>0.2395920902</text:p>
          </table:table-cell>
        </table:table-row>
        <table:table-row table:style-name="ro1">
          <table:table-cell office:value-type="string" calcext:value-type="string">
            <text:p>../passo3/perlin/n_4/r_56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86157378554" calcext:value-type="float">
            <text:p>0.0886157379</text:p>
          </table:table-cell>
        </table:table-row>
        <table:table-row table:style-name="ro1">
          <table:table-cell office:value-type="string" calcext:value-type="string">
            <text:p>../passo3/perlin/n_4/r_57.txt</text:p>
          </table:table-cell>
          <table:table-cell office:value-type="float" office:value="1.67900002003" calcext:value-type="float">
            <text:p>1.67900002</text:p>
          </table:table-cell>
          <table:table-cell office:value-type="float" office:value="1" calcext:value-type="float">
            <text:p>1</text:p>
          </table:table-cell>
          <table:table-cell office:value-type="float" office:value="0.321230888367" calcext:value-type="float">
            <text:p>0.3212308884</text:p>
          </table:table-cell>
        </table:table-row>
        <table:table-row table:style-name="ro1">
          <table:table-cell office:value-type="string" calcext:value-type="string">
            <text:p>../passo3/perlin/n_4/r_58.txt</text:p>
          </table:table-cell>
          <table:table-cell office:value-type="float" office:value="1.43499994278" calcext:value-type="float">
            <text:p>1.4349999428</text:p>
          </table:table-cell>
          <table:table-cell office:value-type="float" office:value="1" calcext:value-type="float">
            <text:p>1</text:p>
          </table:table-cell>
          <table:table-cell office:value-type="float" office:value="0.565136253834" calcext:value-type="float">
            <text:p>0.5651362538</text:p>
          </table:table-cell>
        </table:table-row>
        <table:table-row table:style-name="ro1">
          <table:table-cell office:value-type="string" calcext:value-type="string">
            <text:p>../passo3/perlin/n_4/r_59.txt</text:p>
          </table:table-cell>
          <table:table-cell office:value-type="float" office:value="1.11099994183" calcext:value-type="float">
            <text:p>1.1109999418</text:p>
          </table:table-cell>
          <table:table-cell office:value-type="float" office:value="1" calcext:value-type="float">
            <text:p>1</text:p>
          </table:table-cell>
          <table:table-cell office:value-type="float" office:value="0.888699769974" calcext:value-type="float">
            <text:p>0.88869977</text:p>
          </table:table-cell>
        </table:table-row>
        <table:table-row table:style-name="ro1">
          <table:table-cell office:value-type="string" calcext:value-type="string">
            <text:p>../passo3/perlin/n_4/r_5.txt</text:p>
          </table:table-cell>
          <table:table-cell office:value-type="float" office:value="1.50300002098" calcext:value-type="float">
            <text:p>1.503000021</text:p>
          </table:table-cell>
          <table:table-cell office:value-type="float" office:value="1" calcext:value-type="float">
            <text:p>1</text:p>
          </table:table-cell>
          <table:table-cell office:value-type="float" office:value="0.497048556805" calcext:value-type="float">
            <text:p>0.4970485568</text:p>
          </table:table-cell>
        </table:table-row>
        <table:table-row table:style-name="ro1">
          <table:table-cell office:value-type="string" calcext:value-type="string">
            <text:p>../passo3/perlin/n_4/r_60.txt</text:p>
          </table:table-cell>
          <table:table-cell office:value-type="float" office:value="1.38699996471" calcext:value-type="float">
            <text:p>1.3869999647</text:p>
          </table:table-cell>
          <table:table-cell office:value-type="float" office:value="1" calcext:value-type="float">
            <text:p>1</text:p>
          </table:table-cell>
          <table:table-cell office:value-type="float" office:value="0.612758934498" calcext:value-type="float">
            <text:p>0.6127589345</text:p>
          </table:table-cell>
        </table:table-row>
        <table:table-row table:style-name="ro1">
          <table:table-cell office:value-type="string" calcext:value-type="string">
            <text:p>../passo3/perlin/n_4/r_61.txt</text:p>
          </table:table-cell>
          <table:table-cell office:value-type="float" office:value="1.44599997997" calcext:value-type="float">
            <text:p>1.44599998</text:p>
          </table:table-cell>
          <table:table-cell office:value-type="float" office:value="1" calcext:value-type="float">
            <text:p>1</text:p>
          </table:table-cell>
          <table:table-cell office:value-type="float" office:value="0.553543448448" calcext:value-type="float">
            <text:p>0.5535434484</text:p>
          </table:table-cell>
        </table:table-row>
        <table:table-row table:style-name="ro1">
          <table:table-cell office:value-type="string" calcext:value-type="string">
            <text:p>../passo3/perlin/n_4/r_62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8125946522" calcext:value-type="float">
            <text:p>0.1481259465</text:p>
          </table:table-cell>
        </table:table-row>
        <table:table-row table:style-name="ro1">
          <table:table-cell office:value-type="string" calcext:value-type="string">
            <text:p>../passo3/perlin/n_4/r_63.txt</text:p>
          </table:table-cell>
          <table:table-cell office:value-type="float" office:value="1.39100003242" calcext:value-type="float">
            <text:p>1.3910000324</text:p>
          </table:table-cell>
          <table:table-cell office:value-type="float" office:value="1" calcext:value-type="float">
            <text:p>1</text:p>
          </table:table-cell>
          <table:table-cell office:value-type="float" office:value="0.609367489815" calcext:value-type="float">
            <text:p>0.6093674898</text:p>
          </table:table-cell>
        </table:table-row>
        <table:table-row table:style-name="ro1">
          <table:table-cell office:value-type="string" calcext:value-type="string">
            <text:p>../passo3/perlin/n_4/r_64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113107383" calcext:value-type="float">
            <text:p>0.1031131074</text:p>
          </table:table-cell>
        </table:table-row>
        <table:table-row table:style-name="ro1">
          <table:table-cell office:value-type="string" calcext:value-type="string">
            <text:p>../passo3/perlin/n_4/r_65.txt</text:p>
          </table:table-cell>
          <table:table-cell office:value-type="float" office:value="1.66400003433" calcext:value-type="float">
            <text:p>1.6640000343</text:p>
          </table:table-cell>
          <table:table-cell office:value-type="float" office:value="1" calcext:value-type="float">
            <text:p>1</text:p>
          </table:table-cell>
          <table:table-cell office:value-type="float" office:value="0.335759729147" calcext:value-type="float">
            <text:p>0.3357597291</text:p>
          </table:table-cell>
        </table:table-row>
        <table:table-row table:style-name="ro1">
          <table:table-cell office:value-type="string" calcext:value-type="string">
            <text:p>../passo3/perlin/n_4/r_66.txt</text:p>
          </table:table-cell>
          <table:table-cell office:value-type="float" office:value="1.45299994946" calcext:value-type="float">
            <text:p>1.4529999495</text:p>
          </table:table-cell>
          <table:table-cell office:value-type="float" office:value="1" calcext:value-type="float">
            <text:p>1</text:p>
          </table:table-cell>
          <table:table-cell office:value-type="float" office:value="0.546754717827" calcext:value-type="float">
            <text:p>0.5467547178</text:p>
          </table:table-cell>
        </table:table-row>
        <table:table-row table:style-name="ro1">
          <table:table-cell office:value-type="string" calcext:value-type="string">
            <text:p>../passo3/perlin/n_4/r_67.txt</text:p>
          </table:table-cell>
          <table:table-cell office:value-type="float" office:value="1.45899999142" calcext:value-type="float">
            <text:p>1.4589999914</text:p>
          </table:table-cell>
          <table:table-cell office:value-type="float" office:value="1" calcext:value-type="float">
            <text:p>1</text:p>
          </table:table-cell>
          <table:table-cell office:value-type="float" office:value="0.540778040886" calcext:value-type="float">
            <text:p>0.5407780409</text:p>
          </table:table-cell>
        </table:table-row>
        <table:table-row table:style-name="ro1">
          <table:table-cell office:value-type="string" calcext:value-type="string">
            <text:p>../passo3/perlin/n_4/r_68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90043443441" calcext:value-type="float">
            <text:p>0.2900434434</text:p>
          </table:table-cell>
        </table:table-row>
        <table:table-row table:style-name="ro1">
          <table:table-cell office:value-type="string" calcext:value-type="string">
            <text:p>../passo3/perlin/n_4/r_69.txt</text:p>
          </table:table-cell>
          <table:table-cell office:value-type="float" office:value="1.62699997425" calcext:value-type="float">
            <text:p>1.6269999743</text:p>
          </table:table-cell>
          <table:table-cell office:value-type="float" office:value="1" calcext:value-type="float">
            <text:p>1</text:p>
          </table:table-cell>
          <table:table-cell office:value-type="float" office:value="0.373149484396" calcext:value-type="float">
            <text:p>0.3731494844</text:p>
          </table:table-cell>
        </table:table-row>
        <table:table-row table:style-name="ro1">
          <table:table-cell office:value-type="string" calcext:value-type="string">
            <text:p>../passo3/perlin/n_4/r_6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28340137" calcext:value-type="float">
            <text:p>0.0792834014</text:p>
          </table:table-cell>
        </table:table-row>
        <table:table-row table:style-name="ro1">
          <table:table-cell office:value-type="string" calcext:value-type="string">
            <text:p>../passo3/perlin/n_4/r_70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1196737289" calcext:value-type="float">
            <text:p>0.1311967373</text:p>
          </table:table-cell>
        </table:table-row>
        <table:table-row table:style-name="ro1">
          <table:table-cell office:value-type="string" calcext:value-type="string">
            <text:p>../passo3/perlin/n_4/r_71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2659392953" calcext:value-type="float">
            <text:p>0.0692659393</text:p>
          </table:table-cell>
        </table:table-row>
        <table:table-row table:style-name="ro1">
          <table:table-cell office:value-type="string" calcext:value-type="string">
            <text:p>../passo3/perlin/n_4/r_72.txt</text:p>
          </table:table-cell>
          <table:table-cell office:value-type="float" office:value="1.1779999733" calcext:value-type="float">
            <text:p>1.1779999733</text:p>
          </table:table-cell>
          <table:table-cell office:value-type="float" office:value="1" calcext:value-type="float">
            <text:p>1</text:p>
          </table:table-cell>
          <table:table-cell office:value-type="float" office:value="0.821969926357" calcext:value-type="float">
            <text:p>0.8219699264</text:p>
          </table:table-cell>
        </table:table-row>
        <table:table-row table:style-name="ro1">
          <table:table-cell office:value-type="string" calcext:value-type="string">
            <text:p>../passo3/perlin/n_4/r_73.txt</text:p>
          </table:table-cell>
          <table:table-cell office:value-type="float" office:value="1.63499999046" calcext:value-type="float">
            <text:p>1.6349999905</text:p>
          </table:table-cell>
          <table:table-cell office:value-type="float" office:value="1" calcext:value-type="float">
            <text:p>1</text:p>
          </table:table-cell>
          <table:table-cell office:value-type="float" office:value="0.365312129259" calcext:value-type="float">
            <text:p>0.3653121293</text:p>
          </table:table-cell>
        </table:table-row>
        <table:table-row table:style-name="ro1">
          <table:table-cell office:value-type="string" calcext:value-type="string">
            <text:p>../passo3/perlin/n_4/r_74.txt</text:p>
          </table:table-cell>
          <table:table-cell office:value-type="float" office:value="1.55499994755" calcext:value-type="float">
            <text:p>1.5549999476</text:p>
          </table:table-cell>
          <table:table-cell office:value-type="float" office:value="1" calcext:value-type="float">
            <text:p>1</text:p>
          </table:table-cell>
          <table:table-cell office:value-type="float" office:value="0.445085078478" calcext:value-type="float">
            <text:p>0.4450850785</text:p>
          </table:table-cell>
        </table:table-row>
        <table:table-row table:style-name="ro1">
          <table:table-cell office:value-type="string" calcext:value-type="string">
            <text:p>../passo3/perlin/n_4/r_75.txt</text:p>
          </table:table-cell>
          <table:table-cell office:value-type="float" office:value="1.52300000191" calcext:value-type="float">
            <text:p>1.5230000019</text:p>
          </table:table-cell>
          <table:table-cell office:value-type="float" office:value="1" calcext:value-type="float">
            <text:p>1</text:p>
          </table:table-cell>
          <table:table-cell office:value-type="float" office:value="0.476640373468" calcext:value-type="float">
            <text:p>0.4766403735</text:p>
          </table:table-cell>
        </table:table-row>
        <table:table-row table:style-name="ro1">
          <table:table-cell office:value-type="string" calcext:value-type="string">
            <text:p>../passo3/perlin/n_4/r_76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650137663" calcext:value-type="float">
            <text:p>0.1256501377</text:p>
          </table:table-cell>
        </table:table-row>
        <table:table-row table:style-name="ro1">
          <table:table-cell office:value-type="string" calcext:value-type="string">
            <text:p>../passo3/perlin/n_4/r_77.txt</text:p>
          </table:table-cell>
          <table:table-cell office:value-type="float" office:value="1.46000003815" calcext:value-type="float">
            <text:p>1.4600000382</text:p>
          </table:table-cell>
          <table:table-cell office:value-type="float" office:value="1" calcext:value-type="float">
            <text:p>1</text:p>
          </table:table-cell>
          <table:table-cell office:value-type="float" office:value="0.540084242821" calcext:value-type="float">
            <text:p>0.5400842428</text:p>
          </table:table-cell>
        </table:table-row>
        <table:table-row table:style-name="ro1">
          <table:table-cell office:value-type="string" calcext:value-type="string">
            <text:p>../passo3/perlin/n_4/r_78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0588597357" calcext:value-type="float">
            <text:p>0.1005885974</text:p>
          </table:table-cell>
        </table:table-row>
        <table:table-row table:style-name="ro1">
          <table:table-cell office:value-type="string" calcext:value-type="string">
            <text:p>../passo3/perlin/n_4/r_79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5615716" calcext:value-type="float">
            <text:p>0.2312561572</text:p>
          </table:table-cell>
        </table:table-row>
        <table:table-row table:style-name="ro1">
          <table:table-cell office:value-type="string" calcext:value-type="string">
            <text:p>../passo3/perlin/n_4/r_7.txt</text:p>
          </table:table-cell>
          <table:table-cell office:value-type="float" office:value="1.46000003815" calcext:value-type="float">
            <text:p>1.4600000382</text:p>
          </table:table-cell>
          <table:table-cell office:value-type="float" office:value="1" calcext:value-type="float">
            <text:p>1</text:p>
          </table:table-cell>
          <table:table-cell office:value-type="float" office:value="0.54036450386" calcext:value-type="float">
            <text:p>0.5403645039</text:p>
          </table:table-cell>
        </table:table-row>
        <table:table-row table:style-name="ro1">
          <table:table-cell office:value-type="string" calcext:value-type="string">
            <text:p>../passo3/perlin/n_4/r_80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1" calcext:value-type="float">
            <text:p>1</text:p>
          </table:table-cell>
          <table:table-cell office:value-type="float" office:value="0.174936592579" calcext:value-type="float">
            <text:p>0.1749365926</text:p>
          </table:table-cell>
        </table:table-row>
        <table:table-row table:style-name="ro1">
          <table:table-cell office:value-type="string" calcext:value-type="string">
            <text:p>../passo3/perlin/n_4/r_81.txt</text:p>
          </table:table-cell>
          <table:table-cell office:value-type="float" office:value="1.49399995804" calcext:value-type="float">
            <text:p>1.493999958</text:p>
          </table:table-cell>
          <table:table-cell office:value-type="float" office:value="1" calcext:value-type="float">
            <text:p>1</text:p>
          </table:table-cell>
          <table:table-cell office:value-type="float" office:value="0.506376683712" calcext:value-type="float">
            <text:p>0.5063766837</text:p>
          </table:table-cell>
        </table:table-row>
        <table:table-row table:style-name="ro1">
          <table:table-cell office:value-type="string" calcext:value-type="string">
            <text:p>../passo3/perlin/n_4/r_82.txt</text:p>
          </table:table-cell>
          <table:table-cell office:value-type="float" office:value="1.18400001526" calcext:value-type="float">
            <text:p>1.1840000153</text:p>
          </table:table-cell>
          <table:table-cell office:value-type="float" office:value="1" calcext:value-type="float">
            <text:p>1</text:p>
          </table:table-cell>
          <table:table-cell office:value-type="float" office:value="0.816084504128" calcext:value-type="float">
            <text:p>0.8160845041</text:p>
          </table:table-cell>
        </table:table-row>
        <table:table-row table:style-name="ro1">
          <table:table-cell office:value-type="string" calcext:value-type="string">
            <text:p>../passo3/perlin/n_4/r_83.txt</text:p>
          </table:table-cell>
          <table:table-cell office:value-type="float" office:value="1.44299995899" calcext:value-type="float">
            <text:p>1.442999959</text:p>
          </table:table-cell>
          <table:table-cell office:value-type="float" office:value="1" calcext:value-type="float">
            <text:p>1</text:p>
          </table:table-cell>
          <table:table-cell office:value-type="float" office:value="0.556713104248" calcext:value-type="float">
            <text:p>0.5567131042</text:p>
          </table:table-cell>
        </table:table-row>
        <table:table-row table:style-name="ro1">
          <table:table-cell office:value-type="string" calcext:value-type="string">
            <text:p>../passo3/perlin/n_4/r_84.txt</text:p>
          </table:table-cell>
          <table:table-cell office:value-type="float" office:value="1.73599994183" calcext:value-type="float">
            <text:p>1.7359999418</text:p>
          </table:table-cell>
          <table:table-cell office:value-type="float" office:value="1" calcext:value-type="float">
            <text:p>1</text:p>
          </table:table-cell>
          <table:table-cell office:value-type="float" office:value="0.264136016369" calcext:value-type="float">
            <text:p>0.2641360164</text:p>
          </table:table-cell>
        </table:table-row>
        <table:table-row table:style-name="ro1">
          <table:table-cell office:value-type="string" calcext:value-type="string">
            <text:p>../passo3/perlin/n_4/r_85.txt</text:p>
          </table:table-cell>
          <table:table-cell office:value-type="float" office:value="1.28600001335" calcext:value-type="float">
            <text:p>1.2860000134</text:p>
          </table:table-cell>
          <table:table-cell office:value-type="float" office:value="1" calcext:value-type="float">
            <text:p>1</text:p>
          </table:table-cell>
          <table:table-cell office:value-type="float" office:value="0.714257419109" calcext:value-type="float">
            <text:p>0.7142574191</text:p>
          </table:table-cell>
        </table:table-row>
        <table:table-row table:style-name="ro1">
          <table:table-cell office:value-type="string" calcext:value-type="string">
            <text:p>../passo3/perlin/n_4/r_86.txt</text:p>
          </table:table-cell>
          <table:table-cell office:value-type="float" office:value="1.62199997902" calcext:value-type="float">
            <text:p>1.621999979</text:p>
          </table:table-cell>
          <table:table-cell office:value-type="float" office:value="1" calcext:value-type="float">
            <text:p>1</text:p>
          </table:table-cell>
          <table:table-cell office:value-type="float" office:value="0.378278583288" calcext:value-type="float">
            <text:p>0.3782785833</text:p>
          </table:table-cell>
        </table:table-row>
        <table:table-row table:style-name="ro1">
          <table:table-cell office:value-type="string" calcext:value-type="string">
            <text:p>../passo3/perlin/n_4/r_87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4951646924" calcext:value-type="float">
            <text:p>0.1549516469</text:p>
          </table:table-cell>
        </table:table-row>
        <table:table-row table:style-name="ro1">
          <table:table-cell office:value-type="string" calcext:value-type="string">
            <text:p>../passo3/perlin/n_4/r_88.txt</text:p>
          </table:table-cell>
          <table:table-cell office:value-type="float" office:value="1.74899995327" calcext:value-type="float">
            <text:p>1.7489999533</text:p>
          </table:table-cell>
          <table:table-cell office:value-type="float" office:value="1" calcext:value-type="float">
            <text:p>1</text:p>
          </table:table-cell>
          <table:table-cell office:value-type="float" office:value="0.251359522343" calcext:value-type="float">
            <text:p>0.2513595223</text:p>
          </table:table-cell>
        </table:table-row>
        <table:table-row table:style-name="ro1">
          <table:table-cell office:value-type="string" calcext:value-type="string">
            <text:p>../passo3/perlin/n_4/r_89.txt</text:p>
          </table:table-cell>
          <table:table-cell office:value-type="float" office:value="1.73399996758" calcext:value-type="float">
            <text:p>1.7339999676</text:p>
          </table:table-cell>
          <table:table-cell office:value-type="float" office:value="1" calcext:value-type="float">
            <text:p>1</text:p>
          </table:table-cell>
          <table:table-cell office:value-type="float" office:value="0.265988171101" calcext:value-type="float">
            <text:p>0.2659881711</text:p>
          </table:table-cell>
        </table:table-row>
        <table:table-row table:style-name="ro1">
          <table:table-cell office:value-type="string" calcext:value-type="string">
            <text:p>../passo3/perlin/n_4/r_8.txt</text:p>
          </table:table-cell>
          <table:table-cell office:value-type="float" office:value="1.41700005531" calcext:value-type="float">
            <text:p>1.4170000553</text:p>
          </table:table-cell>
          <table:table-cell office:value-type="float" office:value="1" calcext:value-type="float">
            <text:p>1</text:p>
          </table:table-cell>
          <table:table-cell office:value-type="float" office:value="0.582685053349" calcext:value-type="float">
            <text:p>0.5826850533</text:p>
          </table:table-cell>
        </table:table-row>
        <table:table-row table:style-name="ro1">
          <table:table-cell office:value-type="string" calcext:value-type="string">
            <text:p>../passo3/perlin/n_4/r_90.txt</text:p>
          </table:table-cell>
          <table:table-cell office:value-type="float" office:value="1.6779999733" calcext:value-type="float">
            <text:p>1.6779999733</text:p>
          </table:table-cell>
          <table:table-cell office:value-type="float" office:value="1" calcext:value-type="float">
            <text:p>1</text:p>
          </table:table-cell>
          <table:table-cell office:value-type="float" office:value="0.321770429611" calcext:value-type="float">
            <text:p>0.3217704296</text:p>
          </table:table-cell>
        </table:table-row>
        <table:table-row table:style-name="ro1">
          <table:table-cell office:value-type="string" calcext:value-type="string">
            <text:p>../passo3/perlin/n_4/r_91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1" calcext:value-type="float">
            <text:p>1</text:p>
          </table:table-cell>
          <table:table-cell office:value-type="float" office:value="0.232486858964" calcext:value-type="float">
            <text:p>0.232486859</text:p>
          </table:table-cell>
        </table:table-row>
        <table:table-row table:style-name="ro1">
          <table:table-cell office:value-type="string" calcext:value-type="string">
            <text:p>../passo3/perlin/n_4/r_92.txt</text:p>
          </table:table-cell>
          <table:table-cell office:value-type="float" office:value="1.13699996471" calcext:value-type="float">
            <text:p>1.1369999647</text:p>
          </table:table-cell>
          <table:table-cell office:value-type="float" office:value="1" calcext:value-type="float">
            <text:p>1</text:p>
          </table:table-cell>
          <table:table-cell office:value-type="float" office:value="0.863299071789" calcext:value-type="float">
            <text:p>0.8632990718</text:p>
          </table:table-cell>
        </table:table-row>
        <table:table-row table:style-name="ro1">
          <table:table-cell office:value-type="string" calcext:value-type="string">
            <text:p>../passo3/perlin/n_4/r_93.txt</text:p>
          </table:table-cell>
          <table:table-cell office:value-type="float" office:value="1.66100001335" calcext:value-type="float">
            <text:p>1.6610000134</text:p>
          </table:table-cell>
          <table:table-cell office:value-type="float" office:value="1" calcext:value-type="float">
            <text:p>1</text:p>
          </table:table-cell>
          <table:table-cell office:value-type="float" office:value="0.338675558567" calcext:value-type="float">
            <text:p>0.3386755586</text:p>
          </table:table-cell>
        </table:table-row>
        <table:table-row table:style-name="ro1">
          <table:table-cell office:value-type="string" calcext:value-type="string">
            <text:p>../passo3/perlin/n_4/r_94.txt</text:p>
          </table:table-cell>
          <table:table-cell office:value-type="float" office:value="1.46700000763" calcext:value-type="float">
            <text:p>1.4670000076</text:p>
          </table:table-cell>
          <table:table-cell office:value-type="float" office:value="1" calcext:value-type="float">
            <text:p>1</text:p>
          </table:table-cell>
          <table:table-cell office:value-type="float" office:value="0.532892286777" calcext:value-type="float">
            <text:p>0.5328922868</text:p>
          </table:table-cell>
        </table:table-row>
        <table:table-row table:style-name="ro1">
          <table:table-cell office:value-type="string" calcext:value-type="string">
            <text:p>../passo3/perlin/n_4/r_95.txt</text:p>
          </table:table-cell>
          <table:table-cell office:value-type="float" office:value="1.74899995327" calcext:value-type="float">
            <text:p>1.7489999533</text:p>
          </table:table-cell>
          <table:table-cell office:value-type="float" office:value="1" calcext:value-type="float">
            <text:p>1</text:p>
          </table:table-cell>
          <table:table-cell office:value-type="float" office:value="0.251472979784" calcext:value-type="float">
            <text:p>0.2514729798</text:p>
          </table:table-cell>
        </table:table-row>
        <table:table-row table:style-name="ro1">
          <table:table-cell office:value-type="string" calcext:value-type="string">
            <text:p>../passo3/perlin/n_4/r_96.txt</text:p>
          </table:table-cell>
          <table:table-cell office:value-type="float" office:value="1.56400001049" calcext:value-type="float">
            <text:p>1.5640000105</text:p>
          </table:table-cell>
          <table:table-cell office:value-type="float" office:value="1" calcext:value-type="float">
            <text:p>1</text:p>
          </table:table-cell>
          <table:table-cell office:value-type="float" office:value="0.435885995626" calcext:value-type="float">
            <text:p>0.4358859956</text:p>
          </table:table-cell>
        </table:table-row>
        <table:table-row table:style-name="ro1">
          <table:table-cell office:value-type="string" calcext:value-type="string">
            <text:p>../passo3/perlin/n_4/r_97.txt</text:p>
          </table:table-cell>
          <table:table-cell office:value-type="float" office:value="1.46800005436" calcext:value-type="float">
            <text:p>1.4680000544</text:p>
          </table:table-cell>
          <table:table-cell office:value-type="float" office:value="1" calcext:value-type="float">
            <text:p>1</text:p>
          </table:table-cell>
          <table:table-cell office:value-type="float" office:value="0.532041251659" calcext:value-type="float">
            <text:p>0.5320412517</text:p>
          </table:table-cell>
        </table:table-row>
        <table:table-row table:style-name="ro1">
          <table:table-cell office:value-type="string" calcext:value-type="string">
            <text:p>../passo3/perlin/n_4/r_98.txt</text:p>
          </table:table-cell>
          <table:table-cell office:value-type="float" office:value="1.76300001144" calcext:value-type="float">
            <text:p>1.7630000114</text:p>
          </table:table-cell>
          <table:table-cell office:value-type="float" office:value="1" calcext:value-type="float">
            <text:p>1</text:p>
          </table:table-cell>
          <table:table-cell office:value-type="float" office:value="0.237283959985" calcext:value-type="float">
            <text:p>0.23728396</text:p>
          </table:table-cell>
        </table:table-row>
        <table:table-row table:style-name="ro1">
          <table:table-cell office:value-type="string" calcext:value-type="string">
            <text:p>../passo3/perlin/n_4/r_99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8136960268" calcext:value-type="float">
            <text:p>0.0681369603</text:p>
          </table:table-cell>
        </table:table-row>
        <table:table-row table:style-name="ro1">
          <table:table-cell office:value-type="string" calcext:value-type="string">
            <text:p>../passo3/perlin/n_4/r_9.txt</text:p>
          </table:table-cell>
          <table:table-cell office:value-type="float" office:value="1.65199995041" calcext:value-type="float">
            <text:p>1.6519999504</text:p>
          </table:table-cell>
          <table:table-cell office:value-type="float" office:value="1" calcext:value-type="float">
            <text:p>1</text:p>
          </table:table-cell>
          <table:table-cell office:value-type="float" office:value="0.348441064358" calcext:value-type="float">
            <text:p>0.34844106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6289699995521" calcext:value-type="float">
            <text:p>1.628969999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208094698659384" calcext:value-type="float">
            <text:p>0.2080946987</text:p>
          </table:table-cell>
          <table:table-cell table:number-columns-repeated="2"/>
        </table:table-row>
      </table:table>
      <table:table table:name="r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8/r_0.txt</text:p>
          </table:table-cell>
          <table:table-cell office:value-type="float" office:value="1.70000004768" calcext:value-type="float">
            <text:p>1.7000000477</text:p>
          </table:table-cell>
          <table:table-cell office:value-type="float" office:value="1" calcext:value-type="float">
            <text:p>1</text:p>
          </table:table-cell>
          <table:table-cell office:value-type="float" office:value="0.299964636564" calcext:value-type="float">
            <text:p>0.2999646366</text:p>
          </table:table-cell>
        </table:table-row>
        <table:table-row table:style-name="ro1">
          <table:table-cell office:value-type="string" calcext:value-type="string">
            <text:p>../passo3/perlin/n_8/r_10.txt</text:p>
          </table:table-cell>
          <table:table-cell office:value-type="float" office:value="1.75699996948" calcext:value-type="float">
            <text:p>1.7569999695</text:p>
          </table:table-cell>
          <table:table-cell office:value-type="float" office:value="1" calcext:value-type="float">
            <text:p>1</text:p>
          </table:table-cell>
          <table:table-cell office:value-type="float" office:value="0.243041142821" calcext:value-type="float">
            <text:p>0.2430411428</text:p>
          </table:table-cell>
        </table:table-row>
        <table:table-row table:style-name="ro1">
          <table:table-cell office:value-type="string" calcext:value-type="string">
            <text:p>../passo3/perlin/n_8/r_11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285194397" calcext:value-type="float">
            <text:p>0.3022851944</text:p>
          </table:table-cell>
        </table:table-row>
        <table:table-row table:style-name="ro1">
          <table:table-cell office:value-type="string" calcext:value-type="string">
            <text:p>../passo3/perlin/n_8/r_12.txt</text:p>
          </table:table-cell>
          <table:table-cell office:value-type="float" office:value="1.73399996758" calcext:value-type="float">
            <text:p>1.7339999676</text:p>
          </table:table-cell>
          <table:table-cell office:value-type="float" office:value="1" calcext:value-type="float">
            <text:p>1</text:p>
          </table:table-cell>
          <table:table-cell office:value-type="float" office:value="0.266280651093" calcext:value-type="float">
            <text:p>0.2662806511</text:p>
          </table:table-cell>
        </table:table-row>
        <table:table-row table:style-name="ro1">
          <table:table-cell office:value-type="string" calcext:value-type="string">
            <text:p>../passo3/perlin/n_8/r_1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80852842331" calcext:value-type="float">
            <text:p>0.0980852842</text:p>
          </table:table-cell>
        </table:table-row>
        <table:table-row table:style-name="ro1">
          <table:table-cell office:value-type="string" calcext:value-type="string">
            <text:p>../passo3/perlin/n_8/r_14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8348554969" calcext:value-type="float">
            <text:p>0.148348555</text:p>
          </table:table-cell>
        </table:table-row>
        <table:table-row table:style-name="ro1">
          <table:table-cell office:value-type="string" calcext:value-type="string">
            <text:p>../passo3/perlin/n_8/r_15.txt</text:p>
          </table:table-cell>
          <table:table-cell office:value-type="float" office:value="1.69299995899" calcext:value-type="float">
            <text:p>1.692999959</text:p>
          </table:table-cell>
          <table:table-cell office:value-type="float" office:value="1" calcext:value-type="float">
            <text:p>1</text:p>
          </table:table-cell>
          <table:table-cell office:value-type="float" office:value="0.306820809841" calcext:value-type="float">
            <text:p>0.3068208098</text:p>
          </table:table-cell>
        </table:table-row>
        <table:table-row table:style-name="ro1">
          <table:table-cell office:value-type="string" calcext:value-type="string">
            <text:p>../passo3/perlin/n_8/r_16.txt</text:p>
          </table:table-cell>
          <table:table-cell office:value-type="float" office:value="1.83299994469" calcext:value-type="float">
            <text:p>1.8329999447</text:p>
          </table:table-cell>
          <table:table-cell office:value-type="float" office:value="1" calcext:value-type="float">
            <text:p>1</text:p>
          </table:table-cell>
          <table:table-cell office:value-type="float" office:value="0.166645288467" calcext:value-type="float">
            <text:p>0.1666452885</text:p>
          </table:table-cell>
        </table:table-row>
        <table:table-row table:style-name="ro1">
          <table:table-cell office:value-type="string" calcext:value-type="string">
            <text:p>../passo3/perlin/n_8/r_17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1" calcext:value-type="float">
            <text:p>1</text:p>
          </table:table-cell>
          <table:table-cell office:value-type="float" office:value="0.102263726294" calcext:value-type="float">
            <text:p>0.1022637263</text:p>
          </table:table-cell>
        </table:table-row>
        <table:table-row table:style-name="ro1">
          <table:table-cell office:value-type="string" calcext:value-type="string">
            <text:p>../passo3/perlin/n_8/r_18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1" calcext:value-type="float">
            <text:p>1</text:p>
          </table:table-cell>
          <table:table-cell office:value-type="float" office:value="0.162319302559" calcext:value-type="float">
            <text:p>0.1623193026</text:p>
          </table:table-cell>
        </table:table-row>
        <table:table-row table:style-name="ro1">
          <table:table-cell office:value-type="string" calcext:value-type="string">
            <text:p>../passo3/perlin/n_8/r_19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38266077638" calcext:value-type="float">
            <text:p>0.0538266078</text:p>
          </table:table-cell>
        </table:table-row>
        <table:table-row table:style-name="ro1">
          <table:table-cell office:value-type="string" calcext:value-type="string">
            <text:p>../passo3/perlin/n_8/r_1.txt</text:p>
          </table:table-cell>
          <table:table-cell office:value-type="float" office:value="1.69000005722" calcext:value-type="float">
            <text:p>1.6900000572</text:p>
          </table:table-cell>
          <table:table-cell office:value-type="float" office:value="1" calcext:value-type="float">
            <text:p>1</text:p>
          </table:table-cell>
          <table:table-cell office:value-type="float" office:value="0.309871196747" calcext:value-type="float">
            <text:p>0.3098711967</text:p>
          </table:table-cell>
        </table:table-row>
        <table:table-row table:style-name="ro1">
          <table:table-cell office:value-type="string" calcext:value-type="string">
            <text:p>../passo3/perlin/n_8/r_20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3606629372" calcext:value-type="float">
            <text:p>0.3036066294</text:p>
          </table:table-cell>
        </table:table-row>
        <table:table-row table:style-name="ro1">
          <table:table-cell office:value-type="string" calcext:value-type="string">
            <text:p>../passo3/perlin/n_8/r_21.txt</text:p>
          </table:table-cell>
          <table:table-cell office:value-type="float" office:value="1.75499999523" calcext:value-type="float">
            <text:p>1.7549999952</text:p>
          </table:table-cell>
          <table:table-cell office:value-type="float" office:value="1" calcext:value-type="float">
            <text:p>1</text:p>
          </table:table-cell>
          <table:table-cell office:value-type="float" office:value="0.245308578014" calcext:value-type="float">
            <text:p>0.245308578</text:p>
          </table:table-cell>
        </table:table-row>
        <table:table-row table:style-name="ro1">
          <table:table-cell office:value-type="string" calcext:value-type="string">
            <text:p>../passo3/perlin/n_8/r_22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1573415399" calcext:value-type="float">
            <text:p>0.1715734154</text:p>
          </table:table-cell>
        </table:table-row>
        <table:table-row table:style-name="ro1">
          <table:table-cell office:value-type="string" calcext:value-type="string">
            <text:p>../passo3/perlin/n_8/r_23.txt</text:p>
          </table:table-cell>
          <table:table-cell office:value-type="float" office:value="1.50699996948" calcext:value-type="float">
            <text:p>1.5069999695</text:p>
          </table:table-cell>
          <table:table-cell office:value-type="float" office:value="1" calcext:value-type="float">
            <text:p>1</text:p>
          </table:table-cell>
          <table:table-cell office:value-type="float" office:value="0.493255108595" calcext:value-type="float">
            <text:p>0.4932551086</text:p>
          </table:table-cell>
        </table:table-row>
        <table:table-row table:style-name="ro1">
          <table:table-cell office:value-type="string" calcext:value-type="string">
            <text:p>../passo3/perlin/n_8/r_24.txt</text:p>
          </table:table-cell>
          <table:table-cell office:value-type="float" office:value="1.7009999752" calcext:value-type="float">
            <text:p>1.7009999752</text:p>
          </table:table-cell>
          <table:table-cell office:value-type="float" office:value="1" calcext:value-type="float">
            <text:p>1</text:p>
          </table:table-cell>
          <table:table-cell office:value-type="float" office:value="0.298936396837" calcext:value-type="float">
            <text:p>0.2989363968</text:p>
          </table:table-cell>
        </table:table-row>
        <table:table-row table:style-name="ro1">
          <table:table-cell office:value-type="string" calcext:value-type="string">
            <text:p>../passo3/perlin/n_8/r_25.txt</text:p>
          </table:table-cell>
          <table:table-cell office:value-type="float" office:value="1.70599997044" calcext:value-type="float">
            <text:p>1.7059999704</text:p>
          </table:table-cell>
          <table:table-cell office:value-type="float" office:value="1" calcext:value-type="float">
            <text:p>1</text:p>
          </table:table-cell>
          <table:table-cell office:value-type="float" office:value="0.294140785933" calcext:value-type="float">
            <text:p>0.2941407859</text:p>
          </table:table-cell>
        </table:table-row>
        <table:table-row table:style-name="ro1">
          <table:table-cell office:value-type="string" calcext:value-type="string">
            <text:p>../passo3/perlin/n_8/r_26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9002481699" calcext:value-type="float">
            <text:p>0.290024817</text:p>
          </table:table-cell>
        </table:table-row>
        <table:table-row table:style-name="ro1">
          <table:table-cell office:value-type="string" calcext:value-type="string">
            <text:p>../passo3/perlin/n_8/r_27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1" calcext:value-type="float">
            <text:p>1</text:p>
          </table:table-cell>
          <table:table-cell office:value-type="float" office:value="0.228763535619" calcext:value-type="float">
            <text:p>0.2287635356</text:p>
          </table:table-cell>
        </table:table-row>
        <table:table-row table:style-name="ro1">
          <table:table-cell office:value-type="string" calcext:value-type="string">
            <text:p>../passo3/perlin/n_8/r_28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108442903" calcext:value-type="float">
            <text:p>0.1801084429</text:p>
          </table:table-cell>
        </table:table-row>
        <table:table-row table:style-name="ro1">
          <table:table-cell office:value-type="string" calcext:value-type="string">
            <text:p>../passo3/perlin/n_8/r_29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1978694797" calcext:value-type="float">
            <text:p>0.1119786948</text:p>
          </table:table-cell>
        </table:table-row>
        <table:table-row table:style-name="ro1">
          <table:table-cell office:value-type="string" calcext:value-type="string">
            <text:p>../passo3/perlin/n_8/r_2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400415182" calcext:value-type="float">
            <text:p>0.1284004152</text:p>
          </table:table-cell>
        </table:table-row>
        <table:table-row table:style-name="ro1">
          <table:table-cell office:value-type="string" calcext:value-type="string">
            <text:p>../passo3/perlin/n_8/r_30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796771347523" calcext:value-type="float">
            <text:p>0.0796771348</text:p>
          </table:table-cell>
        </table:table-row>
        <table:table-row table:style-name="ro1">
          <table:table-cell office:value-type="string" calcext:value-type="string">
            <text:p>../passo3/perlin/n_8/r_31.txt</text:p>
          </table:table-cell>
          <table:table-cell office:value-type="float" office:value="1.55999994278" calcext:value-type="float">
            <text:p>1.5599999428</text:p>
          </table:table-cell>
          <table:table-cell office:value-type="float" office:value="1" calcext:value-type="float">
            <text:p>1</text:p>
          </table:table-cell>
          <table:table-cell office:value-type="float" office:value="0.440158307552" calcext:value-type="float">
            <text:p>0.4401583076</text:p>
          </table:table-cell>
        </table:table-row>
        <table:table-row table:style-name="ro1">
          <table:table-cell office:value-type="string" calcext:value-type="string">
            <text:p>../passo3/perlin/n_8/r_32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456252813" calcext:value-type="float">
            <text:p>0.2034562528</text:p>
          </table:table-cell>
        </table:table-row>
        <table:table-row table:style-name="ro1">
          <table:table-cell office:value-type="string" calcext:value-type="string">
            <text:p>../passo3/perlin/n_8/r_33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1" calcext:value-type="float">
            <text:p>1</text:p>
          </table:table-cell>
          <table:table-cell office:value-type="float" office:value="0.21599586308" calcext:value-type="float">
            <text:p>0.2159958631</text:p>
          </table:table-cell>
        </table:table-row>
        <table:table-row table:style-name="ro1">
          <table:table-cell office:value-type="string" calcext:value-type="string">
            <text:p>../passo3/perlin/n_8/r_34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7573505044" calcext:value-type="float">
            <text:p>0.127573505</text:p>
          </table:table-cell>
        </table:table-row>
        <table:table-row table:style-name="ro1">
          <table:table-cell office:value-type="string" calcext:value-type="string">
            <text:p>../passo3/perlin/n_8/r_35.txt</text:p>
          </table:table-cell>
          <table:table-cell office:value-type="float" office:value="1.57799994946" calcext:value-type="float">
            <text:p>1.5779999495</text:p>
          </table:table-cell>
          <table:table-cell office:value-type="float" office:value="1" calcext:value-type="float">
            <text:p>1</text:p>
          </table:table-cell>
          <table:table-cell office:value-type="float" office:value="0.421763807535" calcext:value-type="float">
            <text:p>0.4217638075</text:p>
          </table:table-cell>
        </table:table-row>
        <table:table-row table:style-name="ro1">
          <table:table-cell office:value-type="string" calcext:value-type="string">
            <text:p>../passo3/perlin/n_8/r_36.txt</text:p>
          </table:table-cell>
          <table:table-cell office:value-type="float" office:value="1.59200000763" calcext:value-type="float">
            <text:p>1.5920000076</text:p>
          </table:table-cell>
          <table:table-cell office:value-type="float" office:value="1" calcext:value-type="float">
            <text:p>1</text:p>
          </table:table-cell>
          <table:table-cell office:value-type="float" office:value="0.40822327137" calcext:value-type="float">
            <text:p>0.4082232714</text:p>
          </table:table-cell>
        </table:table-row>
        <table:table-row table:style-name="ro1">
          <table:table-cell office:value-type="string" calcext:value-type="string">
            <text:p>../passo3/perlin/n_8/r_37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88670033216" calcext:value-type="float">
            <text:p>0.0788670033</text:p>
          </table:table-cell>
        </table:table-row>
        <table:table-row table:style-name="ro1">
          <table:table-cell office:value-type="string" calcext:value-type="string">
            <text:p>../passo3/perlin/n_8/r_38.txt</text:p>
          </table:table-cell>
          <table:table-cell office:value-type="float" office:value="1.6210000515" calcext:value-type="float">
            <text:p>1.6210000515</text:p>
          </table:table-cell>
          <table:table-cell office:value-type="float" office:value="1" calcext:value-type="float">
            <text:p>1</text:p>
          </table:table-cell>
          <table:table-cell office:value-type="float" office:value="0.379431426525" calcext:value-type="float">
            <text:p>0.3794314265</text:p>
          </table:table-cell>
        </table:table-row>
        <table:table-row table:style-name="ro1">
          <table:table-cell office:value-type="string" calcext:value-type="string">
            <text:p>../passo3/perlin/n_8/r_39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1" calcext:value-type="float">
            <text:p>1</text:p>
          </table:table-cell>
          <table:table-cell office:value-type="float" office:value="0.228683367372" calcext:value-type="float">
            <text:p>0.2286833674</text:p>
          </table:table-cell>
        </table:table-row>
        <table:table-row table:style-name="ro1">
          <table:table-cell office:value-type="string" calcext:value-type="string">
            <text:p>../passo3/perlin/n_8/r_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8231281042" calcext:value-type="float">
            <text:p>0.0978231281</text:p>
          </table:table-cell>
        </table:table-row>
        <table:table-row table:style-name="ro1">
          <table:table-cell office:value-type="string" calcext:value-type="string">
            <text:p>../passo3/perlin/n_8/r_40.txt</text:p>
          </table:table-cell>
          <table:table-cell office:value-type="float" office:value="1.76199996471" calcext:value-type="float">
            <text:p>1.7619999647</text:p>
          </table:table-cell>
          <table:table-cell office:value-type="float" office:value="1" calcext:value-type="float">
            <text:p>1</text:p>
          </table:table-cell>
          <table:table-cell office:value-type="float" office:value="0.237556368113" calcext:value-type="float">
            <text:p>0.2375563681</text:p>
          </table:table-cell>
        </table:table-row>
        <table:table-row table:style-name="ro1">
          <table:table-cell office:value-type="string" calcext:value-type="string">
            <text:p>../passo3/perlin/n_8/r_41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27979710698" calcext:value-type="float">
            <text:p>0.0627979711</text:p>
          </table:table-cell>
        </table:table-row>
        <table:table-row table:style-name="ro1">
          <table:table-cell office:value-type="string" calcext:value-type="string">
            <text:p>../passo3/perlin/n_8/r_42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9299744964" calcext:value-type="float">
            <text:p>0.129299745</text:p>
          </table:table-cell>
        </table:table-row>
        <table:table-row table:style-name="ro1">
          <table:table-cell office:value-type="string" calcext:value-type="string">
            <text:p>../passo3/perlin/n_8/r_43.txt</text:p>
          </table:table-cell>
          <table:table-cell office:value-type="float" office:value="1.66199994087" calcext:value-type="float">
            <text:p>1.6619999409</text:p>
          </table:table-cell>
          <table:table-cell office:value-type="float" office:value="1" calcext:value-type="float">
            <text:p>1</text:p>
          </table:table-cell>
          <table:table-cell office:value-type="float" office:value="0.337949812412" calcext:value-type="float">
            <text:p>0.3379498124</text:p>
          </table:table-cell>
        </table:table-row>
        <table:table-row table:style-name="ro1">
          <table:table-cell office:value-type="string" calcext:value-type="string">
            <text:p>../passo3/perlin/n_8/r_44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4385915995" calcext:value-type="float">
            <text:p>0.0694385916</text:p>
          </table:table-cell>
        </table:table-row>
        <table:table-row table:style-name="ro1">
          <table:table-cell office:value-type="string" calcext:value-type="string">
            <text:p>../passo3/perlin/n_8/r_45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1" calcext:value-type="float">
            <text:p>1</text:p>
          </table:table-cell>
          <table:table-cell office:value-type="float" office:value="0.282968908548" calcext:value-type="float">
            <text:p>0.2829689085</text:p>
          </table:table-cell>
        </table:table-row>
        <table:table-row table:style-name="ro1">
          <table:table-cell office:value-type="string" calcext:value-type="string">
            <text:p>../passo3/perlin/n_8/r_46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930150151" calcext:value-type="float">
            <text:p>0.2459301502</text:p>
          </table:table-cell>
        </table:table-row>
        <table:table-row table:style-name="ro1">
          <table:table-cell office:value-type="string" calcext:value-type="string">
            <text:p>../passo3/perlin/n_8/r_47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1" calcext:value-type="float">
            <text:p>1</text:p>
          </table:table-cell>
          <table:table-cell office:value-type="float" office:value="0.112796343863" calcext:value-type="float">
            <text:p>0.1127963439</text:p>
          </table:table-cell>
        </table:table-row>
        <table:table-row table:style-name="ro1">
          <table:table-cell office:value-type="string" calcext:value-type="string">
            <text:p>../passo3/perlin/n_8/r_48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1" calcext:value-type="float">
            <text:p>1</text:p>
          </table:table-cell>
          <table:table-cell office:value-type="float" office:value="0.175674423575" calcext:value-type="float">
            <text:p>0.1756744236</text:p>
          </table:table-cell>
        </table:table-row>
        <table:table-row table:style-name="ro1">
          <table:table-cell office:value-type="string" calcext:value-type="string">
            <text:p>../passo3/perlin/n_8/r_49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388876081" calcext:value-type="float">
            <text:p>0.0662388876</text:p>
          </table:table-cell>
        </table:table-row>
        <table:table-row table:style-name="ro1">
          <table:table-cell office:value-type="string" calcext:value-type="string">
            <text:p>../passo3/perlin/n_8/r_4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4349486679" calcext:value-type="float">
            <text:p>0.0264349487</text:p>
          </table:table-cell>
        </table:table-row>
        <table:table-row table:style-name="ro1">
          <table:table-cell office:value-type="string" calcext:value-type="string">
            <text:p>../passo3/perlin/n_8/r_50.txt</text:p>
          </table:table-cell>
          <table:table-cell office:value-type="float" office:value="1.67999994755" calcext:value-type="float">
            <text:p>1.6799999476</text:p>
          </table:table-cell>
          <table:table-cell office:value-type="float" office:value="1" calcext:value-type="float">
            <text:p>1</text:p>
          </table:table-cell>
          <table:table-cell office:value-type="float" office:value="0.320175677538" calcext:value-type="float">
            <text:p>0.3201756775</text:p>
          </table:table-cell>
        </table:table-row>
        <table:table-row table:style-name="ro1">
          <table:table-cell office:value-type="string" calcext:value-type="string">
            <text:p>../passo3/perlin/n_8/r_51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6153731942" calcext:value-type="float">
            <text:p>0.1161537319</text:p>
          </table:table-cell>
        </table:table-row>
        <table:table-row table:style-name="ro1">
          <table:table-cell office:value-type="string" calcext:value-type="string">
            <text:p>../passo3/perlin/n_8/r_52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1" calcext:value-type="float">
            <text:p>1</text:p>
          </table:table-cell>
          <table:table-cell office:value-type="float" office:value="0.0831387117505" calcext:value-type="float">
            <text:p>0.0831387118</text:p>
          </table:table-cell>
        </table:table-row>
        <table:table-row table:style-name="ro1">
          <table:table-cell office:value-type="string" calcext:value-type="string">
            <text:p>../passo3/perlin/n_8/r_53.txt</text:p>
          </table:table-cell>
          <table:table-cell office:value-type="float" office:value="1.78999996185" calcext:value-type="float">
            <text:p>1.7899999619</text:p>
          </table:table-cell>
          <table:table-cell office:value-type="float" office:value="1" calcext:value-type="float">
            <text:p>1</text:p>
          </table:table-cell>
          <table:table-cell office:value-type="float" office:value="0.209590241313" calcext:value-type="float">
            <text:p>0.2095902413</text:p>
          </table:table-cell>
        </table:table-row>
        <table:table-row table:style-name="ro1">
          <table:table-cell office:value-type="string" calcext:value-type="string">
            <text:p>../passo3/perlin/n_8/r_54.txt</text:p>
          </table:table-cell>
          <table:table-cell office:value-type="float" office:value="1.6779999733" calcext:value-type="float">
            <text:p>1.6779999733</text:p>
          </table:table-cell>
          <table:table-cell office:value-type="float" office:value="1" calcext:value-type="float">
            <text:p>1</text:p>
          </table:table-cell>
          <table:table-cell office:value-type="float" office:value="0.322360724211" calcext:value-type="float">
            <text:p>0.3223607242</text:p>
          </table:table-cell>
        </table:table-row>
        <table:table-row table:style-name="ro1">
          <table:table-cell office:value-type="string" calcext:value-type="string">
            <text:p>../passo3/perlin/n_8/r_55.txt</text:p>
          </table:table-cell>
          <table:table-cell office:value-type="float" office:value="1.70599997044" calcext:value-type="float">
            <text:p>1.7059999704</text:p>
          </table:table-cell>
          <table:table-cell office:value-type="float" office:value="1" calcext:value-type="float">
            <text:p>1</text:p>
          </table:table-cell>
          <table:table-cell office:value-type="float" office:value="0.293985664845" calcext:value-type="float">
            <text:p>0.2939856648</text:p>
          </table:table-cell>
        </table:table-row>
        <table:table-row table:style-name="ro1">
          <table:table-cell office:value-type="string" calcext:value-type="string">
            <text:p>../passo3/perlin/n_8/r_56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1" calcext:value-type="float">
            <text:p>1</text:p>
          </table:table-cell>
          <table:table-cell office:value-type="float" office:value="0.239660099149" calcext:value-type="float">
            <text:p>0.2396600991</text:p>
          </table:table-cell>
        </table:table-row>
        <table:table-row table:style-name="ro1">
          <table:table-cell office:value-type="string" calcext:value-type="string">
            <text:p>../passo3/perlin/n_8/r_57.txt</text:p>
          </table:table-cell>
          <table:table-cell office:value-type="float" office:value="1.76999998093" calcext:value-type="float">
            <text:p>1.7699999809</text:p>
          </table:table-cell>
          <table:table-cell office:value-type="float" office:value="1" calcext:value-type="float">
            <text:p>1</text:p>
          </table:table-cell>
          <table:table-cell office:value-type="float" office:value="0.229575529695" calcext:value-type="float">
            <text:p>0.2295755297</text:p>
          </table:table-cell>
        </table:table-row>
        <table:table-row table:style-name="ro1">
          <table:table-cell office:value-type="string" calcext:value-type="string">
            <text:p>../passo3/perlin/n_8/r_58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5276224017" calcext:value-type="float">
            <text:p>0.155276224</text:p>
          </table:table-cell>
        </table:table-row>
        <table:table-row table:style-name="ro1">
          <table:table-cell office:value-type="string" calcext:value-type="string">
            <text:p>../passo3/perlin/n_8/r_59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98245883" calcext:value-type="float">
            <text:p>0.2119824588</text:p>
          </table:table-cell>
        </table:table-row>
        <table:table-row table:style-name="ro1">
          <table:table-cell office:value-type="string" calcext:value-type="string">
            <text:p>../passo3/perlin/n_8/r_5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4146396518" calcext:value-type="float">
            <text:p>0.1141463965</text:p>
          </table:table-cell>
        </table:table-row>
        <table:table-row table:style-name="ro1">
          <table:table-cell office:value-type="string" calcext:value-type="string">
            <text:p>../passo3/perlin/n_8/r_60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2762000561" calcext:value-type="float">
            <text:p>0.2727620006</text:p>
          </table:table-cell>
        </table:table-row>
        <table:table-row table:style-name="ro1">
          <table:table-cell office:value-type="string" calcext:value-type="string">
            <text:p>../passo3/perlin/n_8/r_61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59874141216" calcext:value-type="float">
            <text:p>0.1598741412</text:p>
          </table:table-cell>
        </table:table-row>
        <table:table-row table:style-name="ro1">
          <table:table-cell office:value-type="string" calcext:value-type="string">
            <text:p>../passo3/perlin/n_8/r_62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3606629372" calcext:value-type="float">
            <text:p>0.3036066294</text:p>
          </table:table-cell>
        </table:table-row>
        <table:table-row table:style-name="ro1">
          <table:table-cell office:value-type="string" calcext:value-type="string">
            <text:p>../passo3/perlin/n_8/r_63.txt</text:p>
          </table:table-cell>
          <table:table-cell office:value-type="float" office:value="1.70700001717" calcext:value-type="float">
            <text:p>1.7070000172</text:p>
          </table:table-cell>
          <table:table-cell office:value-type="float" office:value="1" calcext:value-type="float">
            <text:p>1</text:p>
          </table:table-cell>
          <table:table-cell office:value-type="float" office:value="0.292958408594" calcext:value-type="float">
            <text:p>0.2929584086</text:p>
          </table:table-cell>
        </table:table-row>
        <table:table-row table:style-name="ro1">
          <table:table-cell office:value-type="string" calcext:value-type="string">
            <text:p>../passo3/perlin/n_8/r_64.txt</text:p>
          </table:table-cell>
          <table:table-cell office:value-type="float" office:value="1.59000003338" calcext:value-type="float">
            <text:p>1.5900000334</text:p>
          </table:table-cell>
          <table:table-cell office:value-type="float" office:value="1" calcext:value-type="float">
            <text:p>1</text:p>
          </table:table-cell>
          <table:table-cell office:value-type="float" office:value="0.410290062428" calcext:value-type="float">
            <text:p>0.4102900624</text:p>
          </table:table-cell>
        </table:table-row>
        <table:table-row table:style-name="ro1">
          <table:table-cell office:value-type="string" calcext:value-type="string">
            <text:p>../passo3/perlin/n_8/r_65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513722301" calcext:value-type="float">
            <text:p>0.2455137223</text:p>
          </table:table-cell>
        </table:table-row>
        <table:table-row table:style-name="ro1">
          <table:table-cell office:value-type="string" calcext:value-type="string">
            <text:p>../passo3/perlin/n_8/r_66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1" calcext:value-type="float">
            <text:p>1</text:p>
          </table:table-cell>
          <table:table-cell office:value-type="float" office:value="0.18820899725" calcext:value-type="float">
            <text:p>0.1882089973</text:p>
          </table:table-cell>
        </table:table-row>
        <table:table-row table:style-name="ro1">
          <table:table-cell office:value-type="string" calcext:value-type="string">
            <text:p>../passo3/perlin/n_8/r_67.txt</text:p>
          </table:table-cell>
          <table:table-cell office:value-type="float" office:value="1.57000005245" calcext:value-type="float">
            <text:p>1.5700000525</text:p>
          </table:table-cell>
          <table:table-cell office:value-type="float" office:value="1" calcext:value-type="float">
            <text:p>1</text:p>
          </table:table-cell>
          <table:table-cell office:value-type="float" office:value="0.429989039898" calcext:value-type="float">
            <text:p>0.4299890399</text:p>
          </table:table-cell>
        </table:table-row>
        <table:table-row table:style-name="ro1">
          <table:table-cell office:value-type="string" calcext:value-type="string">
            <text:p>../passo3/perlin/n_8/r_68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1412726939" calcext:value-type="float">
            <text:p>0.0251412727</text:p>
          </table:table-cell>
        </table:table-row>
        <table:table-row table:style-name="ro1">
          <table:table-cell office:value-type="string" calcext:value-type="string">
            <text:p>../passo3/perlin/n_8/r_69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1" calcext:value-type="float">
            <text:p>1</text:p>
          </table:table-cell>
          <table:table-cell office:value-type="float" office:value="0.234633341432" calcext:value-type="float">
            <text:p>0.2346333414</text:p>
          </table:table-cell>
        </table:table-row>
        <table:table-row table:style-name="ro1">
          <table:table-cell office:value-type="string" calcext:value-type="string">
            <text:p>../passo3/perlin/n_8/r_6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3194640875" calcext:value-type="float">
            <text:p>0.2731946409</text:p>
          </table:table-cell>
        </table:table-row>
        <table:table-row table:style-name="ro1">
          <table:table-cell office:value-type="string" calcext:value-type="string">
            <text:p>../passo3/perlin/n_8/r_70.txt</text:p>
          </table:table-cell>
          <table:table-cell office:value-type="float" office:value="1.75899994373" calcext:value-type="float">
            <text:p>1.7589999437</text:p>
          </table:table-cell>
          <table:table-cell office:value-type="float" office:value="1" calcext:value-type="float">
            <text:p>1</text:p>
          </table:table-cell>
          <table:table-cell office:value-type="float" office:value="0.24127151072" calcext:value-type="float">
            <text:p>0.2412715107</text:p>
          </table:table-cell>
        </table:table-row>
        <table:table-row table:style-name="ro1">
          <table:table-cell office:value-type="string" calcext:value-type="string">
            <text:p>../passo3/perlin/n_8/r_71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385946631" calcext:value-type="float">
            <text:p>0.1653859466</text:p>
          </table:table-cell>
        </table:table-row>
        <table:table-row table:style-name="ro1">
          <table:table-cell office:value-type="string" calcext:value-type="string">
            <text:p>../passo3/perlin/n_8/r_72.txt</text:p>
          </table:table-cell>
          <table:table-cell office:value-type="float" office:value="1.62300002575" calcext:value-type="float">
            <text:p>1.6230000258</text:p>
          </table:table-cell>
          <table:table-cell office:value-type="float" office:value="1" calcext:value-type="float">
            <text:p>1</text:p>
          </table:table-cell>
          <table:table-cell office:value-type="float" office:value="0.376703053713" calcext:value-type="float">
            <text:p>0.3767030537</text:p>
          </table:table-cell>
        </table:table-row>
        <table:table-row table:style-name="ro1">
          <table:table-cell office:value-type="string" calcext:value-type="string">
            <text:p>../passo3/perlin/n_8/r_73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065156937" calcext:value-type="float">
            <text:p>0.2030651569</text:p>
          </table:table-cell>
        </table:table-row>
        <table:table-row table:style-name="ro1">
          <table:table-cell office:value-type="string" calcext:value-type="string">
            <text:p>../passo3/perlin/n_8/r_74.txt</text:p>
          </table:table-cell>
          <table:table-cell office:value-type="float" office:value="1.78199994564" calcext:value-type="float">
            <text:p>1.7819999456</text:p>
          </table:table-cell>
          <table:table-cell office:value-type="float" office:value="1" calcext:value-type="float">
            <text:p>1</text:p>
          </table:table-cell>
          <table:table-cell office:value-type="float" office:value="0.217638403177" calcext:value-type="float">
            <text:p>0.2176384032</text:p>
          </table:table-cell>
        </table:table-row>
        <table:table-row table:style-name="ro1">
          <table:table-cell office:value-type="string" calcext:value-type="string">
            <text:p>../passo3/perlin/n_8/r_75.txt</text:p>
          </table:table-cell>
          <table:table-cell office:value-type="float" office:value="1.81700003147" calcext:value-type="float">
            <text:p>1.8170000315</text:p>
          </table:table-cell>
          <table:table-cell office:value-type="float" office:value="1" calcext:value-type="float">
            <text:p>1</text:p>
          </table:table-cell>
          <table:table-cell office:value-type="float" office:value="0.182567387819" calcext:value-type="float">
            <text:p>0.1825673878</text:p>
          </table:table-cell>
        </table:table-row>
        <table:table-row table:style-name="ro1">
          <table:table-cell office:value-type="string" calcext:value-type="string">
            <text:p>../passo3/perlin/n_8/r_76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960035682" calcext:value-type="float">
            <text:p>0.1399600357</text:p>
          </table:table-cell>
        </table:table-row>
        <table:table-row table:style-name="ro1">
          <table:table-cell office:value-type="string" calcext:value-type="string">
            <text:p>../passo3/perlin/n_8/r_77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1" calcext:value-type="float">
            <text:p>1</text:p>
          </table:table-cell>
          <table:table-cell office:value-type="float" office:value="0.206403836608" calcext:value-type="float">
            <text:p>0.2064038366</text:p>
          </table:table-cell>
        </table:table-row>
        <table:table-row table:style-name="ro1">
          <table:table-cell office:value-type="string" calcext:value-type="string">
            <text:p>../passo3/perlin/n_8/r_78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3286322951" calcext:value-type="float">
            <text:p>0.153286323</text:p>
          </table:table-cell>
        </table:table-row>
        <table:table-row table:style-name="ro1">
          <table:table-cell office:value-type="string" calcext:value-type="string">
            <text:p>../passo3/perlin/n_8/r_79.txt</text:p>
          </table:table-cell>
          <table:table-cell office:value-type="float" office:value="1.79100000858" calcext:value-type="float">
            <text:p>1.7910000086</text:p>
          </table:table-cell>
          <table:table-cell office:value-type="float" office:value="1" calcext:value-type="float">
            <text:p>1</text:p>
          </table:table-cell>
          <table:table-cell office:value-type="float" office:value="0.20948907733" calcext:value-type="float">
            <text:p>0.2094890773</text:p>
          </table:table-cell>
        </table:table-row>
        <table:table-row table:style-name="ro1">
          <table:table-cell office:value-type="string" calcext:value-type="string">
            <text:p>../passo3/perlin/n_8/r_7.txt</text:p>
          </table:table-cell>
          <table:table-cell office:value-type="float" office:value="1.69099998474" calcext:value-type="float">
            <text:p>1.6909999847</text:p>
          </table:table-cell>
          <table:table-cell office:value-type="float" office:value="1" calcext:value-type="float">
            <text:p>1</text:p>
          </table:table-cell>
          <table:table-cell office:value-type="float" office:value="0.3089812994" calcext:value-type="float">
            <text:p>0.3089812994</text:p>
          </table:table-cell>
        </table:table-row>
        <table:table-row table:style-name="ro1">
          <table:table-cell office:value-type="string" calcext:value-type="string">
            <text:p>../passo3/perlin/n_8/r_80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7639811039" calcext:value-type="float">
            <text:p>0.147639811</text:p>
          </table:table-cell>
        </table:table-row>
        <table:table-row table:style-name="ro1">
          <table:table-cell office:value-type="string" calcext:value-type="string">
            <text:p>../passo3/perlin/n_8/r_81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301128104329" calcext:value-type="float">
            <text:p>0.0301128104</text:p>
          </table:table-cell>
        </table:table-row>
        <table:table-row table:style-name="ro1">
          <table:table-cell office:value-type="string" calcext:value-type="string">
            <text:p>../passo3/perlin/n_8/r_82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1" calcext:value-type="float">
            <text:p>1</text:p>
          </table:table-cell>
          <table:table-cell office:value-type="float" office:value="0.191581442952" calcext:value-type="float">
            <text:p>0.191581443</text:p>
          </table:table-cell>
        </table:table-row>
        <table:table-row table:style-name="ro1">
          <table:table-cell office:value-type="string" calcext:value-type="string">
            <text:p>../passo3/perlin/n_8/r_83.txt</text:p>
          </table:table-cell>
          <table:table-cell office:value-type="float" office:value="1.70299994946" calcext:value-type="float">
            <text:p>1.7029999495</text:p>
          </table:table-cell>
          <table:table-cell office:value-type="float" office:value="1" calcext:value-type="float">
            <text:p>1</text:p>
          </table:table-cell>
          <table:table-cell office:value-type="float" office:value="0.297117650509" calcext:value-type="float">
            <text:p>0.2971176505</text:p>
          </table:table-cell>
        </table:table-row>
        <table:table-row table:style-name="ro1">
          <table:table-cell office:value-type="string" calcext:value-type="string">
            <text:p>../passo3/perlin/n_8/r_84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3342432082" calcext:value-type="float">
            <text:p>0.1233424321</text:p>
          </table:table-cell>
        </table:table-row>
        <table:table-row table:style-name="ro1">
          <table:table-cell office:value-type="string" calcext:value-type="string">
            <text:p>../passo3/perlin/n_8/r_85.txt</text:p>
          </table:table-cell>
          <table:table-cell office:value-type="float" office:value="1.9509999752" calcext:value-type="float">
            <text:p>1.9509999752</text:p>
          </table:table-cell>
          <table:table-cell office:value-type="float" office:value="1" calcext:value-type="float">
            <text:p>1</text:p>
          </table:table-cell>
          <table:table-cell office:value-type="float" office:value="0.0488420501351" calcext:value-type="float">
            <text:p>0.0488420501</text:p>
          </table:table-cell>
        </table:table-row>
        <table:table-row table:style-name="ro1">
          <table:table-cell office:value-type="string" calcext:value-type="string">
            <text:p>../passo3/perlin/n_8/r_86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243739367" calcext:value-type="float">
            <text:p>0.3022437394</text:p>
          </table:table-cell>
        </table:table-row>
        <table:table-row table:style-name="ro1">
          <table:table-cell office:value-type="string" calcext:value-type="string">
            <text:p>../passo3/perlin/n_8/r_87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1" calcext:value-type="float">
            <text:p>1</text:p>
          </table:table-cell>
          <table:table-cell office:value-type="float" office:value="0.283149629831" calcext:value-type="float">
            <text:p>0.2831496298</text:p>
          </table:table-cell>
        </table:table-row>
        <table:table-row table:style-name="ro1">
          <table:table-cell office:value-type="string" calcext:value-type="string">
            <text:p>../passo3/perlin/n_8/r_88.txt</text:p>
          </table:table-cell>
          <table:table-cell office:value-type="float" office:value="1.73800003529" calcext:value-type="float">
            <text:p>1.7380000353</text:p>
          </table:table-cell>
          <table:table-cell office:value-type="float" office:value="1" calcext:value-type="float">
            <text:p>1</text:p>
          </table:table-cell>
          <table:table-cell office:value-type="float" office:value="0.261591553688" calcext:value-type="float">
            <text:p>0.2615915537</text:p>
          </table:table-cell>
        </table:table-row>
        <table:table-row table:style-name="ro1">
          <table:table-cell office:value-type="string" calcext:value-type="string">
            <text:p>../passo3/perlin/n_8/r_89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1" calcext:value-type="float">
            <text:p>1</text:p>
          </table:table-cell>
          <table:table-cell office:value-type="float" office:value="0.205114096403" calcext:value-type="float">
            <text:p>0.2051140964</text:p>
          </table:table-cell>
        </table:table-row>
        <table:table-row table:style-name="ro1">
          <table:table-cell office:value-type="string" calcext:value-type="string">
            <text:p>../passo3/perlin/n_8/r_8.txt</text:p>
          </table:table-cell>
          <table:table-cell office:value-type="float" office:value="1.79999995232" calcext:value-type="float">
            <text:p>1.7999999523</text:p>
          </table:table-cell>
          <table:table-cell office:value-type="float" office:value="1" calcext:value-type="float">
            <text:p>1</text:p>
          </table:table-cell>
          <table:table-cell office:value-type="float" office:value="0.199563533068" calcext:value-type="float">
            <text:p>0.1995635331</text:p>
          </table:table-cell>
        </table:table-row>
        <table:table-row table:style-name="ro1">
          <table:table-cell office:value-type="string" calcext:value-type="string">
            <text:p>../passo3/perlin/n_8/r_90.txt</text:p>
          </table:table-cell>
          <table:table-cell office:value-type="float" office:value="1.81299996376" calcext:value-type="float">
            <text:p>1.8129999638</text:p>
          </table:table-cell>
          <table:table-cell office:value-type="float" office:value="1" calcext:value-type="float">
            <text:p>1</text:p>
          </table:table-cell>
          <table:table-cell office:value-type="float" office:value="0.187079027295" calcext:value-type="float">
            <text:p>0.1870790273</text:p>
          </table:table-cell>
        </table:table-row>
        <table:table-row table:style-name="ro1">
          <table:table-cell office:value-type="string" calcext:value-type="string">
            <text:p>../passo3/perlin/n_8/r_91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725959539" calcext:value-type="float">
            <text:p>0.2457259595</text:p>
          </table:table-cell>
        </table:table-row>
        <table:table-row table:style-name="ro1">
          <table:table-cell office:value-type="string" calcext:value-type="string">
            <text:p>../passo3/perlin/n_8/r_92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1" calcext:value-type="float">
            <text:p>1</text:p>
          </table:table-cell>
          <table:table-cell office:value-type="float" office:value="0.196562632918" calcext:value-type="float">
            <text:p>0.1965626329</text:p>
          </table:table-cell>
        </table:table-row>
        <table:table-row table:style-name="ro1">
          <table:table-cell office:value-type="string" calcext:value-type="string">
            <text:p>../passo3/perlin/n_8/r_93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1535508037" calcext:value-type="float">
            <text:p>0.201535508</text:p>
          </table:table-cell>
        </table:table-row>
        <table:table-row table:style-name="ro1">
          <table:table-cell office:value-type="string" calcext:value-type="string">
            <text:p>../passo3/perlin/n_8/r_94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0039393604" calcext:value-type="float">
            <text:p>0.0560039394</text:p>
          </table:table-cell>
        </table:table-row>
        <table:table-row table:style-name="ro1">
          <table:table-cell office:value-type="string" calcext:value-type="string">
            <text:p>../passo3/perlin/n_8/r_95.txt</text:p>
          </table:table-cell>
          <table:table-cell office:value-type="float" office:value="1.83099997044" calcext:value-type="float">
            <text:p>1.8309999704</text:p>
          </table:table-cell>
          <table:table-cell office:value-type="float" office:value="1" calcext:value-type="float">
            <text:p>1</text:p>
          </table:table-cell>
          <table:table-cell office:value-type="float" office:value="0.169273629785" calcext:value-type="float">
            <text:p>0.1692736298</text:p>
          </table:table-cell>
        </table:table-row>
        <table:table-row table:style-name="ro1">
          <table:table-cell office:value-type="string" calcext:value-type="string">
            <text:p>../passo3/perlin/n_8/r_96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4843117297" calcext:value-type="float">
            <text:p>0.1048431173</text:p>
          </table:table-cell>
        </table:table-row>
        <table:table-row table:style-name="ro1">
          <table:table-cell office:value-type="string" calcext:value-type="string">
            <text:p>../passo3/perlin/n_8/r_97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1755710542" calcext:value-type="float">
            <text:p>0.0341755711</text:p>
          </table:table-cell>
        </table:table-row>
        <table:table-row table:style-name="ro1">
          <table:table-cell office:value-type="string" calcext:value-type="string">
            <text:p>../passo3/perlin/n_8/r_98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6221717596" calcext:value-type="float">
            <text:p>0.1562217176</text:p>
          </table:table-cell>
        </table:table-row>
        <table:table-row table:style-name="ro1">
          <table:table-cell office:value-type="string" calcext:value-type="string">
            <text:p>../passo3/perlin/n_8/r_99.txt</text:p>
          </table:table-cell>
          <table:table-cell office:value-type="float" office:value="1.65799999237" calcext:value-type="float">
            <text:p>1.6579999924</text:p>
          </table:table-cell>
          <table:table-cell office:value-type="float" office:value="1" calcext:value-type="float">
            <text:p>1</text:p>
          </table:table-cell>
          <table:table-cell office:value-type="float" office:value="0.342153280973" calcext:value-type="float">
            <text:p>0.342153281</text:p>
          </table:table-cell>
        </table:table-row>
        <table:table-row table:style-name="ro1">
          <table:table-cell office:value-type="string" calcext:value-type="string">
            <text:p>../passo3/perlin/n_8/r_9.txt</text:p>
          </table:table-cell>
          <table:table-cell office:value-type="float" office:value="1.72099995613" calcext:value-type="float">
            <text:p>1.7209999561</text:p>
          </table:table-cell>
          <table:table-cell office:value-type="float" office:value="1" calcext:value-type="float">
            <text:p>1</text:p>
          </table:table-cell>
          <table:table-cell office:value-type="float" office:value="0.27914339304" calcext:value-type="float">
            <text:p>0.2791433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787649992704" calcext:value-type="float">
            <text:p>1.787649992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102643090871478" calcext:value-type="float">
            <text:p>0.1026430909</text:p>
          </table:table-cell>
          <table:table-cell table:number-columns-repeated="2"/>
        </table:table-row>
      </table:table>
      <table:table table:name="r16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16/r_0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425532937" calcext:value-type="float">
            <text:p>0.1242553294</text:p>
          </table:table-cell>
        </table:table-row>
        <table:table-row table:style-name="ro1">
          <table:table-cell office:value-type="string" calcext:value-type="string">
            <text:p>../passo3/perlin/n_16/r_10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1" calcext:value-type="float">
            <text:p>1</text:p>
          </table:table-cell>
          <table:table-cell office:value-type="float" office:value="0.121577695012" calcext:value-type="float">
            <text:p>0.121577695</text:p>
          </table:table-cell>
        </table:table-row>
        <table:table-row table:style-name="ro1">
          <table:table-cell office:value-type="string" calcext:value-type="string">
            <text:p>../passo3/perlin/n_16/r_11.txt</text:p>
          </table:table-cell>
          <table:table-cell office:value-type="float" office:value="1.68400001526" calcext:value-type="float">
            <text:p>1.6840000153</text:p>
          </table:table-cell>
          <table:table-cell office:value-type="float" office:value="1" calcext:value-type="float">
            <text:p>1</text:p>
          </table:table-cell>
          <table:table-cell office:value-type="float" office:value="0.316290408373" calcext:value-type="float">
            <text:p>0.3162904084</text:p>
          </table:table-cell>
        </table:table-row>
        <table:table-row table:style-name="ro1">
          <table:table-cell office:value-type="string" calcext:value-type="string">
            <text:p>../passo3/perlin/n_16/r_12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1124781966" calcext:value-type="float">
            <text:p>0.191124782</text:p>
          </table:table-cell>
        </table:table-row>
        <table:table-row table:style-name="ro1">
          <table:table-cell office:value-type="string" calcext:value-type="string">
            <text:p>../passo3/perlin/n_16/r_13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1" calcext:value-type="float">
            <text:p>1</text:p>
          </table:table-cell>
          <table:table-cell office:value-type="float" office:value="0.206500887871" calcext:value-type="float">
            <text:p>0.2065008879</text:p>
          </table:table-cell>
        </table:table-row>
        <table:table-row table:style-name="ro1">
          <table:table-cell office:value-type="string" calcext:value-type="string">
            <text:p>../passo3/perlin/n_16/r_14.txt</text:p>
          </table:table-cell>
          <table:table-cell office:value-type="float" office:value="1.85599994659" calcext:value-type="float">
            <text:p>1.8559999466</text:p>
          </table:table-cell>
          <table:table-cell office:value-type="float" office:value="1" calcext:value-type="float">
            <text:p>1</text:p>
          </table:table-cell>
          <table:table-cell office:value-type="float" office:value="0.143767207861" calcext:value-type="float">
            <text:p>0.1437672079</text:p>
          </table:table-cell>
        </table:table-row>
        <table:table-row table:style-name="ro1">
          <table:table-cell office:value-type="string" calcext:value-type="string">
            <text:p>../passo3/perlin/n_16/r_15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992743492" calcext:value-type="float">
            <text:p>0.1839927435</text:p>
          </table:table-cell>
        </table:table-row>
        <table:table-row table:style-name="ro1">
          <table:table-cell office:value-type="string" calcext:value-type="string">
            <text:p>../passo3/perlin/n_16/r_16.txt</text:p>
          </table:table-cell>
          <table:table-cell office:value-type="float" office:value="1.78100001812" calcext:value-type="float">
            <text:p>1.7810000181</text:p>
          </table:table-cell>
          <table:table-cell office:value-type="float" office:value="1" calcext:value-type="float">
            <text:p>1</text:p>
          </table:table-cell>
          <table:table-cell office:value-type="float" office:value="0.219335913658" calcext:value-type="float">
            <text:p>0.2193359137</text:p>
          </table:table-cell>
        </table:table-row>
        <table:table-row table:style-name="ro1">
          <table:table-cell office:value-type="string" calcext:value-type="string">
            <text:p>../passo3/perlin/n_16/r_17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41080928" calcext:value-type="float">
            <text:p>0.1654410809</text:p>
          </table:table-cell>
        </table:table-row>
        <table:table-row table:style-name="ro1">
          <table:table-cell office:value-type="string" calcext:value-type="string">
            <text:p>../passo3/perlin/n_16/r_18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58272028" calcext:value-type="float">
            <text:p>0.2115827203</text:p>
          </table:table-cell>
        </table:table-row>
        <table:table-row table:style-name="ro1">
          <table:table-cell office:value-type="string" calcext:value-type="string">
            <text:p>../passo3/perlin/n_16/r_19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10255864263" calcext:value-type="float">
            <text:p>0.0410255864</text:p>
          </table:table-cell>
        </table:table-row>
        <table:table-row table:style-name="ro1">
          <table:table-cell office:value-type="string" calcext:value-type="string">
            <text:p>../passo3/perlin/n_16/r_1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9045975804" calcext:value-type="float">
            <text:p>0.0819045976</text:p>
          </table:table-cell>
        </table:table-row>
        <table:table-row table:style-name="ro1">
          <table:table-cell office:value-type="string" calcext:value-type="string">
            <text:p>../passo3/perlin/n_16/r_20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1" calcext:value-type="float">
            <text:p>1</text:p>
          </table:table-cell>
          <table:table-cell office:value-type="float" office:value="0.220580354333" calcext:value-type="float">
            <text:p>0.2205803543</text:p>
          </table:table-cell>
        </table:table-row>
        <table:table-row table:style-name="ro1">
          <table:table-cell office:value-type="string" calcext:value-type="string">
            <text:p>../passo3/perlin/n_16/r_21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2781803608" calcext:value-type="float">
            <text:p>0.1327818036</text:p>
          </table:table-cell>
        </table:table-row>
        <table:table-row table:style-name="ro1">
          <table:table-cell office:value-type="string" calcext:value-type="string">
            <text:p>../passo3/perlin/n_16/r_22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754284859" calcext:value-type="float">
            <text:p>0.2007542849</text:p>
          </table:table-cell>
        </table:table-row>
        <table:table-row table:style-name="ro1">
          <table:table-cell office:value-type="string" calcext:value-type="string">
            <text:p>../passo3/perlin/n_16/r_23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595307529" calcext:value-type="float">
            <text:p>0.1175953075</text:p>
          </table:table-cell>
        </table:table-row>
        <table:table-row table:style-name="ro1">
          <table:table-cell office:value-type="string" calcext:value-type="string">
            <text:p>../passo3/perlin/n_16/r_24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9778773785" calcext:value-type="float">
            <text:p>0.0909778774</text:p>
          </table:table-cell>
        </table:table-row>
        <table:table-row table:style-name="ro1">
          <table:table-cell office:value-type="string" calcext:value-type="string">
            <text:p>../passo3/perlin/n_16/r_25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1" calcext:value-type="float">
            <text:p>1</text:p>
          </table:table-cell>
          <table:table-cell office:value-type="float" office:value="0.23554879427" calcext:value-type="float">
            <text:p>0.2355487943</text:p>
          </table:table-cell>
        </table:table-row>
        <table:table-row table:style-name="ro1">
          <table:table-cell office:value-type="string" calcext:value-type="string">
            <text:p>../passo3/perlin/n_16/r_26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8191689253" calcext:value-type="float">
            <text:p>0.1181916893</text:p>
          </table:table-cell>
        </table:table-row>
        <table:table-row table:style-name="ro1">
          <table:table-cell office:value-type="string" calcext:value-type="string">
            <text:p>../passo3/perlin/n_16/r_27.txt</text:p>
          </table:table-cell>
          <table:table-cell office:value-type="float" office:value="1.69000005722" calcext:value-type="float">
            <text:p>1.6900000572</text:p>
          </table:table-cell>
          <table:table-cell office:value-type="float" office:value="1" calcext:value-type="float">
            <text:p>1</text:p>
          </table:table-cell>
          <table:table-cell office:value-type="float" office:value="0.310391157866" calcext:value-type="float">
            <text:p>0.3103911579</text:p>
          </table:table-cell>
        </table:table-row>
        <table:table-row table:style-name="ro1">
          <table:table-cell office:value-type="string" calcext:value-type="string">
            <text:p>../passo3/perlin/n_16/r_28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873948574" calcext:value-type="float">
            <text:p>0.2118739486</text:p>
          </table:table-cell>
        </table:table-row>
        <table:table-row table:style-name="ro1">
          <table:table-cell office:value-type="string" calcext:value-type="string">
            <text:p>../passo3/perlin/n_16/r_29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1" calcext:value-type="float">
            <text:p>1</text:p>
          </table:table-cell>
          <table:table-cell office:value-type="float" office:value="0.14485283196" calcext:value-type="float">
            <text:p>0.144852832</text:p>
          </table:table-cell>
        </table:table-row>
        <table:table-row table:style-name="ro1">
          <table:table-cell office:value-type="string" calcext:value-type="string">
            <text:p>../passo3/perlin/n_16/r_2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419288158" calcext:value-type="float">
            <text:p>0.1324192882</text:p>
          </table:table-cell>
        </table:table-row>
        <table:table-row table:style-name="ro1">
          <table:table-cell office:value-type="string" calcext:value-type="string">
            <text:p>../passo3/perlin/n_16/r_30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1394636035" calcext:value-type="float">
            <text:p>0.041394636</text:p>
          </table:table-cell>
        </table:table-row>
        <table:table-row table:style-name="ro1">
          <table:table-cell office:value-type="string" calcext:value-type="string">
            <text:p>../passo3/perlin/n_16/r_31.txt</text:p>
          </table:table-cell>
          <table:table-cell office:value-type="float" office:value="1.79600000381" calcext:value-type="float">
            <text:p>1.7960000038</text:p>
          </table:table-cell>
          <table:table-cell office:value-type="float" office:value="1" calcext:value-type="float">
            <text:p>1</text:p>
          </table:table-cell>
          <table:table-cell office:value-type="float" office:value="0.204493969679" calcext:value-type="float">
            <text:p>0.2044939697</text:p>
          </table:table-cell>
        </table:table-row>
        <table:table-row table:style-name="ro1">
          <table:table-cell office:value-type="string" calcext:value-type="string">
            <text:p>../passo3/perlin/n_16/r_32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33186841" calcext:value-type="float">
            <text:p>0.1423318684</text:p>
          </table:table-cell>
        </table:table-row>
        <table:table-row table:style-name="ro1">
          <table:table-cell office:value-type="string" calcext:value-type="string">
            <text:p>../passo3/perlin/n_16/r_33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3358435035" calcext:value-type="float">
            <text:p>0.163358435</text:p>
          </table:table-cell>
        </table:table-row>
        <table:table-row table:style-name="ro1">
          <table:table-cell office:value-type="string" calcext:value-type="string">
            <text:p>../passo3/perlin/n_16/r_34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8042553067" calcext:value-type="float">
            <text:p>0.1080425531</text:p>
          </table:table-cell>
        </table:table-row>
        <table:table-row table:style-name="ro1">
          <table:table-cell office:value-type="string" calcext:value-type="string">
            <text:p>../passo3/perlin/n_16/r_35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67836300656" calcext:value-type="float">
            <text:p>0.007678363</text:p>
          </table:table-cell>
        </table:table-row>
        <table:table-row table:style-name="ro1">
          <table:table-cell office:value-type="string" calcext:value-type="string">
            <text:p>../passo3/perlin/n_16/r_36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81042161584" calcext:value-type="float">
            <text:p>0.0981042162</text:p>
          </table:table-cell>
        </table:table-row>
        <table:table-row table:style-name="ro1">
          <table:table-cell office:value-type="string" calcext:value-type="string">
            <text:p>../passo3/perlin/n_16/r_37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4512113631" calcext:value-type="float">
            <text:p>0.1245121136</text:p>
          </table:table-cell>
        </table:table-row>
        <table:table-row table:style-name="ro1">
          <table:table-cell office:value-type="string" calcext:value-type="string">
            <text:p>../passo3/perlin/n_16/r_38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46166247129" calcext:value-type="float">
            <text:p>0.0446166247</text:p>
          </table:table-cell>
        </table:table-row>
        <table:table-row table:style-name="ro1">
          <table:table-cell office:value-type="string" calcext:value-type="string">
            <text:p>../passo3/perlin/n_16/r_39.txt</text:p>
          </table:table-cell>
          <table:table-cell office:value-type="float" office:value="1.80200004578" calcext:value-type="float">
            <text:p>1.8020000458</text:p>
          </table:table-cell>
          <table:table-cell office:value-type="float" office:value="1" calcext:value-type="float">
            <text:p>1</text:p>
          </table:table-cell>
          <table:table-cell office:value-type="float" office:value="0.19816172123" calcext:value-type="float">
            <text:p>0.1981617212</text:p>
          </table:table-cell>
        </table:table-row>
        <table:table-row table:style-name="ro1">
          <table:table-cell office:value-type="string" calcext:value-type="string">
            <text:p>../passo3/perlin/n_16/r_3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5595069826" calcext:value-type="float">
            <text:p>0.023559507</text:p>
          </table:table-cell>
        </table:table-row>
        <table:table-row table:style-name="ro1">
          <table:table-cell office:value-type="string" calcext:value-type="string">
            <text:p>../passo3/perlin/n_16/r_40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5341516435" calcext:value-type="float">
            <text:p>0.1053415164</text:p>
          </table:table-cell>
        </table:table-row>
        <table:table-row table:style-name="ro1">
          <table:table-cell office:value-type="string" calcext:value-type="string">
            <text:p>../passo3/perlin/n_16/r_41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12314769626" calcext:value-type="float">
            <text:p>0.071231477</text:p>
          </table:table-cell>
        </table:table-row>
        <table:table-row table:style-name="ro1">
          <table:table-cell office:value-type="string" calcext:value-type="string">
            <text:p>../passo3/perlin/n_16/r_42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92358422279" calcext:value-type="float">
            <text:p>0.0892358422</text:p>
          </table:table-cell>
        </table:table-row>
        <table:table-row table:style-name="ro1">
          <table:table-cell office:value-type="string" calcext:value-type="string">
            <text:p>../passo3/perlin/n_16/r_43.txt</text:p>
          </table:table-cell>
          <table:table-cell office:value-type="float" office:value="1.6590000391" calcext:value-type="float">
            <text:p>1.6590000391</text:p>
          </table:table-cell>
          <table:table-cell office:value-type="float" office:value="1" calcext:value-type="float">
            <text:p>1</text:p>
          </table:table-cell>
          <table:table-cell office:value-type="float" office:value="0.341184049845" calcext:value-type="float">
            <text:p>0.3411840498</text:p>
          </table:table-cell>
        </table:table-row>
        <table:table-row table:style-name="ro1">
          <table:table-cell office:value-type="string" calcext:value-type="string">
            <text:p>../passo3/perlin/n_16/r_44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1" calcext:value-type="float">
            <text:p>1</text:p>
          </table:table-cell>
          <table:table-cell office:value-type="float" office:value="0.220568060875" calcext:value-type="float">
            <text:p>0.2205680609</text:p>
          </table:table-cell>
        </table:table-row>
        <table:table-row table:style-name="ro1">
          <table:table-cell office:value-type="string" calcext:value-type="string">
            <text:p>../passo3/perlin/n_16/r_45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288184166" calcext:value-type="float">
            <text:p>0.1728818417</text:p>
          </table:table-cell>
        </table:table-row>
        <table:table-row table:style-name="ro1">
          <table:table-cell office:value-type="string" calcext:value-type="string">
            <text:p>../passo3/perlin/n_16/r_46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0887555182" calcext:value-type="float">
            <text:p>0.1208875552</text:p>
          </table:table-cell>
        </table:table-row>
        <table:table-row table:style-name="ro1">
          <table:table-cell office:value-type="string" calcext:value-type="string">
            <text:p>../passo3/perlin/n_16/r_47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2428905964" calcext:value-type="float">
            <text:p>0.0672428906</text:p>
          </table:table-cell>
        </table:table-row>
        <table:table-row table:style-name="ro1">
          <table:table-cell office:value-type="string" calcext:value-type="string">
            <text:p>../passo3/perlin/n_16/r_48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0879446864" calcext:value-type="float">
            <text:p>0.1308794469</text:p>
          </table:table-cell>
        </table:table-row>
        <table:table-row table:style-name="ro1">
          <table:table-cell office:value-type="string" calcext:value-type="string">
            <text:p>../passo3/perlin/n_16/r_49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1" calcext:value-type="float">
            <text:p>1</text:p>
          </table:table-cell>
          <table:table-cell office:value-type="float" office:value="0.039379671216" calcext:value-type="float">
            <text:p>0.0393796712</text:p>
          </table:table-cell>
        </table:table-row>
        <table:table-row table:style-name="ro1">
          <table:table-cell office:value-type="string" calcext:value-type="string">
            <text:p>../passo3/perlin/n_16/r_4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575757921" calcext:value-type="float">
            <text:p>0.1105757579</text:p>
          </table:table-cell>
        </table:table-row>
        <table:table-row table:style-name="ro1">
          <table:table-cell office:value-type="string" calcext:value-type="string">
            <text:p>../passo3/perlin/n_16/r_50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1" calcext:value-type="float">
            <text:p>1</text:p>
          </table:table-cell>
          <table:table-cell office:value-type="float" office:value="0.235966086388" calcext:value-type="float">
            <text:p>0.2359660864</text:p>
          </table:table-cell>
        </table:table-row>
        <table:table-row table:style-name="ro1">
          <table:table-cell office:value-type="string" calcext:value-type="string">
            <text:p>../passo3/perlin/n_16/r_51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5658931732" calcext:value-type="float">
            <text:p>0.1856589317</text:p>
          </table:table-cell>
        </table:table-row>
        <table:table-row table:style-name="ro1">
          <table:table-cell office:value-type="string" calcext:value-type="string">
            <text:p>../passo3/perlin/n_16/r_52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2535399199" calcext:value-type="float">
            <text:p>0.1625353992</text:p>
          </table:table-cell>
        </table:table-row>
        <table:table-row table:style-name="ro1">
          <table:table-cell office:value-type="string" calcext:value-type="string">
            <text:p>../passo3/perlin/n_16/r_53.txt</text:p>
          </table:table-cell>
          <table:table-cell office:value-type="float" office:value="1.77400004864" calcext:value-type="float">
            <text:p>1.7740000486</text:p>
          </table:table-cell>
          <table:table-cell office:value-type="float" office:value="1" calcext:value-type="float">
            <text:p>1</text:p>
          </table:table-cell>
          <table:table-cell office:value-type="float" office:value="0.226203665137" calcext:value-type="float">
            <text:p>0.2262036651</text:p>
          </table:table-cell>
        </table:table-row>
        <table:table-row table:style-name="ro1">
          <table:table-cell office:value-type="string" calcext:value-type="string">
            <text:p>../passo3/perlin/n_16/r_54.txt</text:p>
          </table:table-cell>
          <table:table-cell office:value-type="float" office:value="1.75600004196" calcext:value-type="float">
            <text:p>1.756000042</text:p>
          </table:table-cell>
          <table:table-cell office:value-type="float" office:value="1" calcext:value-type="float">
            <text:p>1</text:p>
          </table:table-cell>
          <table:table-cell office:value-type="float" office:value="0.243556663394" calcext:value-type="float">
            <text:p>0.2435566634</text:p>
          </table:table-cell>
        </table:table-row>
        <table:table-row table:style-name="ro1">
          <table:table-cell office:value-type="string" calcext:value-type="string">
            <text:p>../passo3/perlin/n_16/r_55.txt</text:p>
          </table:table-cell>
          <table:table-cell office:value-type="float" office:value="1.7120000124" calcext:value-type="float">
            <text:p>1.7120000124</text:p>
          </table:table-cell>
          <table:table-cell office:value-type="float" office:value="1" calcext:value-type="float">
            <text:p>1</text:p>
          </table:table-cell>
          <table:table-cell office:value-type="float" office:value="0.288184672594" calcext:value-type="float">
            <text:p>0.2881846726</text:p>
          </table:table-cell>
        </table:table-row>
        <table:table-row table:style-name="ro1">
          <table:table-cell office:value-type="string" calcext:value-type="string">
            <text:p>../passo3/perlin/n_16/r_56.txt</text:p>
          </table:table-cell>
          <table:table-cell office:value-type="float" office:value="1.75499999523" calcext:value-type="float">
            <text:p>1.7549999952</text:p>
          </table:table-cell>
          <table:table-cell office:value-type="float" office:value="1" calcext:value-type="float">
            <text:p>1</text:p>
          </table:table-cell>
          <table:table-cell office:value-type="float" office:value="0.2447476089" calcext:value-type="float">
            <text:p>0.2447476089</text:p>
          </table:table-cell>
        </table:table-row>
        <table:table-row table:style-name="ro1">
          <table:table-cell office:value-type="string" calcext:value-type="string">
            <text:p>../passo3/perlin/n_16/r_57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3792821765" calcext:value-type="float">
            <text:p>0.1137928218</text:p>
          </table:table-cell>
        </table:table-row>
        <table:table-row table:style-name="ro1">
          <table:table-cell office:value-type="string" calcext:value-type="string">
            <text:p>../passo3/perlin/n_16/r_5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4080254436" calcext:value-type="float">
            <text:p>0.0344080254</text:p>
          </table:table-cell>
        </table:table-row>
        <table:table-row table:style-name="ro1">
          <table:table-cell office:value-type="string" calcext:value-type="string">
            <text:p>../passo3/perlin/n_16/r_59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1" calcext:value-type="float">
            <text:p>1</text:p>
          </table:table-cell>
          <table:table-cell office:value-type="float" office:value="0.24869799614" calcext:value-type="float">
            <text:p>0.2486979961</text:p>
          </table:table-cell>
        </table:table-row>
        <table:table-row table:style-name="ro1">
          <table:table-cell office:value-type="string" calcext:value-type="string">
            <text:p>../passo3/perlin/n_16/r_5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56091549993" calcext:value-type="float">
            <text:p>0.075609155</text:p>
          </table:table-cell>
        </table:table-row>
        <table:table-row table:style-name="ro1">
          <table:table-cell office:value-type="string" calcext:value-type="string">
            <text:p>../passo3/perlin/n_16/r_60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069087863" calcext:value-type="float">
            <text:p>0.1280690879</text:p>
          </table:table-cell>
        </table:table-row>
        <table:table-row table:style-name="ro1">
          <table:table-cell office:value-type="string" calcext:value-type="string">
            <text:p>../passo3/perlin/n_16/r_61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84758403897" calcext:value-type="float">
            <text:p>0.0784758404</text:p>
          </table:table-cell>
        </table:table-row>
        <table:table-row table:style-name="ro1">
          <table:table-cell office:value-type="string" calcext:value-type="string">
            <text:p>../passo3/perlin/n_16/r_62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1" calcext:value-type="float">
            <text:p>1</text:p>
          </table:table-cell>
          <table:table-cell office:value-type="float" office:value="0.215833753347" calcext:value-type="float">
            <text:p>0.2158337533</text:p>
          </table:table-cell>
        </table:table-row>
        <table:table-row table:style-name="ro1">
          <table:table-cell office:value-type="string" calcext:value-type="string">
            <text:p>../passo3/perlin/n_16/r_63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283028245" calcext:value-type="float">
            <text:p>0.1428302825</text:p>
          </table:table-cell>
        </table:table-row>
        <table:table-row table:style-name="ro1">
          <table:table-cell office:value-type="string" calcext:value-type="string">
            <text:p>../passo3/perlin/n_16/r_64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986382365" calcext:value-type="float">
            <text:p>0.1259863824</text:p>
          </table:table-cell>
        </table:table-row>
        <table:table-row table:style-name="ro1">
          <table:table-cell office:value-type="string" calcext:value-type="string">
            <text:p>../passo3/perlin/n_16/r_65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6040614843" calcext:value-type="float">
            <text:p>0.0806040615</text:p>
          </table:table-cell>
        </table:table-row>
        <table:table-row table:style-name="ro1">
          <table:table-cell office:value-type="string" calcext:value-type="string">
            <text:p>../passo3/perlin/n_16/r_66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1158637404" calcext:value-type="float">
            <text:p>0.1911586374</text:p>
          </table:table-cell>
        </table:table-row>
        <table:table-row table:style-name="ro1">
          <table:table-cell office:value-type="string" calcext:value-type="string">
            <text:p>../passo3/perlin/n_16/r_67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89945602417" calcext:value-type="float">
            <text:p>0.2899456024</text:p>
          </table:table-cell>
        </table:table-row>
        <table:table-row table:style-name="ro1">
          <table:table-cell office:value-type="string" calcext:value-type="string">
            <text:p>../passo3/perlin/n_16/r_68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1" calcext:value-type="float">
            <text:p>1</text:p>
          </table:table-cell>
          <table:table-cell office:value-type="float" office:value="0.205498635769" calcext:value-type="float">
            <text:p>0.2054986358</text:p>
          </table:table-cell>
        </table:table-row>
        <table:table-row table:style-name="ro1">
          <table:table-cell office:value-type="string" calcext:value-type="string">
            <text:p>../passo3/perlin/n_16/r_69.txt</text:p>
          </table:table-cell>
          <table:table-cell office:value-type="float" office:value="1.70700001717" calcext:value-type="float">
            <text:p>1.7070000172</text:p>
          </table:table-cell>
          <table:table-cell office:value-type="float" office:value="1" calcext:value-type="float">
            <text:p>1</text:p>
          </table:table-cell>
          <table:table-cell office:value-type="float" office:value="0.292997717857" calcext:value-type="float">
            <text:p>0.2929977179</text:p>
          </table:table-cell>
        </table:table-row>
        <table:table-row table:style-name="ro1">
          <table:table-cell office:value-type="string" calcext:value-type="string">
            <text:p>../passo3/perlin/n_16/r_6.txt</text:p>
          </table:table-cell>
          <table:table-cell office:value-type="float" office:value="1.73099994659" calcext:value-type="float">
            <text:p>1.7309999466</text:p>
          </table:table-cell>
          <table:table-cell office:value-type="float" office:value="1" calcext:value-type="float">
            <text:p>1</text:p>
          </table:table-cell>
          <table:table-cell office:value-type="float" office:value="0.268628627062" calcext:value-type="float">
            <text:p>0.2686286271</text:p>
          </table:table-cell>
        </table:table-row>
        <table:table-row table:style-name="ro1">
          <table:table-cell office:value-type="string" calcext:value-type="string">
            <text:p>../passo3/perlin/n_16/r_70.txt</text:p>
          </table:table-cell>
          <table:table-cell office:value-type="float" office:value="1.6590000391" calcext:value-type="float">
            <text:p>1.6590000391</text:p>
          </table:table-cell>
          <table:table-cell office:value-type="float" office:value="1" calcext:value-type="float">
            <text:p>1</text:p>
          </table:table-cell>
          <table:table-cell office:value-type="float" office:value="0.341074079275" calcext:value-type="float">
            <text:p>0.3410740793</text:p>
          </table:table-cell>
        </table:table-row>
        <table:table-row table:style-name="ro1">
          <table:table-cell office:value-type="string" calcext:value-type="string">
            <text:p>../passo3/perlin/n_16/r_71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4482758045" calcext:value-type="float">
            <text:p>0.304482758</text:p>
          </table:table-cell>
        </table:table-row>
        <table:table-row table:style-name="ro1">
          <table:table-cell office:value-type="string" calcext:value-type="string">
            <text:p>../passo3/perlin/n_16/r_72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60311967134" calcext:value-type="float">
            <text:p>0.1603119671</text:p>
          </table:table-cell>
        </table:table-row>
        <table:table-row table:style-name="ro1">
          <table:table-cell office:value-type="string" calcext:value-type="string">
            <text:p>../passo3/perlin/n_16/r_73.txt</text:p>
          </table:table-cell>
          <table:table-cell office:value-type="float" office:value="1.76699995995" calcext:value-type="float">
            <text:p>1.76699996</text:p>
          </table:table-cell>
          <table:table-cell office:value-type="float" office:value="1" calcext:value-type="float">
            <text:p>1</text:p>
          </table:table-cell>
          <table:table-cell office:value-type="float" office:value="0.23263977468" calcext:value-type="float">
            <text:p>0.2326397747</text:p>
          </table:table-cell>
        </table:table-row>
        <table:table-row table:style-name="ro1">
          <table:table-cell office:value-type="string" calcext:value-type="string">
            <text:p>../passo3/perlin/n_16/r_74.txt</text:p>
          </table:table-cell>
          <table:table-cell office:value-type="float" office:value="1.71300005913" calcext:value-type="float">
            <text:p>1.7130000591</text:p>
          </table:table-cell>
          <table:table-cell office:value-type="float" office:value="1" calcext:value-type="float">
            <text:p>1</text:p>
          </table:table-cell>
          <table:table-cell office:value-type="float" office:value="0.287081927061" calcext:value-type="float">
            <text:p>0.2870819271</text:p>
          </table:table-cell>
        </table:table-row>
        <table:table-row table:style-name="ro1">
          <table:table-cell office:value-type="string" calcext:value-type="string">
            <text:p>../passo3/perlin/n_16/r_75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0567943454" calcext:value-type="float">
            <text:p>0.0140567943</text:p>
          </table:table-cell>
        </table:table-row>
        <table:table-row table:style-name="ro1">
          <table:table-cell office:value-type="string" calcext:value-type="string">
            <text:p>../passo3/perlin/n_16/r_76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2699073553" calcext:value-type="float">
            <text:p>0.1626990736</text:p>
          </table:table-cell>
        </table:table-row>
        <table:table-row table:style-name="ro1">
          <table:table-cell office:value-type="string" calcext:value-type="string">
            <text:p>../passo3/perlin/n_16/r_77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1" calcext:value-type="float">
            <text:p>1</text:p>
          </table:table-cell>
          <table:table-cell office:value-type="float" office:value="0.283148378134" calcext:value-type="float">
            <text:p>0.2831483781</text:p>
          </table:table-cell>
        </table:table-row>
        <table:table-row table:style-name="ro1">
          <table:table-cell office:value-type="string" calcext:value-type="string">
            <text:p>../passo3/perlin/n_16/r_78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1" calcext:value-type="float">
            <text:p>1</text:p>
          </table:table-cell>
          <table:table-cell office:value-type="float" office:value="0.0869992524385" calcext:value-type="float">
            <text:p>0.0869992524</text:p>
          </table:table-cell>
        </table:table-row>
        <table:table-row table:style-name="ro1">
          <table:table-cell office:value-type="string" calcext:value-type="string">
            <text:p>../passo3/perlin/n_16/r_79.txt</text:p>
          </table:table-cell>
          <table:table-cell office:value-type="float" office:value="1.77300000191" calcext:value-type="float">
            <text:p>1.7730000019</text:p>
          </table:table-cell>
          <table:table-cell office:value-type="float" office:value="1" calcext:value-type="float">
            <text:p>1</text:p>
          </table:table-cell>
          <table:table-cell office:value-type="float" office:value="0.227311775088" calcext:value-type="float">
            <text:p>0.2273117751</text:p>
          </table:table-cell>
        </table:table-row>
        <table:table-row table:style-name="ro1">
          <table:table-cell office:value-type="string" calcext:value-type="string">
            <text:p>../passo3/perlin/n_16/r_7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1" calcext:value-type="float">
            <text:p>1</text:p>
          </table:table-cell>
          <table:table-cell office:value-type="float" office:value="0.207005187869" calcext:value-type="float">
            <text:p>0.2070051879</text:p>
          </table:table-cell>
        </table:table-row>
        <table:table-row table:style-name="ro1">
          <table:table-cell office:value-type="string" calcext:value-type="string">
            <text:p>../passo3/perlin/n_16/r_80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1276576519" calcext:value-type="float">
            <text:p>0.1012765765</text:p>
          </table:table-cell>
        </table:table-row>
        <table:table-row table:style-name="ro1">
          <table:table-cell office:value-type="string" calcext:value-type="string">
            <text:p>../passo3/perlin/n_16/r_81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7268490791" calcext:value-type="float">
            <text:p>0.0817268491</text:p>
          </table:table-cell>
        </table:table-row>
        <table:table-row table:style-name="ro1">
          <table:table-cell office:value-type="string" calcext:value-type="string">
            <text:p>../passo3/perlin/n_16/r_82.txt</text:p>
          </table:table-cell>
          <table:table-cell office:value-type="float" office:value="1.71399998665" calcext:value-type="float">
            <text:p>1.7139999867</text:p>
          </table:table-cell>
          <table:table-cell office:value-type="float" office:value="1" calcext:value-type="float">
            <text:p>1</text:p>
          </table:table-cell>
          <table:table-cell office:value-type="float" office:value="0.285916864872" calcext:value-type="float">
            <text:p>0.2859168649</text:p>
          </table:table-cell>
        </table:table-row>
        <table:table-row table:style-name="ro1">
          <table:table-cell office:value-type="string" calcext:value-type="string">
            <text:p>../passo3/perlin/n_16/r_83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9184555709" calcext:value-type="float">
            <text:p>0.1091845557</text:p>
          </table:table-cell>
        </table:table-row>
        <table:table-row table:style-name="ro1">
          <table:table-cell office:value-type="string" calcext:value-type="string">
            <text:p>../passo3/perlin/n_16/r_84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0798807144" calcext:value-type="float">
            <text:p>0.0640798807</text:p>
          </table:table-cell>
        </table:table-row>
        <table:table-row table:style-name="ro1">
          <table:table-cell office:value-type="string" calcext:value-type="string">
            <text:p>../passo3/perlin/n_16/r_85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283314347" calcext:value-type="float">
            <text:p>0.0764283314</text:p>
          </table:table-cell>
        </table:table-row>
        <table:table-row table:style-name="ro1">
          <table:table-cell office:value-type="string" calcext:value-type="string">
            <text:p>../passo3/perlin/n_16/r_86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2623678744" calcext:value-type="float">
            <text:p>0.1026236787</text:p>
          </table:table-cell>
        </table:table-row>
        <table:table-row table:style-name="ro1">
          <table:table-cell office:value-type="string" calcext:value-type="string">
            <text:p>../passo3/perlin/n_16/r_87.txt</text:p>
          </table:table-cell>
          <table:table-cell office:value-type="float" office:value="1.7460000515" calcext:value-type="float">
            <text:p>1.7460000515</text:p>
          </table:table-cell>
          <table:table-cell office:value-type="float" office:value="1" calcext:value-type="float">
            <text:p>1</text:p>
          </table:table-cell>
          <table:table-cell office:value-type="float" office:value="0.254296422005" calcext:value-type="float">
            <text:p>0.254296422</text:p>
          </table:table-cell>
        </table:table-row>
        <table:table-row table:style-name="ro1">
          <table:table-cell office:value-type="string" calcext:value-type="string">
            <text:p>../passo3/perlin/n_16/r_88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5624086261" calcext:value-type="float">
            <text:p>0.1456240863</text:p>
          </table:table-cell>
        </table:table-row>
        <table:table-row table:style-name="ro1">
          <table:table-cell office:value-type="string" calcext:value-type="string">
            <text:p>../passo3/perlin/n_16/r_89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8392046094" calcext:value-type="float">
            <text:p>0.0638392046</text:p>
          </table:table-cell>
        </table:table-row>
        <table:table-row table:style-name="ro1">
          <table:table-cell office:value-type="string" calcext:value-type="string">
            <text:p>../passo3/perlin/n_16/r_8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117544293" calcext:value-type="float">
            <text:p>0.1491175443</text:p>
          </table:table-cell>
        </table:table-row>
        <table:table-row table:style-name="ro1">
          <table:table-cell office:value-type="string" calcext:value-type="string">
            <text:p>../passo3/perlin/n_16/r_90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639814138" calcext:value-type="float">
            <text:p>0.2006398141</text:p>
          </table:table-cell>
        </table:table-row>
        <table:table-row table:style-name="ro1">
          <table:table-cell office:value-type="string" calcext:value-type="string">
            <text:p>../passo3/perlin/n_16/r_91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7709121704" calcext:value-type="float">
            <text:p>0.1577091217</text:p>
          </table:table-cell>
        </table:table-row>
        <table:table-row table:style-name="ro1">
          <table:table-cell office:value-type="string" calcext:value-type="string">
            <text:p>../passo3/perlin/n_16/r_92.txt</text:p>
          </table:table-cell>
          <table:table-cell office:value-type="float" office:value="1.73500001431" calcext:value-type="float">
            <text:p>1.7350000143</text:p>
          </table:table-cell>
          <table:table-cell office:value-type="float" office:value="1" calcext:value-type="float">
            <text:p>1</text:p>
          </table:table-cell>
          <table:table-cell office:value-type="float" office:value="0.264946758747" calcext:value-type="float">
            <text:p>0.2649467587</text:p>
          </table:table-cell>
        </table:table-row>
        <table:table-row table:style-name="ro1">
          <table:table-cell office:value-type="string" calcext:value-type="string">
            <text:p>../passo3/perlin/n_16/r_93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7529299855" calcext:value-type="float">
            <text:p>0.1675292999</text:p>
          </table:table-cell>
        </table:table-row>
        <table:table-row table:style-name="ro1">
          <table:table-cell office:value-type="string" calcext:value-type="string">
            <text:p>../passo3/perlin/n_16/r_94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1" calcext:value-type="float">
            <text:p>1</text:p>
          </table:table-cell>
          <table:table-cell office:value-type="float" office:value="0.0379028357565" calcext:value-type="float">
            <text:p>0.0379028358</text:p>
          </table:table-cell>
        </table:table-row>
        <table:table-row table:style-name="ro1">
          <table:table-cell office:value-type="string" calcext:value-type="string">
            <text:p>../passo3/perlin/n_16/r_95.txt</text:p>
          </table:table-cell>
          <table:table-cell office:value-type="float" office:value="1.85000002384" calcext:value-type="float">
            <text:p>1.8500000238</text:p>
          </table:table-cell>
          <table:table-cell office:value-type="float" office:value="1" calcext:value-type="float">
            <text:p>1</text:p>
          </table:table-cell>
          <table:table-cell office:value-type="float" office:value="0.150318190455" calcext:value-type="float">
            <text:p>0.1503181905</text:p>
          </table:table-cell>
        </table:table-row>
        <table:table-row table:style-name="ro1">
          <table:table-cell office:value-type="string" calcext:value-type="string">
            <text:p>../passo3/perlin/n_16/r_96.txt</text:p>
          </table:table-cell>
          <table:table-cell office:value-type="float" office:value="1.85300004482" calcext:value-type="float">
            <text:p>1.8530000448</text:p>
          </table:table-cell>
          <table:table-cell office:value-type="float" office:value="1" calcext:value-type="float">
            <text:p>1</text:p>
          </table:table-cell>
          <table:table-cell office:value-type="float" office:value="0.146512448788" calcext:value-type="float">
            <text:p>0.1465124488</text:p>
          </table:table-cell>
        </table:table-row>
        <table:table-row table:style-name="ro1">
          <table:table-cell office:value-type="string" calcext:value-type="string">
            <text:p>../passo3/perlin/n_16/r_97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1530252099" calcext:value-type="float">
            <text:p>0.1815302521</text:p>
          </table:table-cell>
        </table:table-row>
        <table:table-row table:style-name="ro1">
          <table:table-cell office:value-type="string" calcext:value-type="string">
            <text:p>../passo3/perlin/n_16/r_98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1" calcext:value-type="float">
            <text:p>1</text:p>
          </table:table-cell>
          <table:table-cell office:value-type="float" office:value="0.160999566317" calcext:value-type="float">
            <text:p>0.1609995663</text:p>
          </table:table-cell>
        </table:table-row>
        <table:table-row table:style-name="ro1">
          <table:table-cell office:value-type="string" calcext:value-type="string">
            <text:p>../passo3/perlin/n_16/r_99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1" calcext:value-type="float">
            <text:p>1</text:p>
          </table:table-cell>
          <table:table-cell office:value-type="float" office:value="0.106265157461" calcext:value-type="float">
            <text:p>0.1062651575</text:p>
          </table:table-cell>
        </table:table-row>
        <table:table-row table:style-name="ro1">
          <table:table-cell office:value-type="string" calcext:value-type="string">
            <text:p>../passo3/perlin/n_16/r_9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086560965" calcext:value-type="float">
            <text:p>0.1030865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395100057126" calcext:value-type="float">
            <text:p>1.839510005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798674928844263" calcext:value-type="float">
            <text:p>0.0798674929</text:p>
          </table:table-cell>
          <table:table-cell table:number-columns-repeated="2"/>
        </table:table-row>
      </table:table>
      <table:table table:name="r3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32/r_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67767219245" calcext:value-type="float">
            <text:p>0.0167767219</text:p>
          </table:table-cell>
        </table:table-row>
        <table:table-row table:style-name="ro1">
          <table:table-cell office:value-type="string" calcext:value-type="string">
            <text:p>../passo3/perlin/n_32/r_10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1" calcext:value-type="float">
            <text:p>1</text:p>
          </table:table-cell>
          <table:table-cell office:value-type="float" office:value="0.0292786434293" calcext:value-type="float">
            <text:p>0.0292786434</text:p>
          </table:table-cell>
        </table:table-row>
        <table:table-row table:style-name="ro1">
          <table:table-cell office:value-type="string" calcext:value-type="string">
            <text:p>../passo3/perlin/n_32/r_11.txt</text:p>
          </table:table-cell>
          <table:table-cell office:value-type="float" office:value="1.80499994755" calcext:value-type="float">
            <text:p>1.8049999476</text:p>
          </table:table-cell>
          <table:table-cell office:value-type="float" office:value="1" calcext:value-type="float">
            <text:p>1</text:p>
          </table:table-cell>
          <table:table-cell office:value-type="float" office:value="0.195477440953" calcext:value-type="float">
            <text:p>0.195477441</text:p>
          </table:table-cell>
        </table:table-row>
        <table:table-row table:style-name="ro1">
          <table:table-cell office:value-type="string" calcext:value-type="string">
            <text:p>../passo3/perlin/n_32/r_12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1" calcext:value-type="float">
            <text:p>1</text:p>
          </table:table-cell>
          <table:table-cell office:value-type="float" office:value="0.196631908417" calcext:value-type="float">
            <text:p>0.1966319084</text:p>
          </table:table-cell>
        </table:table-row>
        <table:table-row table:style-name="ro1">
          <table:table-cell office:value-type="string" calcext:value-type="string">
            <text:p>../passo3/perlin/n_32/r_13.txt</text:p>
          </table:table-cell>
          <table:table-cell office:value-type="float" office:value="1.80599999428" calcext:value-type="float">
            <text:p>1.8059999943</text:p>
          </table:table-cell>
          <table:table-cell office:value-type="float" office:value="1" calcext:value-type="float">
            <text:p>1</text:p>
          </table:table-cell>
          <table:table-cell office:value-type="float" office:value="0.194120943546" calcext:value-type="float">
            <text:p>0.1941209435</text:p>
          </table:table-cell>
        </table:table-row>
        <table:table-row table:style-name="ro1">
          <table:table-cell office:value-type="string" calcext:value-type="string">
            <text:p>../passo3/perlin/n_32/r_14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60108602" calcext:value-type="float">
            <text:p>0.200601086</text:p>
          </table:table-cell>
        </table:table-row>
        <table:table-row table:style-name="ro1">
          <table:table-cell office:value-type="string" calcext:value-type="string">
            <text:p>../passo3/perlin/n_32/r_15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7684180737" calcext:value-type="float">
            <text:p>0.0497684181</text:p>
          </table:table-cell>
        </table:table-row>
        <table:table-row table:style-name="ro1">
          <table:table-cell office:value-type="string" calcext:value-type="string">
            <text:p>../passo3/perlin/n_32/r_16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1" calcext:value-type="float">
            <text:p>1</text:p>
          </table:table-cell>
          <table:table-cell office:value-type="float" office:value="0.0871607065201" calcext:value-type="float">
            <text:p>0.0871607065</text:p>
          </table:table-cell>
        </table:table-row>
        <table:table-row table:style-name="ro1">
          <table:table-cell office:value-type="string" calcext:value-type="string">
            <text:p>../passo3/perlin/n_32/r_17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845930159" calcext:value-type="float">
            <text:p>0.1178459302</text:p>
          </table:table-cell>
        </table:table-row>
        <table:table-row table:style-name="ro1">
          <table:table-cell office:value-type="string" calcext:value-type="string">
            <text:p>../passo3/perlin/n_32/r_18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1" calcext:value-type="float">
            <text:p>1</text:p>
          </table:table-cell>
          <table:table-cell office:value-type="float" office:value="0.187572360039" calcext:value-type="float">
            <text:p>0.18757236</text:p>
          </table:table-cell>
        </table:table-row>
        <table:table-row table:style-name="ro1">
          <table:table-cell office:value-type="string" calcext:value-type="string">
            <text:p>../passo3/perlin/n_32/r_19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1" calcext:value-type="float">
            <text:p>1</text:p>
          </table:table-cell>
          <table:table-cell office:value-type="float" office:value="0.0772231966257" calcext:value-type="float">
            <text:p>0.0772231966</text:p>
          </table:table-cell>
        </table:table-row>
        <table:table-row table:style-name="ro1">
          <table:table-cell office:value-type="string" calcext:value-type="string">
            <text:p>../passo3/perlin/n_32/r_1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63226780295" calcext:value-type="float">
            <text:p>0.096322678</text:p>
          </table:table-cell>
        </table:table-row>
        <table:table-row table:style-name="ro1">
          <table:table-cell office:value-type="string" calcext:value-type="string">
            <text:p>../passo3/perlin/n_32/r_20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605109096" calcext:value-type="float">
            <text:p>0.1196051091</text:p>
          </table:table-cell>
        </table:table-row>
        <table:table-row table:style-name="ro1">
          <table:table-cell office:value-type="string" calcext:value-type="string">
            <text:p>../passo3/perlin/n_32/r_21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6483063698" calcext:value-type="float">
            <text:p>0.1464830637</text:p>
          </table:table-cell>
        </table:table-row>
        <table:table-row table:style-name="ro1">
          <table:table-cell office:value-type="string" calcext:value-type="string">
            <text:p>../passo3/perlin/n_32/r_22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19627323747" calcext:value-type="float">
            <text:p>0.0919627324</text:p>
          </table:table-cell>
        </table:table-row>
        <table:table-row table:style-name="ro1">
          <table:table-cell office:value-type="string" calcext:value-type="string">
            <text:p>../passo3/perlin/n_32/r_23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59713873267" calcext:value-type="float">
            <text:p>0.0759713873</text:p>
          </table:table-cell>
        </table:table-row>
        <table:table-row table:style-name="ro1">
          <table:table-cell office:value-type="string" calcext:value-type="string">
            <text:p>../passo3/perlin/n_32/r_24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100032970309" calcext:value-type="float">
            <text:p>0.1000329703</text:p>
          </table:table-cell>
        </table:table-row>
        <table:table-row table:style-name="ro1">
          <table:table-cell office:value-type="string" calcext:value-type="string">
            <text:p>../passo3/perlin/n_32/r_25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4781122208" calcext:value-type="float">
            <text:p>0.1347811222</text:p>
          </table:table-cell>
        </table:table-row>
        <table:table-row table:style-name="ro1">
          <table:table-cell office:value-type="string" calcext:value-type="string">
            <text:p>../passo3/perlin/n_32/r_26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48009064794" calcext:value-type="float">
            <text:p>0.0848009065</text:p>
          </table:table-cell>
        </table:table-row>
        <table:table-row table:style-name="ro1">
          <table:table-cell office:value-type="string" calcext:value-type="string">
            <text:p>../passo3/perlin/n_32/r_27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501495823264" calcext:value-type="float">
            <text:p>0.0501495823</text:p>
          </table:table-cell>
        </table:table-row>
        <table:table-row table:style-name="ro1">
          <table:table-cell office:value-type="string" calcext:value-type="string">
            <text:p>../passo3/perlin/n_32/r_28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1" calcext:value-type="float">
            <text:p>1</text:p>
          </table:table-cell>
          <table:table-cell office:value-type="float" office:value="0.134173244238" calcext:value-type="float">
            <text:p>0.1341732442</text:p>
          </table:table-cell>
        </table:table-row>
        <table:table-row table:style-name="ro1">
          <table:table-cell office:value-type="string" calcext:value-type="string">
            <text:p>../passo3/perlin/n_32/r_29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5870945156" calcext:value-type="float">
            <text:p>0.1158709452</text:p>
          </table:table-cell>
        </table:table-row>
        <table:table-row table:style-name="ro1">
          <table:table-cell office:value-type="string" calcext:value-type="string">
            <text:p>../passo3/perlin/n_32/r_2.txt</text:p>
          </table:table-cell>
          <table:table-cell office:value-type="float" office:value="1.9279999733" calcext:value-type="float">
            <text:p>1.9279999733</text:p>
          </table:table-cell>
          <table:table-cell office:value-type="float" office:value="1" calcext:value-type="float">
            <text:p>1</text:p>
          </table:table-cell>
          <table:table-cell office:value-type="float" office:value="0.0715091899037" calcext:value-type="float">
            <text:p>0.0715091899</text:p>
          </table:table-cell>
        </table:table-row>
        <table:table-row table:style-name="ro1">
          <table:table-cell office:value-type="string" calcext:value-type="string">
            <text:p>../passo3/perlin/n_32/r_30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5488474965" calcext:value-type="float">
            <text:p>0.125488475</text:p>
          </table:table-cell>
        </table:table-row>
        <table:table-row table:style-name="ro1">
          <table:table-cell office:value-type="string" calcext:value-type="string">
            <text:p>../passo3/perlin/n_32/r_31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6001342237" calcext:value-type="float">
            <text:p>0.1600134224</text:p>
          </table:table-cell>
        </table:table-row>
        <table:table-row table:style-name="ro1">
          <table:table-cell office:value-type="string" calcext:value-type="string">
            <text:p>../passo3/perlin/n_32/r_32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2217657566" calcext:value-type="float">
            <text:p>0.1822176576</text:p>
          </table:table-cell>
        </table:table-row>
        <table:table-row table:style-name="ro1">
          <table:table-cell office:value-type="string" calcext:value-type="string">
            <text:p>../passo3/perlin/n_32/r_33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1" calcext:value-type="float">
            <text:p>1</text:p>
          </table:table-cell>
          <table:table-cell office:value-type="float" office:value="0.235590964556" calcext:value-type="float">
            <text:p>0.2355909646</text:p>
          </table:table-cell>
        </table:table-row>
        <table:table-row table:style-name="ro1">
          <table:table-cell office:value-type="string" calcext:value-type="string">
            <text:p>../passo3/perlin/n_32/r_3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8996625543" calcext:value-type="float">
            <text:p>0.1289966255</text:p>
          </table:table-cell>
        </table:table-row>
        <table:table-row table:style-name="ro1">
          <table:table-cell office:value-type="string" calcext:value-type="string">
            <text:p>../passo3/perlin/n_32/r_35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40579250455" calcext:value-type="float">
            <text:p>0.094057925</text:p>
          </table:table-cell>
        </table:table-row>
        <table:table-row table:style-name="ro1">
          <table:table-cell office:value-type="string" calcext:value-type="string">
            <text:p>../passo3/perlin/n_32/r_36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75656530261" calcext:value-type="float">
            <text:p>0.087565653</text:p>
          </table:table-cell>
        </table:table-row>
        <table:table-row table:style-name="ro1">
          <table:table-cell office:value-type="string" calcext:value-type="string">
            <text:p>../passo3/perlin/n_32/r_37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748749018" calcext:value-type="float">
            <text:p>0.211748749</text:p>
          </table:table-cell>
        </table:table-row>
        <table:table-row table:style-name="ro1">
          <table:table-cell office:value-type="string" calcext:value-type="string">
            <text:p>../passo3/perlin/n_32/r_38.txt</text:p>
          </table:table-cell>
          <table:table-cell office:value-type="float" office:value="1.73800003529" calcext:value-type="float">
            <text:p>1.7380000353</text:p>
          </table:table-cell>
          <table:table-cell office:value-type="float" office:value="1" calcext:value-type="float">
            <text:p>1</text:p>
          </table:table-cell>
          <table:table-cell office:value-type="float" office:value="0.261507600546" calcext:value-type="float">
            <text:p>0.2615076005</text:p>
          </table:table-cell>
        </table:table-row>
        <table:table-row table:style-name="ro1">
          <table:table-cell office:value-type="string" calcext:value-type="string">
            <text:p>../passo3/perlin/n_32/r_39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09564972" calcext:value-type="float">
            <text:p>0.165409565</text:p>
          </table:table-cell>
        </table:table-row>
        <table:table-row table:style-name="ro1">
          <table:table-cell office:value-type="string" calcext:value-type="string">
            <text:p>../passo3/perlin/n_32/r_3.txt</text:p>
          </table:table-cell>
          <table:table-cell office:value-type="float" office:value="1.80099999905" calcext:value-type="float">
            <text:p>1.8009999991</text:p>
          </table:table-cell>
          <table:table-cell office:value-type="float" office:value="1" calcext:value-type="float">
            <text:p>1</text:p>
          </table:table-cell>
          <table:table-cell office:value-type="float" office:value="0.199274942279" calcext:value-type="float">
            <text:p>0.1992749423</text:p>
          </table:table-cell>
        </table:table-row>
        <table:table-row table:style-name="ro1">
          <table:table-cell office:value-type="string" calcext:value-type="string">
            <text:p>../passo3/perlin/n_32/r_40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440589786" calcext:value-type="float">
            <text:p>0.1804405898</text:p>
          </table:table-cell>
        </table:table-row>
        <table:table-row table:style-name="ro1">
          <table:table-cell office:value-type="string" calcext:value-type="string">
            <text:p>../passo3/perlin/n_32/r_41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093952894" calcext:value-type="float">
            <text:p>0.3020939529</text:p>
          </table:table-cell>
        </table:table-row>
        <table:table-row table:style-name="ro1">
          <table:table-cell office:value-type="string" calcext:value-type="string">
            <text:p>../passo3/perlin/n_32/r_42.txt</text:p>
          </table:table-cell>
          <table:table-cell office:value-type="float" office:value="1.77499997616" calcext:value-type="float">
            <text:p>1.7749999762</text:p>
          </table:table-cell>
          <table:table-cell office:value-type="float" office:value="1" calcext:value-type="float">
            <text:p>1</text:p>
          </table:table-cell>
          <table:table-cell office:value-type="float" office:value="0.224525094032" calcext:value-type="float">
            <text:p>0.224525094</text:p>
          </table:table-cell>
        </table:table-row>
        <table:table-row table:style-name="ro1">
          <table:table-cell office:value-type="string" calcext:value-type="string">
            <text:p>../passo3/perlin/n_32/r_43.txt</text:p>
          </table:table-cell>
          <table:table-cell office:value-type="float" office:value="1.8259999752" calcext:value-type="float">
            <text:p>1.8259999752</text:p>
          </table:table-cell>
          <table:table-cell office:value-type="float" office:value="1" calcext:value-type="float">
            <text:p>1</text:p>
          </table:table-cell>
          <table:table-cell office:value-type="float" office:value="0.173651531339" calcext:value-type="float">
            <text:p>0.1736515313</text:p>
          </table:table-cell>
        </table:table-row>
        <table:table-row table:style-name="ro1">
          <table:table-cell office:value-type="string" calcext:value-type="string">
            <text:p>../passo3/perlin/n_32/r_44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64205816388" calcext:value-type="float">
            <text:p>0.0464205816</text:p>
          </table:table-cell>
        </table:table-row>
        <table:table-row table:style-name="ro1">
          <table:table-cell office:value-type="string" calcext:value-type="string">
            <text:p>../passo3/perlin/n_32/r_45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932433426" calcext:value-type="float">
            <text:p>0.1189324334</text:p>
          </table:table-cell>
        </table:table-row>
        <table:table-row table:style-name="ro1">
          <table:table-cell office:value-type="string" calcext:value-type="string">
            <text:p>../passo3/perlin/n_32/r_46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4522723258" calcext:value-type="float">
            <text:p>0.1245227233</text:p>
          </table:table-cell>
        </table:table-row>
        <table:table-row table:style-name="ro1">
          <table:table-cell office:value-type="string" calcext:value-type="string">
            <text:p>../passo3/perlin/n_32/r_47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745289743" calcext:value-type="float">
            <text:p>0.1187452897</text:p>
          </table:table-cell>
        </table:table-row>
        <table:table-row table:style-name="ro1">
          <table:table-cell office:value-type="string" calcext:value-type="string">
            <text:p>../passo3/perlin/n_32/r_48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440589786" calcext:value-type="float">
            <text:p>0.1804405898</text:p>
          </table:table-cell>
        </table:table-row>
        <table:table-row table:style-name="ro1">
          <table:table-cell office:value-type="string" calcext:value-type="string">
            <text:p>../passo3/perlin/n_32/r_49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0997738242149" calcext:value-type="float">
            <text:p>0.0997738242</text:p>
          </table:table-cell>
        </table:table-row>
        <table:table-row table:style-name="ro1">
          <table:table-cell office:value-type="string" calcext:value-type="string">
            <text:p>../passo3/perlin/n_32/r_4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1" calcext:value-type="float">
            <text:p>1</text:p>
          </table:table-cell>
          <table:table-cell office:value-type="float" office:value="0.19246211648" calcext:value-type="float">
            <text:p>0.1924621165</text:p>
          </table:table-cell>
        </table:table-row>
        <table:table-row table:style-name="ro1">
          <table:table-cell office:value-type="string" calcext:value-type="string">
            <text:p>../passo3/perlin/n_32/r_50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1" calcext:value-type="float">
            <text:p>1</text:p>
          </table:table-cell>
          <table:table-cell office:value-type="float" office:value="0.139448687434" calcext:value-type="float">
            <text:p>0.1394486874</text:p>
          </table:table-cell>
        </table:table-row>
        <table:table-row table:style-name="ro1">
          <table:table-cell office:value-type="string" calcext:value-type="string">
            <text:p>../passo3/perlin/n_32/r_51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1250365376" calcext:value-type="float">
            <text:p>0.1012503654</text:p>
          </table:table-cell>
        </table:table-row>
        <table:table-row table:style-name="ro1">
          <table:table-cell office:value-type="string" calcext:value-type="string">
            <text:p>../passo3/perlin/n_32/r_5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6604747474" calcext:value-type="float">
            <text:p>0.1066047475</text:p>
          </table:table-cell>
        </table:table-row>
        <table:table-row table:style-name="ro1">
          <table:table-cell office:value-type="string" calcext:value-type="string">
            <text:p>../passo3/perlin/n_32/r_53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17843952775" calcext:value-type="float">
            <text:p>0.0917843953</text:p>
          </table:table-cell>
        </table:table-row>
        <table:table-row table:style-name="ro1">
          <table:table-cell office:value-type="string" calcext:value-type="string">
            <text:p>../passo3/perlin/n_32/r_54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1" calcext:value-type="float">
            <text:p>1</text:p>
          </table:table-cell>
          <table:table-cell office:value-type="float" office:value="0.0766669213772" calcext:value-type="float">
            <text:p>0.0766669214</text:p>
          </table:table-cell>
        </table:table-row>
        <table:table-row table:style-name="ro1">
          <table:table-cell office:value-type="string" calcext:value-type="string">
            <text:p>../passo3/perlin/n_32/r_55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13637727499" calcext:value-type="float">
            <text:p>0.0913637727</text:p>
          </table:table-cell>
        </table:table-row>
        <table:table-row table:style-name="ro1">
          <table:table-cell office:value-type="string" calcext:value-type="string">
            <text:p>../passo3/perlin/n_32/r_56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1" calcext:value-type="float">
            <text:p>1</text:p>
          </table:table-cell>
          <table:table-cell office:value-type="float" office:value="0.0523761324584" calcext:value-type="float">
            <text:p>0.0523761325</text:p>
          </table:table-cell>
        </table:table-row>
        <table:table-row table:style-name="ro1">
          <table:table-cell office:value-type="string" calcext:value-type="string">
            <text:p>../passo3/perlin/n_32/r_57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40327349305" calcext:value-type="float">
            <text:p>0.1403273493</text:p>
          </table:table-cell>
        </table:table-row>
        <table:table-row table:style-name="ro1">
          <table:table-cell office:value-type="string" calcext:value-type="string">
            <text:p>../passo3/perlin/n_32/r_58.txt</text:p>
          </table:table-cell>
          <table:table-cell office:value-type="float" office:value="1.74800002575" calcext:value-type="float">
            <text:p>1.7480000258</text:p>
          </table:table-cell>
          <table:table-cell office:value-type="float" office:value="1" calcext:value-type="float">
            <text:p>1</text:p>
          </table:table-cell>
          <table:table-cell office:value-type="float" office:value="0.251766979694" calcext:value-type="float">
            <text:p>0.2517669797</text:p>
          </table:table-cell>
        </table:table-row>
        <table:table-row table:style-name="ro1">
          <table:table-cell office:value-type="string" calcext:value-type="string">
            <text:p>../passo3/perlin/n_32/r_59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1" calcext:value-type="float">
            <text:p>1</text:p>
          </table:table-cell>
          <table:table-cell office:value-type="float" office:value="0.176262632012" calcext:value-type="float">
            <text:p>0.176262632</text:p>
          </table:table-cell>
        </table:table-row>
        <table:table-row table:style-name="ro1">
          <table:table-cell office:value-type="string" calcext:value-type="string">
            <text:p>../passo3/perlin/n_32/r_5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8223730326" calcext:value-type="float">
            <text:p>0.070822373</text:p>
          </table:table-cell>
        </table:table-row>
        <table:table-row table:style-name="ro1">
          <table:table-cell office:value-type="string" calcext:value-type="string">
            <text:p>../passo3/perlin/n_32/r_60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253474832" calcext:value-type="float">
            <text:p>0.1282534748</text:p>
          </table:table-cell>
        </table:table-row>
        <table:table-row table:style-name="ro1">
          <table:table-cell office:value-type="string" calcext:value-type="string">
            <text:p>../passo3/perlin/n_32/r_61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071680427" calcext:value-type="float">
            <text:p>0.1720716804</text:p>
          </table:table-cell>
        </table:table-row>
        <table:table-row table:style-name="ro1">
          <table:table-cell office:value-type="string" calcext:value-type="string">
            <text:p>../passo3/perlin/n_32/r_62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29521891475" calcext:value-type="float">
            <text:p>0.1295218915</text:p>
          </table:table-cell>
        </table:table-row>
        <table:table-row table:style-name="ro1">
          <table:table-cell office:value-type="string" calcext:value-type="string">
            <text:p>../passo3/perlin/n_32/r_63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7000492513" calcext:value-type="float">
            <text:p>0.1070004925</text:p>
          </table:table-cell>
        </table:table-row>
        <table:table-row table:style-name="ro1">
          <table:table-cell office:value-type="string" calcext:value-type="string">
            <text:p>../passo3/perlin/n_32/r_64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814674854" calcext:value-type="float">
            <text:p>0.1398146749</text:p>
          </table:table-cell>
        </table:table-row>
        <table:table-row table:style-name="ro1">
          <table:table-cell office:value-type="string" calcext:value-type="string">
            <text:p>../passo3/perlin/n_32/r_65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480091453" calcext:value-type="float">
            <text:p>0.1724800915</text:p>
          </table:table-cell>
        </table:table-row>
        <table:table-row table:style-name="ro1">
          <table:table-cell office:value-type="string" calcext:value-type="string">
            <text:p>../passo3/perlin/n_32/r_66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57890219986" calcext:value-type="float">
            <text:p>0.045789022</text:p>
          </table:table-cell>
        </table:table-row>
        <table:table-row table:style-name="ro1">
          <table:table-cell office:value-type="string" calcext:value-type="string">
            <text:p>../passo3/perlin/n_32/r_67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7246844247" calcext:value-type="float">
            <text:p>0.0172468442</text:p>
          </table:table-cell>
        </table:table-row>
        <table:table-row table:style-name="ro1">
          <table:table-cell office:value-type="string" calcext:value-type="string">
            <text:p>../passo3/perlin/n_32/r_68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3128500581" calcext:value-type="float">
            <text:p>0.1731285006</text:p>
          </table:table-cell>
        </table:table-row>
        <table:table-row table:style-name="ro1">
          <table:table-cell office:value-type="string" calcext:value-type="string">
            <text:p>../passo3/perlin/n_32/r_6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975516677" calcext:value-type="float">
            <text:p>0.1319755167</text:p>
          </table:table-cell>
        </table:table-row>
        <table:table-row table:style-name="ro1">
          <table:table-cell office:value-type="string" calcext:value-type="string">
            <text:p>../passo3/perlin/n_32/r_6.txt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250106543303" calcext:value-type="float">
            <text:p>0.2501065433</text:p>
          </table:table-cell>
        </table:table-row>
        <table:table-row table:style-name="ro1">
          <table:table-cell office:value-type="string" calcext:value-type="string">
            <text:p>../passo3/perlin/n_32/r_70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1" calcext:value-type="float">
            <text:p>1</text:p>
          </table:table-cell>
          <table:table-cell office:value-type="float" office:value="0.082752302289" calcext:value-type="float">
            <text:p>0.0827523023</text:p>
          </table:table-cell>
        </table:table-row>
        <table:table-row table:style-name="ro1">
          <table:table-cell office:value-type="string" calcext:value-type="string">
            <text:p>../passo3/perlin/n_32/r_71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313708365" calcext:value-type="float">
            <text:p>0.0673137084</text:p>
          </table:table-cell>
        </table:table-row>
        <table:table-row table:style-name="ro1">
          <table:table-cell office:value-type="string" calcext:value-type="string">
            <text:p>../passo3/perlin/n_32/r_72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50871453807" calcext:value-type="float">
            <text:p>0.0150871454</text:p>
          </table:table-cell>
        </table:table-row>
        <table:table-row table:style-name="ro1">
          <table:table-cell office:value-type="string" calcext:value-type="string">
            <text:p>../passo3/perlin/n_32/r_73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40028089285" calcext:value-type="float">
            <text:p>0.1400280893</text:p>
          </table:table-cell>
        </table:table-row>
        <table:table-row table:style-name="ro1">
          <table:table-cell office:value-type="string" calcext:value-type="string">
            <text:p>../passo3/perlin/n_32/r_74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296854496" calcext:value-type="float">
            <text:p>0.0632968545</text:p>
          </table:table-cell>
        </table:table-row>
        <table:table-row table:style-name="ro1">
          <table:table-cell office:value-type="string" calcext:value-type="string">
            <text:p>../passo3/perlin/n_32/r_75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7527327538" calcext:value-type="float">
            <text:p>0.1575273275</text:p>
          </table:table-cell>
        </table:table-row>
        <table:table-row table:style-name="ro1">
          <table:table-cell office:value-type="string" calcext:value-type="string">
            <text:p>../passo3/perlin/n_32/r_76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4198961705" calcext:value-type="float">
            <text:p>0.0541989617</text:p>
          </table:table-cell>
        </table:table-row>
        <table:table-row table:style-name="ro1">
          <table:table-cell office:value-type="string" calcext:value-type="string">
            <text:p>../passo3/perlin/n_32/r_77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5814014673" calcext:value-type="float">
            <text:p>0.0975814015</text:p>
          </table:table-cell>
        </table:table-row>
        <table:table-row table:style-name="ro1">
          <table:table-cell office:value-type="string" calcext:value-type="string">
            <text:p>../passo3/perlin/n_32/r_78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1" calcext:value-type="float">
            <text:p>1</text:p>
          </table:table-cell>
          <table:table-cell office:value-type="float" office:value="0.0328448936343" calcext:value-type="float">
            <text:p>0.0328448936</text:p>
          </table:table-cell>
        </table:table-row>
        <table:table-row table:style-name="ro1">
          <table:table-cell office:value-type="string" calcext:value-type="string">
            <text:p>../passo3/perlin/n_32/r_79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1" calcext:value-type="float">
            <text:p>1</text:p>
          </table:table-cell>
          <table:table-cell office:value-type="float" office:value="0.188236668706" calcext:value-type="float">
            <text:p>0.1882366687</text:p>
          </table:table-cell>
        </table:table-row>
        <table:table-row table:style-name="ro1">
          <table:table-cell office:value-type="string" calcext:value-type="string">
            <text:p>../passo3/perlin/n_32/r_7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5558284521" calcext:value-type="float">
            <text:p>0.0815558285</text:p>
          </table:table-cell>
        </table:table-row>
        <table:table-row table:style-name="ro1">
          <table:table-cell office:value-type="string" calcext:value-type="string">
            <text:p>../passo3/perlin/n_32/r_80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1294074059" calcext:value-type="float">
            <text:p>0.1912940741</text:p>
          </table:table-cell>
        </table:table-row>
        <table:table-row table:style-name="ro1">
          <table:table-cell office:value-type="string" calcext:value-type="string">
            <text:p>../passo3/perlin/n_32/r_81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2594849765" calcext:value-type="float">
            <text:p>0.022259485</text:p>
          </table:table-cell>
        </table:table-row>
        <table:table-row table:style-name="ro1">
          <table:table-cell office:value-type="string" calcext:value-type="string">
            <text:p>../passo3/perlin/n_32/r_82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786325514" calcext:value-type="float">
            <text:p>0.1177863255</text:p>
          </table:table-cell>
        </table:table-row>
        <table:table-row table:style-name="ro1">
          <table:table-cell office:value-type="string" calcext:value-type="string">
            <text:p>../passo3/perlin/n_32/r_83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12822388858" calcext:value-type="float">
            <text:p>0.0212822389</text:p>
          </table:table-cell>
        </table:table-row>
        <table:table-row table:style-name="ro1">
          <table:table-cell office:value-type="string" calcext:value-type="string">
            <text:p>../passo3/perlin/n_32/r_84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9088286757" calcext:value-type="float">
            <text:p>0.1090882868</text:p>
          </table:table-cell>
        </table:table-row>
        <table:table-row table:style-name="ro1">
          <table:table-cell office:value-type="string" calcext:value-type="string">
            <text:p>../passo3/perlin/n_32/r_85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5363809168" calcext:value-type="float">
            <text:p>0.0495363809</text:p>
          </table:table-cell>
        </table:table-row>
        <table:table-row table:style-name="ro1">
          <table:table-cell office:value-type="string" calcext:value-type="string">
            <text:p>../passo3/perlin/n_32/r_86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2434187531" calcext:value-type="float">
            <text:p>0.2124341875</text:p>
          </table:table-cell>
        </table:table-row>
        <table:table-row table:style-name="ro1">
          <table:table-cell office:value-type="string" calcext:value-type="string">
            <text:p>../passo3/perlin/n_32/r_87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305354774" calcext:value-type="float">
            <text:p>0.1730535477</text:p>
          </table:table-cell>
        </table:table-row>
        <table:table-row table:style-name="ro1">
          <table:table-cell office:value-type="string" calcext:value-type="string">
            <text:p>../passo3/perlin/n_32/r_88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1" calcext:value-type="float">
            <text:p>1</text:p>
          </table:table-cell>
          <table:table-cell office:value-type="float" office:value="0.0620636567473" calcext:value-type="float">
            <text:p>0.0620636567</text:p>
          </table:table-cell>
        </table:table-row>
        <table:table-row table:style-name="ro1">
          <table:table-cell office:value-type="string" calcext:value-type="string">
            <text:p>../passo3/perlin/n_32/r_89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8165629208" calcext:value-type="float">
            <text:p>0.1081656292</text:p>
          </table:table-cell>
        </table:table-row>
        <table:table-row table:style-name="ro1">
          <table:table-cell office:value-type="string" calcext:value-type="string">
            <text:p>../passo3/perlin/n_32/r_8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1" calcext:value-type="float">
            <text:p>1</text:p>
          </table:table-cell>
          <table:table-cell office:value-type="float" office:value="0.0546796545386" calcext:value-type="float">
            <text:p>0.0546796545</text:p>
          </table:table-cell>
        </table:table-row>
        <table:table-row table:style-name="ro1">
          <table:table-cell office:value-type="string" calcext:value-type="string">
            <text:p>../passo3/perlin/n_32/r_90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1" calcext:value-type="float">
            <text:p>1</text:p>
          </table:table-cell>
          <table:table-cell office:value-type="float" office:value="0.059604998678" calcext:value-type="float">
            <text:p>0.0596049987</text:p>
          </table:table-cell>
        </table:table-row>
        <table:table-row table:style-name="ro1">
          <table:table-cell office:value-type="string" calcext:value-type="string">
            <text:p>../passo3/perlin/n_32/r_91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20404981077" calcext:value-type="float">
            <text:p>0.1204049811</text:p>
          </table:table-cell>
        </table:table-row>
        <table:table-row table:style-name="ro1">
          <table:table-cell office:value-type="string" calcext:value-type="string">
            <text:p>../passo3/perlin/n_32/r_9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7183910906" calcext:value-type="float">
            <text:p>0.1071839109</text:p>
          </table:table-cell>
        </table:table-row>
        <table:table-row table:style-name="ro1">
          <table:table-cell office:value-type="string" calcext:value-type="string">
            <text:p>../passo3/perlin/n_32/r_93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7183910906" calcext:value-type="float">
            <text:p>0.1071839109</text:p>
          </table:table-cell>
        </table:table-row>
        <table:table-row table:style-name="ro1">
          <table:table-cell office:value-type="string" calcext:value-type="string">
            <text:p>../passo3/perlin/n_32/r_9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906371057" calcext:value-type="float">
            <text:p>0.1290637106</text:p>
          </table:table-cell>
        </table:table-row>
        <table:table-row table:style-name="ro1">
          <table:table-cell office:value-type="string" calcext:value-type="string">
            <text:p>../passo3/perlin/n_32/r_95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1" calcext:value-type="float">
            <text:p>1</text:p>
          </table:table-cell>
          <table:table-cell office:value-type="float" office:value="0.160514354706" calcext:value-type="float">
            <text:p>0.1605143547</text:p>
          </table:table-cell>
        </table:table-row>
        <table:table-row table:style-name="ro1">
          <table:table-cell office:value-type="string" calcext:value-type="string">
            <text:p>../passo3/perlin/n_32/r_96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13040204346" calcext:value-type="float">
            <text:p>0.0313040204</text:p>
          </table:table-cell>
        </table:table-row>
        <table:table-row table:style-name="ro1">
          <table:table-cell office:value-type="string" calcext:value-type="string">
            <text:p>../passo3/perlin/n_32/r_97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1" calcext:value-type="float">
            <text:p>1</text:p>
          </table:table-cell>
          <table:table-cell office:value-type="float" office:value="0.0766855552793" calcext:value-type="float">
            <text:p>0.0766855553</text:p>
          </table:table-cell>
        </table:table-row>
        <table:table-row table:style-name="ro1">
          <table:table-cell office:value-type="string" calcext:value-type="string">
            <text:p>../passo3/perlin/n_32/r_98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817018509" calcext:value-type="float">
            <text:p>0.1198170185</text:p>
          </table:table-cell>
        </table:table-row>
        <table:table-row table:style-name="ro1">
          <table:table-cell office:value-type="string" calcext:value-type="string">
            <text:p>../passo3/perlin/n_32/r_99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62383151054" calcext:value-type="float">
            <text:p>0.0962383151</text:p>
          </table:table-cell>
        </table:table-row>
        <table:table-row table:style-name="ro1">
          <table:table-cell office:value-type="string" calcext:value-type="string">
            <text:p>../passo3/perlin/n_32/r_9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1409882903" calcext:value-type="float">
            <text:p>0.07414098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86200034622" calcext:value-type="float">
            <text:p>1.8786200035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611990938930971" calcext:value-type="float">
            <text:p>0.0611990939</text:p>
          </table:table-cell>
          <table:table-cell table:number-columns-repeated="2"/>
        </table:table-row>
      </table:table>
      <table:table table:name="r64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64/r_0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7560020685" calcext:value-type="float">
            <text:p>0.1575600207</text:p>
          </table:table-cell>
        </table:table-row>
        <table:table-row table:style-name="ro1">
          <table:table-cell office:value-type="string" calcext:value-type="string">
            <text:p>../passo3/perlin/n_64/r_10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1" calcext:value-type="float">
            <text:p>1</text:p>
          </table:table-cell>
          <table:table-cell office:value-type="float" office:value="0.0129335876554" calcext:value-type="float">
            <text:p>0.0129335877</text:p>
          </table:table-cell>
        </table:table-row>
        <table:table-row table:style-name="ro1">
          <table:table-cell office:value-type="string" calcext:value-type="string">
            <text:p>../passo3/perlin/n_64/r_11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1" calcext:value-type="float">
            <text:p>1</text:p>
          </table:table-cell>
          <table:table-cell office:value-type="float" office:value="0.204875513911" calcext:value-type="float">
            <text:p>0.2048755139</text:p>
          </table:table-cell>
        </table:table-row>
        <table:table-row table:style-name="ro1">
          <table:table-cell office:value-type="string" calcext:value-type="string">
            <text:p>../passo3/perlin/n_64/r_12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9116419107" calcext:value-type="float">
            <text:p>0.0239116419</text:p>
          </table:table-cell>
        </table:table-row>
        <table:table-row table:style-name="ro1">
          <table:table-cell office:value-type="string" calcext:value-type="string">
            <text:p>../passo3/perlin/n_64/r_13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10418978333" calcext:value-type="float">
            <text:p>0.0310418978</text:p>
          </table:table-cell>
        </table:table-row>
        <table:table-row table:style-name="ro1">
          <table:table-cell office:value-type="string" calcext:value-type="string">
            <text:p>../passo3/perlin/n_64/r_14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1387189031" calcext:value-type="float">
            <text:p>0.131387189</text:p>
          </table:table-cell>
        </table:table-row>
        <table:table-row table:style-name="ro1">
          <table:table-cell office:value-type="string" calcext:value-type="string">
            <text:p>../passo3/perlin/n_64/r_15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30239188671" calcext:value-type="float">
            <text:p>0.1302391887</text:p>
          </table:table-cell>
        </table:table-row>
        <table:table-row table:style-name="ro1">
          <table:table-cell office:value-type="string" calcext:value-type="string">
            <text:p>../passo3/perlin/n_64/r_16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5760034919" calcext:value-type="float">
            <text:p>0.1557600349</text:p>
          </table:table-cell>
        </table:table-row>
        <table:table-row table:style-name="ro1">
          <table:table-cell office:value-type="string" calcext:value-type="string">
            <text:p>../passo3/perlin/n_64/r_17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8374419212" calcext:value-type="float">
            <text:p>0.1683744192</text:p>
          </table:table-cell>
        </table:table-row>
        <table:table-row table:style-name="ro1">
          <table:table-cell office:value-type="string" calcext:value-type="string">
            <text:p>../passo3/perlin/n_64/r_18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7653915882" calcext:value-type="float">
            <text:p>0.1076539159</text:p>
          </table:table-cell>
        </table:table-row>
        <table:table-row table:style-name="ro1">
          <table:table-cell office:value-type="string" calcext:value-type="string">
            <text:p>../passo3/perlin/n_64/r_19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1" calcext:value-type="float">
            <text:p>1</text:p>
          </table:table-cell>
          <table:table-cell office:value-type="float" office:value="0.193206772208" calcext:value-type="float">
            <text:p>0.1932067722</text:p>
          </table:table-cell>
        </table:table-row>
        <table:table-row table:style-name="ro1">
          <table:table-cell office:value-type="string" calcext:value-type="string">
            <text:p>../passo3/perlin/n_64/r_1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7190262079" calcext:value-type="float">
            <text:p>0.1271902621</text:p>
          </table:table-cell>
        </table:table-row>
        <table:table-row table:style-name="ro1">
          <table:table-cell office:value-type="string" calcext:value-type="string">
            <text:p>../passo3/perlin/n_64/r_20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1" calcext:value-type="float">
            <text:p>1</text:p>
          </table:table-cell>
          <table:table-cell office:value-type="float" office:value="0.0653333067894" calcext:value-type="float">
            <text:p>0.0653333068</text:p>
          </table:table-cell>
        </table:table-row>
        <table:table-row table:style-name="ro1">
          <table:table-cell office:value-type="string" calcext:value-type="string">
            <text:p>../passo3/perlin/n_64/r_21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1" calcext:value-type="float">
            <text:p>1</text:p>
          </table:table-cell>
          <table:table-cell office:value-type="float" office:value="0.156948626041" calcext:value-type="float">
            <text:p>0.156948626</text:p>
          </table:table-cell>
        </table:table-row>
        <table:table-row table:style-name="ro1">
          <table:table-cell office:value-type="string" calcext:value-type="string">
            <text:p>../passo3/perlin/n_64/r_22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3794443905" calcext:value-type="float">
            <text:p>0.1237944439</text:p>
          </table:table-cell>
        </table:table-row>
        <table:table-row table:style-name="ro1">
          <table:table-cell office:value-type="string" calcext:value-type="string">
            <text:p>../passo3/perlin/n_64/r_23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75806754827" calcext:value-type="float">
            <text:p>0.0775806755</text:p>
          </table:table-cell>
        </table:table-row>
        <table:table-row table:style-name="ro1">
          <table:table-cell office:value-type="string" calcext:value-type="string">
            <text:p>../passo3/perlin/n_64/r_24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1" calcext:value-type="float">
            <text:p>1</text:p>
          </table:table-cell>
          <table:table-cell office:value-type="float" office:value="0.116669289768" calcext:value-type="float">
            <text:p>0.1166692898</text:p>
          </table:table-cell>
        </table:table-row>
        <table:table-row table:style-name="ro1">
          <table:table-cell office:value-type="string" calcext:value-type="string">
            <text:p>../passo3/perlin/n_64/r_25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599957407" calcext:value-type="float">
            <text:p>0.1105999574</text:p>
          </table:table-cell>
        </table:table-row>
        <table:table-row table:style-name="ro1">
          <table:table-cell office:value-type="string" calcext:value-type="string">
            <text:p>../passo3/perlin/n_64/r_26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5245680809" calcext:value-type="float">
            <text:p>0.1352456808</text:p>
          </table:table-cell>
        </table:table-row>
        <table:table-row table:style-name="ro1">
          <table:table-cell office:value-type="string" calcext:value-type="string">
            <text:p>../passo3/perlin/n_64/r_27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4408217371" calcext:value-type="float">
            <text:p>0.1144082174</text:p>
          </table:table-cell>
        </table:table-row>
        <table:table-row table:style-name="ro1">
          <table:table-cell office:value-type="string" calcext:value-type="string">
            <text:p>../passo3/perlin/n_64/r_28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6493083835" calcext:value-type="float">
            <text:p>0.1864930838</text:p>
          </table:table-cell>
        </table:table-row>
        <table:table-row table:style-name="ro1">
          <table:table-cell office:value-type="string" calcext:value-type="string">
            <text:p>../passo3/perlin/n_64/r_29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0996221527457" calcext:value-type="float">
            <text:p>0.0996221527</text:p>
          </table:table-cell>
        </table:table-row>
        <table:table-row table:style-name="ro1">
          <table:table-cell office:value-type="string" calcext:value-type="string">
            <text:p>../passo3/perlin/n_64/r_2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8142154813" calcext:value-type="float">
            <text:p>0.1681421548</text:p>
          </table:table-cell>
        </table:table-row>
        <table:table-row table:style-name="ro1">
          <table:table-cell office:value-type="string" calcext:value-type="string">
            <text:p>../passo3/perlin/n_64/r_30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1" calcext:value-type="float">
            <text:p>1</text:p>
          </table:table-cell>
          <table:table-cell office:value-type="float" office:value="0.0624324828386" calcext:value-type="float">
            <text:p>0.0624324828</text:p>
          </table:table-cell>
        </table:table-row>
        <table:table-row table:style-name="ro1">
          <table:table-cell office:value-type="string" calcext:value-type="string">
            <text:p>../passo3/perlin/n_64/r_31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1" calcext:value-type="float">
            <text:p>1</text:p>
          </table:table-cell>
          <table:table-cell office:value-type="float" office:value="0.0391511283815" calcext:value-type="float">
            <text:p>0.0391511284</text:p>
          </table:table-cell>
        </table:table-row>
        <table:table-row table:style-name="ro1">
          <table:table-cell office:value-type="string" calcext:value-type="string">
            <text:p>../passo3/perlin/n_64/r_32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1" calcext:value-type="float">
            <text:p>1</text:p>
          </table:table-cell>
          <table:table-cell office:value-type="float" office:value="0.153659954667" calcext:value-type="float">
            <text:p>0.1536599547</text:p>
          </table:table-cell>
        </table:table-row>
        <table:table-row table:style-name="ro1">
          <table:table-cell office:value-type="string" calcext:value-type="string">
            <text:p>../passo3/perlin/n_64/r_33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4680106044" calcext:value-type="float">
            <text:p>0.104680106</text:p>
          </table:table-cell>
        </table:table-row>
        <table:table-row table:style-name="ro1">
          <table:table-cell office:value-type="string" calcext:value-type="string">
            <text:p>../passo3/perlin/n_64/r_34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36538693309" calcext:value-type="float">
            <text:p>0.0736538693</text:p>
          </table:table-cell>
        </table:table-row>
        <table:table-row table:style-name="ro1">
          <table:table-cell office:value-type="string" calcext:value-type="string">
            <text:p>../passo3/perlin/n_64/r_35.txt</text:p>
          </table:table-cell>
          <table:table-cell office:value-type="float" office:value="1.8409999609" calcext:value-type="float">
            <text:p>1.8409999609</text:p>
          </table:table-cell>
          <table:table-cell office:value-type="float" office:value="1" calcext:value-type="float">
            <text:p>1</text:p>
          </table:table-cell>
          <table:table-cell office:value-type="float" office:value="0.159094691277" calcext:value-type="float">
            <text:p>0.1590946913</text:p>
          </table:table-cell>
        </table:table-row>
        <table:table-row table:style-name="ro1">
          <table:table-cell office:value-type="string" calcext:value-type="string">
            <text:p>../passo3/perlin/n_64/r_36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108735621" calcext:value-type="float">
            <text:p>0.0341087356</text:p>
          </table:table-cell>
        </table:table-row>
        <table:table-row table:style-name="ro1">
          <table:table-cell office:value-type="string" calcext:value-type="string">
            <text:p>../passo3/perlin/n_64/r_37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2222321033" calcext:value-type="float">
            <text:p>0.0792222321</text:p>
          </table:table-cell>
        </table:table-row>
        <table:table-row table:style-name="ro1">
          <table:table-cell office:value-type="string" calcext:value-type="string">
            <text:p>../passo3/perlin/n_64/r_38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2297736406" calcext:value-type="float">
            <text:p>0.1822977364</text:p>
          </table:table-cell>
        </table:table-row>
        <table:table-row table:style-name="ro1">
          <table:table-cell office:value-type="string" calcext:value-type="string">
            <text:p>../passo3/perlin/n_64/r_39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77958859503" calcext:value-type="float">
            <text:p>0.057795886</text:p>
          </table:table-cell>
        </table:table-row>
        <table:table-row table:style-name="ro1">
          <table:table-cell office:value-type="string" calcext:value-type="string">
            <text:p>../passo3/perlin/n_64/r_3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697010233998" calcext:value-type="float">
            <text:p>0.0697010234</text:p>
          </table:table-cell>
        </table:table-row>
        <table:table-row table:style-name="ro1">
          <table:table-cell office:value-type="string" calcext:value-type="string">
            <text:p>../passo3/perlin/n_64/r_40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60431918502" calcext:value-type="float">
            <text:p>0.0960431919</text:p>
          </table:table-cell>
        </table:table-row>
        <table:table-row table:style-name="ro1">
          <table:table-cell office:value-type="string" calcext:value-type="string">
            <text:p>../passo3/perlin/n_64/r_41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1" calcext:value-type="float">
            <text:p>1</text:p>
          </table:table-cell>
          <table:table-cell office:value-type="float" office:value="0.192849129438" calcext:value-type="float">
            <text:p>0.1928491294</text:p>
          </table:table-cell>
        </table:table-row>
        <table:table-row table:style-name="ro1">
          <table:table-cell office:value-type="string" calcext:value-type="string">
            <text:p>../passo3/perlin/n_64/r_42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1" calcext:value-type="float">
            <text:p>1</text:p>
          </table:table-cell>
          <table:table-cell office:value-type="float" office:value="0.0327795259655" calcext:value-type="float">
            <text:p>0.032779526</text:p>
          </table:table-cell>
        </table:table-row>
        <table:table-row table:style-name="ro1">
          <table:table-cell office:value-type="string" calcext:value-type="string">
            <text:p>../passo3/perlin/n_64/r_43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8142154813" calcext:value-type="float">
            <text:p>0.1681421548</text:p>
          </table:table-cell>
        </table:table-row>
        <table:table-row table:style-name="ro1">
          <table:table-cell office:value-type="string" calcext:value-type="string">
            <text:p>../passo3/perlin/n_64/r_44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1" calcext:value-type="float">
            <text:p>1</text:p>
          </table:table-cell>
          <table:table-cell office:value-type="float" office:value="0.216262951493" calcext:value-type="float">
            <text:p>0.2162629515</text:p>
          </table:table-cell>
        </table:table-row>
        <table:table-row table:style-name="ro1">
          <table:table-cell office:value-type="string" calcext:value-type="string">
            <text:p>../passo3/perlin/n_64/r_45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4944384694" calcext:value-type="float">
            <text:p>0.0644944385</text:p>
          </table:table-cell>
        </table:table-row>
        <table:table-row table:style-name="ro1">
          <table:table-cell office:value-type="string" calcext:value-type="string">
            <text:p>../passo3/perlin/n_64/r_46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760900736" calcext:value-type="float">
            <text:p>0.1197609007</text:p>
          </table:table-cell>
        </table:table-row>
        <table:table-row table:style-name="ro1">
          <table:table-cell office:value-type="string" calcext:value-type="string">
            <text:p>../passo3/perlin/n_64/r_47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117513597" calcext:value-type="float">
            <text:p>0.0641175136</text:p>
          </table:table-cell>
        </table:table-row>
        <table:table-row table:style-name="ro1">
          <table:table-cell office:value-type="string" calcext:value-type="string">
            <text:p>../passo3/perlin/n_64/r_48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0535027683" calcext:value-type="float">
            <text:p>0.1005350277</text:p>
          </table:table-cell>
        </table:table-row>
        <table:table-row table:style-name="ro1">
          <table:table-cell office:value-type="string" calcext:value-type="string">
            <text:p>../passo3/perlin/n_64/r_49.txt</text:p>
          </table:table-cell>
          <table:table-cell office:value-type="float" office:value="1.82899999619" calcext:value-type="float">
            <text:p>1.8289999962</text:p>
          </table:table-cell>
          <table:table-cell office:value-type="float" office:value="1" calcext:value-type="float">
            <text:p>1</text:p>
          </table:table-cell>
          <table:table-cell office:value-type="float" office:value="0.171316459775" calcext:value-type="float">
            <text:p>0.1713164598</text:p>
          </table:table-cell>
        </table:table-row>
        <table:table-row table:style-name="ro1">
          <table:table-cell office:value-type="string" calcext:value-type="string">
            <text:p>../passo3/perlin/n_64/r_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927877903" calcext:value-type="float">
            <text:p>0.129278779</text:p>
          </table:table-cell>
        </table:table-row>
        <table:table-row table:style-name="ro1">
          <table:table-cell office:value-type="string" calcext:value-type="string">
            <text:p>../passo3/perlin/n_64/r_50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3241223395" calcext:value-type="float">
            <text:p>0.1232412234</text:p>
          </table:table-cell>
        </table:table-row>
        <table:table-row table:style-name="ro1">
          <table:table-cell office:value-type="string" calcext:value-type="string">
            <text:p>../passo3/perlin/n_64/r_51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1" calcext:value-type="float">
            <text:p>1</text:p>
          </table:table-cell>
          <table:table-cell office:value-type="float" office:value="0.175055503845" calcext:value-type="float">
            <text:p>0.1750555038</text:p>
          </table:table-cell>
        </table:table-row>
        <table:table-row table:style-name="ro1">
          <table:table-cell office:value-type="string" calcext:value-type="string">
            <text:p>../passo3/perlin/n_64/r_5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6879629195" calcext:value-type="float">
            <text:p>0.1068796292</text:p>
          </table:table-cell>
        </table:table-row>
        <table:table-row table:style-name="ro1">
          <table:table-cell office:value-type="string" calcext:value-type="string">
            <text:p>../passo3/perlin/n_64/r_53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1" calcext:value-type="float">
            <text:p>1</text:p>
          </table:table-cell>
          <table:table-cell office:value-type="float" office:value="0.133715346456" calcext:value-type="float">
            <text:p>0.1337153465</text:p>
          </table:table-cell>
        </table:table-row>
        <table:table-row table:style-name="ro1">
          <table:table-cell office:value-type="string" calcext:value-type="string">
            <text:p>../passo3/perlin/n_64/r_54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8709764481" calcext:value-type="float">
            <text:p>0.0908709764</text:p>
          </table:table-cell>
        </table:table-row>
        <table:table-row table:style-name="ro1">
          <table:table-cell office:value-type="string" calcext:value-type="string">
            <text:p>../passo3/perlin/n_64/r_55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481087625" calcext:value-type="float">
            <text:p>0.0794810876</text:p>
          </table:table-cell>
        </table:table-row>
        <table:table-row table:style-name="ro1">
          <table:table-cell office:value-type="string" calcext:value-type="string">
            <text:p>../passo3/perlin/n_64/r_56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1" calcext:value-type="float">
            <text:p>1</text:p>
          </table:table-cell>
          <table:table-cell office:value-type="float" office:value="0.191966205835" calcext:value-type="float">
            <text:p>0.1919662058</text:p>
          </table:table-cell>
        </table:table-row>
        <table:table-row table:style-name="ro1">
          <table:table-cell office:value-type="string" calcext:value-type="string">
            <text:p>../passo3/perlin/n_64/r_57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59839555621" calcext:value-type="float">
            <text:p>0.1598395556</text:p>
          </table:table-cell>
        </table:table-row>
        <table:table-row table:style-name="ro1">
          <table:table-cell office:value-type="string" calcext:value-type="string">
            <text:p>../passo3/perlin/n_64/r_58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77706226707" calcext:value-type="float">
            <text:p>0.0677706227</text:p>
          </table:table-cell>
        </table:table-row>
        <table:table-row table:style-name="ro1">
          <table:table-cell office:value-type="string" calcext:value-type="string">
            <text:p>../passo3/perlin/n_64/r_59.txt</text:p>
          </table:table-cell>
          <table:table-cell office:value-type="float" office:value="1.75699996948" calcext:value-type="float">
            <text:p>1.7569999695</text:p>
          </table:table-cell>
          <table:table-cell office:value-type="float" office:value="1" calcext:value-type="float">
            <text:p>1</text:p>
          </table:table-cell>
          <table:table-cell office:value-type="float" office:value="0.243162244558" calcext:value-type="float">
            <text:p>0.2431622446</text:p>
          </table:table-cell>
        </table:table-row>
        <table:table-row table:style-name="ro1">
          <table:table-cell office:value-type="string" calcext:value-type="string">
            <text:p>../passo3/perlin/n_64/r_5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1" calcext:value-type="float">
            <text:p>1</text:p>
          </table:table-cell>
          <table:table-cell office:value-type="float" office:value="0.0609144642949" calcext:value-type="float">
            <text:p>0.0609144643</text:p>
          </table:table-cell>
        </table:table-row>
        <table:table-row table:style-name="ro1">
          <table:table-cell office:value-type="string" calcext:value-type="string">
            <text:p>../passo3/perlin/n_64/r_60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7907133698" calcext:value-type="float">
            <text:p>0.1679071337</text:p>
          </table:table-cell>
        </table:table-row>
        <table:table-row table:style-name="ro1">
          <table:table-cell office:value-type="string" calcext:value-type="string">
            <text:p>../passo3/perlin/n_64/r_61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1" calcext:value-type="float">
            <text:p>1</text:p>
          </table:table-cell>
          <table:table-cell office:value-type="float" office:value="0.161011084914" calcext:value-type="float">
            <text:p>0.1610110849</text:p>
          </table:table-cell>
        </table:table-row>
        <table:table-row table:style-name="ro1">
          <table:table-cell office:value-type="string" calcext:value-type="string">
            <text:p>../passo3/perlin/n_64/r_62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0726665258" calcext:value-type="float">
            <text:p>0.1307266653</text:p>
          </table:table-cell>
        </table:table-row>
        <table:table-row table:style-name="ro1">
          <table:table-cell office:value-type="string" calcext:value-type="string">
            <text:p>../passo3/perlin/n_64/r_63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1" calcext:value-type="float">
            <text:p>1</text:p>
          </table:table-cell>
          <table:table-cell office:value-type="float" office:value="0.135543748736" calcext:value-type="float">
            <text:p>0.1355437487</text:p>
          </table:table-cell>
        </table:table-row>
        <table:table-row table:style-name="ro1">
          <table:table-cell office:value-type="string" calcext:value-type="string">
            <text:p>../passo3/perlin/n_64/r_64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2781944275" calcext:value-type="float">
            <text:p>0.1727819443</text:p>
          </table:table-cell>
        </table:table-row>
        <table:table-row table:style-name="ro1">
          <table:table-cell office:value-type="string" calcext:value-type="string">
            <text:p>../passo3/perlin/n_64/r_65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2019861937" calcext:value-type="float">
            <text:p>0.0742019862</text:p>
          </table:table-cell>
        </table:table-row>
        <table:table-row table:style-name="ro1">
          <table:table-cell office:value-type="string" calcext:value-type="string">
            <text:p>../passo3/perlin/n_64/r_66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7536149025" calcext:value-type="float">
            <text:p>0.0907536149</text:p>
          </table:table-cell>
        </table:table-row>
        <table:table-row table:style-name="ro1">
          <table:table-cell office:value-type="string" calcext:value-type="string">
            <text:p>../passo3/perlin/n_64/r_67.txt</text:p>
          </table:table-cell>
          <table:table-cell office:value-type="float" office:value="1.78499996662" calcext:value-type="float">
            <text:p>1.7849999666</text:p>
          </table:table-cell>
          <table:table-cell office:value-type="float" office:value="1" calcext:value-type="float">
            <text:p>1</text:p>
          </table:table-cell>
          <table:table-cell office:value-type="float" office:value="0.215302690864" calcext:value-type="float">
            <text:p>0.2153026909</text:p>
          </table:table-cell>
        </table:table-row>
        <table:table-row table:style-name="ro1">
          <table:table-cell office:value-type="string" calcext:value-type="string">
            <text:p>../passo3/perlin/n_64/r_68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1" calcext:value-type="float">
            <text:p>1</text:p>
          </table:table-cell>
          <table:table-cell office:value-type="float" office:value="0.043375570327" calcext:value-type="float">
            <text:p>0.0433755703</text:p>
          </table:table-cell>
        </table:table-row>
        <table:table-row table:style-name="ro1">
          <table:table-cell office:value-type="string" calcext:value-type="string">
            <text:p>../passo3/perlin/n_64/r_69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4331777692" calcext:value-type="float">
            <text:p>0.0634331778</text:p>
          </table:table-cell>
        </table:table-row>
        <table:table-row table:style-name="ro1">
          <table:table-cell office:value-type="string" calcext:value-type="string">
            <text:p>../passo3/perlin/n_64/r_6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22613105923" calcext:value-type="float">
            <text:p>0.0122613106</text:p>
          </table:table-cell>
        </table:table-row>
        <table:table-row table:style-name="ro1">
          <table:table-cell office:value-type="string" calcext:value-type="string">
            <text:p>../passo3/perlin/n_64/r_70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680681169" calcext:value-type="float">
            <text:p>0.0906806812</text:p>
          </table:table-cell>
        </table:table-row>
        <table:table-row table:style-name="ro1">
          <table:table-cell office:value-type="string" calcext:value-type="string">
            <text:p>../passo3/perlin/n_64/r_71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778942287" calcext:value-type="float">
            <text:p>0.1277894229</text:p>
          </table:table-cell>
        </table:table-row>
        <table:table-row table:style-name="ro1">
          <table:table-cell office:value-type="string" calcext:value-type="string">
            <text:p>../passo3/perlin/n_64/r_7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6674812734" calcext:value-type="float">
            <text:p>0.1066748127</text:p>
          </table:table-cell>
        </table:table-row>
        <table:table-row table:style-name="ro1">
          <table:table-cell office:value-type="string" calcext:value-type="string">
            <text:p>../passo3/perlin/n_64/r_73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90966430306" calcext:value-type="float">
            <text:p>0.089096643</text:p>
          </table:table-cell>
        </table:table-row>
        <table:table-row table:style-name="ro1">
          <table:table-cell office:value-type="string" calcext:value-type="string">
            <text:p>../passo3/perlin/n_64/r_74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42690521479" calcext:value-type="float">
            <text:p>0.0942690521</text:p>
          </table:table-cell>
        </table:table-row>
        <table:table-row table:style-name="ro1">
          <table:table-cell office:value-type="string" calcext:value-type="string">
            <text:p>../passo3/perlin/n_64/r_75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786303043" calcext:value-type="float">
            <text:p>0.0764786303</text:p>
          </table:table-cell>
        </table:table-row>
        <table:table-row table:style-name="ro1">
          <table:table-cell office:value-type="string" calcext:value-type="string">
            <text:p>../passo3/perlin/n_64/r_76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1" calcext:value-type="float">
            <text:p>1</text:p>
          </table:table-cell>
          <table:table-cell office:value-type="float" office:value="0.151103690267" calcext:value-type="float">
            <text:p>0.1511036903</text:p>
          </table:table-cell>
        </table:table-row>
        <table:table-row table:style-name="ro1">
          <table:table-cell office:value-type="string" calcext:value-type="string">
            <text:p>../passo3/perlin/n_64/r_77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573265553" calcext:value-type="float">
            <text:p>0.2005732656</text:p>
          </table:table-cell>
        </table:table-row>
        <table:table-row table:style-name="ro1">
          <table:table-cell office:value-type="string" calcext:value-type="string">
            <text:p>../passo3/perlin/n_64/r_78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756889582" calcext:value-type="float">
            <text:p>0.1257568896</text:p>
          </table:table-cell>
        </table:table-row>
        <table:table-row table:style-name="ro1">
          <table:table-cell office:value-type="string" calcext:value-type="string">
            <text:p>../passo3/perlin/n_64/r_79.txt</text:p>
          </table:table-cell>
          <table:table-cell office:value-type="float" office:value="1.90999996662" calcext:value-type="float">
            <text:p>1.9099999666</text:p>
          </table:table-cell>
          <table:table-cell office:value-type="float" office:value="1" calcext:value-type="float">
            <text:p>1</text:p>
          </table:table-cell>
          <table:table-cell office:value-type="float" office:value="0.0902896746993" calcext:value-type="float">
            <text:p>0.0902896747</text:p>
          </table:table-cell>
        </table:table-row>
        <table:table-row table:style-name="ro1">
          <table:table-cell office:value-type="string" calcext:value-type="string">
            <text:p>../passo3/perlin/n_64/r_7.txt</text:p>
          </table:table-cell>
          <table:table-cell office:value-type="float" office:value="1.90699994564" calcext:value-type="float">
            <text:p>1.9069999456</text:p>
          </table:table-cell>
          <table:table-cell office:value-type="float" office:value="1" calcext:value-type="float">
            <text:p>1</text:p>
          </table:table-cell>
          <table:table-cell office:value-type="float" office:value="0.0929306447506" calcext:value-type="float">
            <text:p>0.0929306448</text:p>
          </table:table-cell>
        </table:table-row>
        <table:table-row table:style-name="ro1">
          <table:table-cell office:value-type="string" calcext:value-type="string">
            <text:p>../passo3/perlin/n_64/r_80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92553254962" calcext:value-type="float">
            <text:p>0.0892553255</text:p>
          </table:table-cell>
        </table:table-row>
        <table:table-row table:style-name="ro1">
          <table:table-cell office:value-type="string" calcext:value-type="string">
            <text:p>../passo3/perlin/n_64/r_81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1" calcext:value-type="float">
            <text:p>1</text:p>
          </table:table-cell>
          <table:table-cell office:value-type="float" office:value="0.102374643087" calcext:value-type="float">
            <text:p>0.1023746431</text:p>
          </table:table-cell>
        </table:table-row>
        <table:table-row table:style-name="ro1">
          <table:table-cell office:value-type="string" calcext:value-type="string">
            <text:p>../passo3/perlin/n_64/r_82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034710884" calcext:value-type="float">
            <text:p>0.1280347109</text:p>
          </table:table-cell>
        </table:table-row>
        <table:table-row table:style-name="ro1">
          <table:table-cell office:value-type="string" calcext:value-type="string">
            <text:p>../passo3/perlin/n_64/r_83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1831255555" calcext:value-type="float">
            <text:p>0.1818312556</text:p>
          </table:table-cell>
        </table:table-row>
        <table:table-row table:style-name="ro1">
          <table:table-cell office:value-type="string" calcext:value-type="string">
            <text:p>../passo3/perlin/n_64/r_84.txt</text:p>
          </table:table-cell>
          <table:table-cell office:value-type="float" office:value="1.9279999733" calcext:value-type="float">
            <text:p>1.9279999733</text:p>
          </table:table-cell>
          <table:table-cell office:value-type="float" office:value="1" calcext:value-type="float">
            <text:p>1</text:p>
          </table:table-cell>
          <table:table-cell office:value-type="float" office:value="0.0716799795628" calcext:value-type="float">
            <text:p>0.0716799796</text:p>
          </table:table-cell>
        </table:table-row>
        <table:table-row table:style-name="ro1">
          <table:table-cell office:value-type="string" calcext:value-type="string">
            <text:p>../passo3/perlin/n_64/r_85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1" calcext:value-type="float">
            <text:p>1</text:p>
          </table:table-cell>
          <table:table-cell office:value-type="float" office:value="0.157110378146" calcext:value-type="float">
            <text:p>0.1571103781</text:p>
          </table:table-cell>
        </table:table-row>
        <table:table-row table:style-name="ro1">
          <table:table-cell office:value-type="string" calcext:value-type="string">
            <text:p>../passo3/perlin/n_64/r_86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3295401931" calcext:value-type="float">
            <text:p>0.1332954019</text:p>
          </table:table-cell>
        </table:table-row>
        <table:table-row table:style-name="ro1">
          <table:table-cell office:value-type="string" calcext:value-type="string">
            <text:p>../passo3/perlin/n_64/r_87.txt</text:p>
          </table:table-cell>
          <table:table-cell office:value-type="float" office:value="1.85000002384" calcext:value-type="float">
            <text:p>1.8500000238</text:p>
          </table:table-cell>
          <table:table-cell office:value-type="float" office:value="1" calcext:value-type="float">
            <text:p>1</text:p>
          </table:table-cell>
          <table:table-cell office:value-type="float" office:value="0.149789765477" calcext:value-type="float">
            <text:p>0.1497897655</text:p>
          </table:table-cell>
        </table:table-row>
        <table:table-row table:style-name="ro1">
          <table:table-cell office:value-type="string" calcext:value-type="string">
            <text:p>../passo3/perlin/n_64/r_88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4557062984" calcext:value-type="float">
            <text:p>0.124557063</text:p>
          </table:table-cell>
        </table:table-row>
        <table:table-row table:style-name="ro1">
          <table:table-cell office:value-type="string" calcext:value-type="string">
            <text:p>../passo3/perlin/n_64/r_89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69315052032" calcext:value-type="float">
            <text:p>0.0469315052</text:p>
          </table:table-cell>
        </table:table-row>
        <table:table-row table:style-name="ro1">
          <table:table-cell office:value-type="string" calcext:value-type="string">
            <text:p>../passo3/perlin/n_64/r_8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532942772" calcext:value-type="float">
            <text:p>0.1195329428</text:p>
          </table:table-cell>
        </table:table-row>
        <table:table-row table:style-name="ro1">
          <table:table-cell office:value-type="string" calcext:value-type="string">
            <text:p>../passo3/perlin/n_64/r_90.txt</text:p>
          </table:table-cell>
          <table:table-cell office:value-type="float" office:value="1.85000002384" calcext:value-type="float">
            <text:p>1.8500000238</text:p>
          </table:table-cell>
          <table:table-cell office:value-type="float" office:value="1" calcext:value-type="float">
            <text:p>1</text:p>
          </table:table-cell>
          <table:table-cell office:value-type="float" office:value="0.149789765477" calcext:value-type="float">
            <text:p>0.1497897655</text:p>
          </table:table-cell>
        </table:table-row>
        <table:table-row table:style-name="ro1">
          <table:table-cell office:value-type="string" calcext:value-type="string">
            <text:p>../passo3/perlin/n_64/r_91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1" calcext:value-type="float">
            <text:p>1</text:p>
          </table:table-cell>
          <table:table-cell office:value-type="float" office:value="0.231562241912" calcext:value-type="float">
            <text:p>0.2315622419</text:p>
          </table:table-cell>
        </table:table-row>
        <table:table-row table:style-name="ro1">
          <table:table-cell office:value-type="string" calcext:value-type="string">
            <text:p>../passo3/perlin/n_64/r_92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1560438871" calcext:value-type="float">
            <text:p>0.0731560439</text:p>
          </table:table-cell>
        </table:table-row>
        <table:table-row table:style-name="ro1">
          <table:table-cell office:value-type="string" calcext:value-type="string">
            <text:p>../passo3/perlin/n_64/r_93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2160835266" calcext:value-type="float">
            <text:p>0.2021608353</text:p>
          </table:table-cell>
        </table:table-row>
        <table:table-row table:style-name="ro1">
          <table:table-cell office:value-type="string" calcext:value-type="string">
            <text:p>../passo3/perlin/n_64/r_94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1" calcext:value-type="float">
            <text:p>1</text:p>
          </table:table-cell>
          <table:table-cell office:value-type="float" office:value="0.122171483934" calcext:value-type="float">
            <text:p>0.1221714839</text:p>
          </table:table-cell>
        </table:table-row>
        <table:table-row table:style-name="ro1">
          <table:table-cell office:value-type="string" calcext:value-type="string">
            <text:p>../passo3/perlin/n_64/r_95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1" calcext:value-type="float">
            <text:p>1</text:p>
          </table:table-cell>
          <table:table-cell office:value-type="float" office:value="0.0369510278106" calcext:value-type="float">
            <text:p>0.0369510278</text:p>
          </table:table-cell>
        </table:table-row>
        <table:table-row table:style-name="ro1">
          <table:table-cell office:value-type="string" calcext:value-type="string">
            <text:p>../passo3/perlin/n_64/r_96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1" calcext:value-type="float">
            <text:p>1</text:p>
          </table:table-cell>
          <table:table-cell office:value-type="float" office:value="0.206757918" calcext:value-type="float">
            <text:p>0.206757918</text:p>
          </table:table-cell>
        </table:table-row>
        <table:table-row table:style-name="ro1">
          <table:table-cell office:value-type="string" calcext:value-type="string">
            <text:p>../passo3/perlin/n_64/r_97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1" calcext:value-type="float">
            <text:p>1</text:p>
          </table:table-cell>
          <table:table-cell office:value-type="float" office:value="0.161459609866" calcext:value-type="float">
            <text:p>0.1614596099</text:p>
          </table:table-cell>
        </table:table-row>
        <table:table-row table:style-name="ro1">
          <table:table-cell office:value-type="string" calcext:value-type="string">
            <text:p>../passo3/perlin/n_64/r_98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7193197608" calcext:value-type="float">
            <text:p>0.1271931976</text:p>
          </table:table-cell>
        </table:table-row>
        <table:table-row table:style-name="ro1">
          <table:table-cell office:value-type="string" calcext:value-type="string">
            <text:p>../passo3/perlin/n_64/r_99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639048934" calcext:value-type="float">
            <text:p>0.1863904893</text:p>
          </table:table-cell>
        </table:table-row>
        <table:table-row table:style-name="ro1">
          <table:table-cell office:value-type="string" calcext:value-type="string">
            <text:p>../passo3/perlin/n_64/r_9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959425569" calcext:value-type="float">
            <text:p>0.11095942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97100031382" calcext:value-type="float">
            <text:p>1.8797100031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52688774456998" calcext:value-type="float">
            <text:p>0.0526887745</text:p>
          </table:table-cell>
          <table:table-cell table:number-columns-repeated="2"/>
        </table:table-row>
      </table:table>
      <table:table table:name="r128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128/r_0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548160851" calcext:value-type="float">
            <text:p>0.0754816085</text:p>
          </table:table-cell>
        </table:table-row>
        <table:table-row table:style-name="ro1">
          <table:table-cell office:value-type="string" calcext:value-type="string">
            <text:p>../passo3/perlin/n_128/r_10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55335506797" calcext:value-type="float">
            <text:p>0.0555335507</text:p>
          </table:table-cell>
        </table:table-row>
        <table:table-row table:style-name="ro1">
          <table:table-cell office:value-type="string" calcext:value-type="string">
            <text:p>../passo3/perlin/n_128/r_11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3606138229" calcext:value-type="float">
            <text:p>0.0693606138</text:p>
          </table:table-cell>
        </table:table-row>
        <table:table-row table:style-name="ro1">
          <table:table-cell office:value-type="string" calcext:value-type="string">
            <text:p>../passo3/perlin/n_128/r_1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1" calcext:value-type="float">
            <text:p>1</text:p>
          </table:table-cell>
          <table:table-cell office:value-type="float" office:value="0.0574508272111" calcext:value-type="float">
            <text:p>0.0574508272</text:p>
          </table:table-cell>
        </table:table-row>
        <table:table-row table:style-name="ro1">
          <table:table-cell office:value-type="string" calcext:value-type="string">
            <text:p>../passo3/perlin/n_128/r_13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1" calcext:value-type="float">
            <text:p>1</text:p>
          </table:table-cell>
          <table:table-cell office:value-type="float" office:value="0.0612369403243" calcext:value-type="float">
            <text:p>0.0612369403</text:p>
          </table:table-cell>
        </table:table-row>
        <table:table-row table:style-name="ro1">
          <table:table-cell office:value-type="string" calcext:value-type="string">
            <text:p>../passo3/perlin/n_128/r_14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555692792" calcext:value-type="float">
            <text:p>0.1175556928</text:p>
          </table:table-cell>
        </table:table-row>
        <table:table-row table:style-name="ro1">
          <table:table-cell office:value-type="string" calcext:value-type="string">
            <text:p>../passo3/perlin/n_128/r_15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824094534" calcext:value-type="float">
            <text:p>0.1188240945</text:p>
          </table:table-cell>
        </table:table-row>
        <table:table-row table:style-name="ro1">
          <table:table-cell office:value-type="string" calcext:value-type="string">
            <text:p>../passo3/perlin/n_128/r_16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5400425196" calcext:value-type="float">
            <text:p>0.1554004252</text:p>
          </table:table-cell>
        </table:table-row>
        <table:table-row table:style-name="ro1">
          <table:table-cell office:value-type="string" calcext:value-type="string">
            <text:p>../passo3/perlin/n_128/r_17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1524019241" calcext:value-type="float">
            <text:p>0.2015240192</text:p>
          </table:table-cell>
        </table:table-row>
        <table:table-row table:style-name="ro1">
          <table:table-cell office:value-type="string" calcext:value-type="string">
            <text:p>../passo3/perlin/n_128/r_18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3170520663" calcext:value-type="float">
            <text:p>0.1431705207</text:p>
          </table:table-cell>
        </table:table-row>
        <table:table-row table:style-name="ro1">
          <table:table-cell office:value-type="string" calcext:value-type="string">
            <text:p>../passo3/perlin/n_128/r_19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61218664795" calcext:value-type="float">
            <text:p>0.0086121866</text:p>
          </table:table-cell>
        </table:table-row>
        <table:table-row table:style-name="ro1">
          <table:table-cell office:value-type="string" calcext:value-type="string">
            <text:p>../passo3/perlin/n_128/r_1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1" calcext:value-type="float">
            <text:p>1</text:p>
          </table:table-cell>
          <table:table-cell office:value-type="float" office:value="0.0947039052844" calcext:value-type="float">
            <text:p>0.0947039053</text:p>
          </table:table-cell>
        </table:table-row>
        <table:table-row table:style-name="ro1">
          <table:table-cell office:value-type="string" calcext:value-type="string">
            <text:p>../passo3/perlin/n_128/r_20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181963921" calcext:value-type="float">
            <text:p>0.1721819639</text:p>
          </table:table-cell>
        </table:table-row>
        <table:table-row table:style-name="ro1">
          <table:table-cell office:value-type="string" calcext:value-type="string">
            <text:p>../passo3/perlin/n_128/r_21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7925333083" calcext:value-type="float">
            <text:p>0.1079253331</text:p>
          </table:table-cell>
        </table:table-row>
        <table:table-row table:style-name="ro1">
          <table:table-cell office:value-type="string" calcext:value-type="string">
            <text:p>../passo3/perlin/n_128/r_22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1" calcext:value-type="float">
            <text:p>1</text:p>
          </table:table-cell>
          <table:table-cell office:value-type="float" office:value="0.0953992530704" calcext:value-type="float">
            <text:p>0.0953992531</text:p>
          </table:table-cell>
        </table:table-row>
        <table:table-row table:style-name="ro1">
          <table:table-cell office:value-type="string" calcext:value-type="string">
            <text:p>../passo3/perlin/n_128/r_23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2472609282" calcext:value-type="float">
            <text:p>0.0252472609</text:p>
          </table:table-cell>
        </table:table-row>
        <table:table-row table:style-name="ro1">
          <table:table-cell office:value-type="string" calcext:value-type="string">
            <text:p>../passo3/perlin/n_128/r_24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9279823303" calcext:value-type="float">
            <text:p>0.0659279823</text:p>
          </table:table-cell>
        </table:table-row>
        <table:table-row table:style-name="ro1">
          <table:table-cell office:value-type="string" calcext:value-type="string">
            <text:p>../passo3/perlin/n_128/r_25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05547507107" calcext:value-type="float">
            <text:p>0.0405547507</text:p>
          </table:table-cell>
        </table:table-row>
        <table:table-row table:style-name="ro1">
          <table:table-cell office:value-type="string" calcext:value-type="string">
            <text:p>../passo3/perlin/n_128/r_26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802312195301" calcext:value-type="float">
            <text:p>0.0802312195</text:p>
          </table:table-cell>
        </table:table-row>
        <table:table-row table:style-name="ro1">
          <table:table-cell office:value-type="string" calcext:value-type="string">
            <text:p>../passo3/perlin/n_128/r_27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1" calcext:value-type="float">
            <text:p>1</text:p>
          </table:table-cell>
          <table:table-cell office:value-type="float" office:value="0.169888064265" calcext:value-type="float">
            <text:p>0.1698880643</text:p>
          </table:table-cell>
        </table:table-row>
        <table:table-row table:style-name="ro1">
          <table:table-cell office:value-type="string" calcext:value-type="string">
            <text:p>../passo3/perlin/n_128/r_2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35002429783" calcext:value-type="float">
            <text:p>0.033500243</text:p>
          </table:table-cell>
        </table:table-row>
        <table:table-row table:style-name="ro1">
          <table:table-cell office:value-type="string" calcext:value-type="string">
            <text:p>../passo3/perlin/n_128/r_29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78791685402" calcext:value-type="float">
            <text:p>0.0578791685</text:p>
          </table:table-cell>
        </table:table-row>
        <table:table-row table:style-name="ro1">
          <table:table-cell office:value-type="string" calcext:value-type="string">
            <text:p>../passo3/perlin/n_128/r_2.txt</text:p>
          </table:table-cell>
          <table:table-cell office:value-type="float" office:value="1.9279999733" calcext:value-type="float">
            <text:p>1.9279999733</text:p>
          </table:table-cell>
          <table:table-cell office:value-type="float" office:value="1" calcext:value-type="float">
            <text:p>1</text:p>
          </table:table-cell>
          <table:table-cell office:value-type="float" office:value="0.072219081223" calcext:value-type="float">
            <text:p>0.0722190812</text:p>
          </table:table-cell>
        </table:table-row>
        <table:table-row table:style-name="ro1">
          <table:table-cell office:value-type="string" calcext:value-type="string">
            <text:p>../passo3/perlin/n_128/r_30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4504069984" calcext:value-type="float">
            <text:p>0.07450407</text:p>
          </table:table-cell>
        </table:table-row>
        <table:table-row table:style-name="ro1">
          <table:table-cell office:value-type="string" calcext:value-type="string">
            <text:p>../passo3/perlin/n_128/r_31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1" calcext:value-type="float">
            <text:p>1</text:p>
          </table:table-cell>
          <table:table-cell office:value-type="float" office:value="0.0590216368437" calcext:value-type="float">
            <text:p>0.0590216368</text:p>
          </table:table-cell>
        </table:table-row>
        <table:table-row table:style-name="ro1">
          <table:table-cell office:value-type="string" calcext:value-type="string">
            <text:p>../passo3/perlin/n_128/r_32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09101659805" calcext:value-type="float">
            <text:p>0.030910166</text:p>
          </table:table-cell>
        </table:table-row>
        <table:table-row table:style-name="ro1">
          <table:table-cell office:value-type="string" calcext:value-type="string">
            <text:p>../passo3/perlin/n_128/r_33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1509114504" calcext:value-type="float">
            <text:p>0.1115091145</text:p>
          </table:table-cell>
        </table:table-row>
        <table:table-row table:style-name="ro1">
          <table:table-cell office:value-type="string" calcext:value-type="string">
            <text:p>../passo3/perlin/n_128/r_34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973551035" calcext:value-type="float">
            <text:p>0.139973551</text:p>
          </table:table-cell>
        </table:table-row>
        <table:table-row table:style-name="ro1">
          <table:table-cell office:value-type="string" calcext:value-type="string">
            <text:p>../passo3/perlin/n_128/r_35.txt</text:p>
          </table:table-cell>
          <table:table-cell office:value-type="float" office:value="1.77699995041" calcext:value-type="float">
            <text:p>1.7769999504</text:p>
          </table:table-cell>
          <table:table-cell office:value-type="float" office:value="1" calcext:value-type="float">
            <text:p>1</text:p>
          </table:table-cell>
          <table:table-cell office:value-type="float" office:value="0.223460450768" calcext:value-type="float">
            <text:p>0.2234604508</text:p>
          </table:table-cell>
        </table:table-row>
        <table:table-row table:style-name="ro1">
          <table:table-cell office:value-type="string" calcext:value-type="string">
            <text:p>../passo3/perlin/n_128/r_36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1" calcext:value-type="float">
            <text:p>1</text:p>
          </table:table-cell>
          <table:table-cell office:value-type="float" office:value="0.0836045369506" calcext:value-type="float">
            <text:p>0.083604537</text:p>
          </table:table-cell>
        </table:table-row>
        <table:table-row table:style-name="ro1">
          <table:table-cell office:value-type="string" calcext:value-type="string">
            <text:p>../passo3/perlin/n_128/r_37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1" calcext:value-type="float">
            <text:p>1</text:p>
          </table:table-cell>
          <table:table-cell office:value-type="float" office:value="0.0184263847768" calcext:value-type="float">
            <text:p>0.0184263848</text:p>
          </table:table-cell>
        </table:table-row>
        <table:table-row table:style-name="ro1">
          <table:table-cell office:value-type="string" calcext:value-type="string">
            <text:p>../passo3/perlin/n_128/r_38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3779155314" calcext:value-type="float">
            <text:p>0.1237791553</text:p>
          </table:table-cell>
        </table:table-row>
        <table:table-row table:style-name="ro1">
          <table:table-cell office:value-type="string" calcext:value-type="string">
            <text:p>../passo3/perlin/n_128/r_39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8160284162" calcext:value-type="float">
            <text:p>0.1581602842</text:p>
          </table:table-cell>
        </table:table-row>
        <table:table-row table:style-name="ro1">
          <table:table-cell office:value-type="string" calcext:value-type="string">
            <text:p>../passo3/perlin/n_128/r_3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469961226" calcext:value-type="float">
            <text:p>0.0744699612</text:p>
          </table:table-cell>
        </table:table-row>
        <table:table-row table:style-name="ro1">
          <table:table-cell office:value-type="string" calcext:value-type="string">
            <text:p>../passo3/perlin/n_128/r_40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0539323092" calcext:value-type="float">
            <text:p>0.0760539323</text:p>
          </table:table-cell>
        </table:table-row>
        <table:table-row table:style-name="ro1">
          <table:table-cell office:value-type="string" calcext:value-type="string">
            <text:p>../passo3/perlin/n_128/r_41.txt</text:p>
          </table:table-cell>
          <table:table-cell office:value-type="float" office:value="1.97699999809" calcext:value-type="float">
            <text:p>1.9769999981</text:p>
          </table:table-cell>
          <table:table-cell office:value-type="float" office:value="1" calcext:value-type="float">
            <text:p>1</text:p>
          </table:table-cell>
          <table:table-cell office:value-type="float" office:value="0.0227203480899" calcext:value-type="float">
            <text:p>0.0227203481</text:p>
          </table:table-cell>
        </table:table-row>
        <table:table-row table:style-name="ro1">
          <table:table-cell office:value-type="string" calcext:value-type="string">
            <text:p>../passo3/perlin/n_128/r_42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1756581664" calcext:value-type="float">
            <text:p>0.2017565817</text:p>
          </table:table-cell>
        </table:table-row>
        <table:table-row table:style-name="ro1">
          <table:table-cell office:value-type="string" calcext:value-type="string">
            <text:p>../passo3/perlin/n_128/r_43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77809198201" calcext:value-type="float">
            <text:p>0.0477809198</text:p>
          </table:table-cell>
        </table:table-row>
        <table:table-row table:style-name="ro1">
          <table:table-cell office:value-type="string" calcext:value-type="string">
            <text:p>../passo3/perlin/n_128/r_44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2624219656" calcext:value-type="float">
            <text:p>0.1526242197</text:p>
          </table:table-cell>
        </table:table-row>
        <table:table-row table:style-name="ro1">
          <table:table-cell office:value-type="string" calcext:value-type="string">
            <text:p>../passo3/perlin/n_128/r_45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3356503248" calcext:value-type="float">
            <text:p>0.1733565032</text:p>
          </table:table-cell>
        </table:table-row>
        <table:table-row table:style-name="ro1">
          <table:table-cell office:value-type="string" calcext:value-type="string">
            <text:p>../passo3/perlin/n_128/r_46.txt</text:p>
          </table:table-cell>
          <table:table-cell office:value-type="float" office:value="1.8259999752" calcext:value-type="float">
            <text:p>1.8259999752</text:p>
          </table:table-cell>
          <table:table-cell office:value-type="float" office:value="1" calcext:value-type="float">
            <text:p>1</text:p>
          </table:table-cell>
          <table:table-cell office:value-type="float" office:value="0.173918634653" calcext:value-type="float">
            <text:p>0.1739186347</text:p>
          </table:table-cell>
        </table:table-row>
        <table:table-row table:style-name="ro1">
          <table:table-cell office:value-type="string" calcext:value-type="string">
            <text:p>../passo3/perlin/n_128/r_47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1245935559" calcext:value-type="float">
            <text:p>0.1212459356</text:p>
          </table:table-cell>
        </table:table-row>
        <table:table-row table:style-name="ro1">
          <table:table-cell office:value-type="string" calcext:value-type="string">
            <text:p>../passo3/perlin/n_128/r_48.txt</text:p>
          </table:table-cell>
          <table:table-cell office:value-type="float" office:value="1.83299994469" calcext:value-type="float">
            <text:p>1.8329999447</text:p>
          </table:table-cell>
          <table:table-cell office:value-type="float" office:value="1" calcext:value-type="float">
            <text:p>1</text:p>
          </table:table-cell>
          <table:table-cell office:value-type="float" office:value="0.167459860444" calcext:value-type="float">
            <text:p>0.1674598604</text:p>
          </table:table-cell>
        </table:table-row>
        <table:table-row table:style-name="ro1">
          <table:table-cell office:value-type="string" calcext:value-type="string">
            <text:p>../passo3/perlin/n_128/r_49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2330611125" calcext:value-type="float">
            <text:p>0.0142330611</text:p>
          </table:table-cell>
        </table:table-row>
        <table:table-row table:style-name="ro1">
          <table:table-cell office:value-type="string" calcext:value-type="string">
            <text:p>../passo3/perlin/n_128/r_4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7162083983" calcext:value-type="float">
            <text:p>0.127162084</text:p>
          </table:table-cell>
        </table:table-row>
        <table:table-row table:style-name="ro1">
          <table:table-cell office:value-type="string" calcext:value-type="string">
            <text:p>../passo3/perlin/n_128/r_50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815763324499" calcext:value-type="float">
            <text:p>0.0081576332</text:p>
          </table:table-cell>
        </table:table-row>
        <table:table-row table:style-name="ro1">
          <table:table-cell office:value-type="string" calcext:value-type="string">
            <text:p>../passo3/perlin/n_128/r_51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5668721497" calcext:value-type="float">
            <text:p>0.1156687215</text:p>
          </table:table-cell>
        </table:table-row>
        <table:table-row table:style-name="ro1">
          <table:table-cell office:value-type="string" calcext:value-type="string">
            <text:p>../passo3/perlin/n_128/r_52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1" calcext:value-type="float">
            <text:p>1</text:p>
          </table:table-cell>
          <table:table-cell office:value-type="float" office:value="0.137140616775" calcext:value-type="float">
            <text:p>0.1371406168</text:p>
          </table:table-cell>
        </table:table-row>
        <table:table-row table:style-name="ro1">
          <table:table-cell office:value-type="string" calcext:value-type="string">
            <text:p>../passo3/perlin/n_128/r_53.txt</text:p>
          </table:table-cell>
          <table:table-cell office:value-type="float" office:value="1.90699994564" calcext:value-type="float">
            <text:p>1.9069999456</text:p>
          </table:table-cell>
          <table:table-cell office:value-type="float" office:value="1" calcext:value-type="float">
            <text:p>1</text:p>
          </table:table-cell>
          <table:table-cell office:value-type="float" office:value="0.0930888131261" calcext:value-type="float">
            <text:p>0.0930888131</text:p>
          </table:table-cell>
        </table:table-row>
        <table:table-row table:style-name="ro1">
          <table:table-cell office:value-type="string" calcext:value-type="string">
            <text:p>../passo3/perlin/n_128/r_54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1" calcext:value-type="float">
            <text:p>1</text:p>
          </table:table-cell>
          <table:table-cell office:value-type="float" office:value="0.0520399697125" calcext:value-type="float">
            <text:p>0.0520399697</text:p>
          </table:table-cell>
        </table:table-row>
        <table:table-row table:style-name="ro1">
          <table:table-cell office:value-type="string" calcext:value-type="string">
            <text:p>../passo3/perlin/n_128/r_55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1" calcext:value-type="float">
            <text:p>1</text:p>
          </table:table-cell>
          <table:table-cell office:value-type="float" office:value="0.179271757603" calcext:value-type="float">
            <text:p>0.1792717576</text:p>
          </table:table-cell>
        </table:table-row>
        <table:table-row table:style-name="ro1">
          <table:table-cell office:value-type="string" calcext:value-type="string">
            <text:p>../passo3/perlin/n_128/r_56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408803105" calcext:value-type="float">
            <text:p>0.1424088031</text:p>
          </table:table-cell>
        </table:table-row>
        <table:table-row table:style-name="ro1">
          <table:table-cell office:value-type="string" calcext:value-type="string">
            <text:p>../passo3/perlin/n_128/r_57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5101638436" calcext:value-type="float">
            <text:p>0.0815101638</text:p>
          </table:table-cell>
        </table:table-row>
        <table:table-row table:style-name="ro1">
          <table:table-cell office:value-type="string" calcext:value-type="string">
            <text:p>../passo3/perlin/n_128/r_58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704066157341" calcext:value-type="float">
            <text:p>0.0704066157</text:p>
          </table:table-cell>
        </table:table-row>
        <table:table-row table:style-name="ro1">
          <table:table-cell office:value-type="string" calcext:value-type="string">
            <text:p>../passo3/perlin/n_128/r_59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8588427305" calcext:value-type="float">
            <text:p>0.1085884273</text:p>
          </table:table-cell>
        </table:table-row>
        <table:table-row table:style-name="ro1">
          <table:table-cell office:value-type="string" calcext:value-type="string">
            <text:p>../passo3/perlin/n_128/r_5.txt</text:p>
          </table:table-cell>
          <table:table-cell office:value-type="float" office:value="1.81099998951" calcext:value-type="float">
            <text:p>1.8109999895</text:p>
          </table:table-cell>
          <table:table-cell office:value-type="float" office:value="1" calcext:value-type="float">
            <text:p>1</text:p>
          </table:table-cell>
          <table:table-cell office:value-type="float" office:value="0.18883484602" calcext:value-type="float">
            <text:p>0.188834846</text:p>
          </table:table-cell>
        </table:table-row>
        <table:table-row table:style-name="ro1">
          <table:table-cell office:value-type="string" calcext:value-type="string">
            <text:p>../passo3/perlin/n_128/r_60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812741876" calcext:value-type="float">
            <text:p>0.1198127419</text:p>
          </table:table-cell>
        </table:table-row>
        <table:table-row table:style-name="ro1">
          <table:table-cell office:value-type="string" calcext:value-type="string">
            <text:p>../passo3/perlin/n_128/r_61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2773541212" calcext:value-type="float">
            <text:p>0.2027735412</text:p>
          </table:table-cell>
        </table:table-row>
        <table:table-row table:style-name="ro1">
          <table:table-cell office:value-type="string" calcext:value-type="string">
            <text:p>../passo3/perlin/n_128/r_62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1" calcext:value-type="float">
            <text:p>1</text:p>
          </table:table-cell>
          <table:table-cell office:value-type="float" office:value="0.193038642406" calcext:value-type="float">
            <text:p>0.1930386424</text:p>
          </table:table-cell>
        </table:table-row>
        <table:table-row table:style-name="ro1">
          <table:table-cell office:value-type="string" calcext:value-type="string">
            <text:p>../passo3/perlin/n_128/r_63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30209490657" calcext:value-type="float">
            <text:p>0.1302094907</text:p>
          </table:table-cell>
        </table:table-row>
        <table:table-row table:style-name="ro1">
          <table:table-cell office:value-type="string" calcext:value-type="string">
            <text:p>../passo3/perlin/n_128/r_64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07812801" calcext:value-type="float">
            <text:p>0.1207812801</text:p>
          </table:table-cell>
        </table:table-row>
        <table:table-row table:style-name="ro1">
          <table:table-cell office:value-type="string" calcext:value-type="string">
            <text:p>../passo3/perlin/n_128/r_65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15684700012" calcext:value-type="float">
            <text:p>0.09156847</text:p>
          </table:table-cell>
        </table:table-row>
        <table:table-row table:style-name="ro1">
          <table:table-cell office:value-type="string" calcext:value-type="string">
            <text:p>../passo3/perlin/n_128/r_66.txt</text:p>
          </table:table-cell>
          <table:table-cell office:value-type="float" office:value="1.77199995518" calcext:value-type="float">
            <text:p>1.7719999552</text:p>
          </table:table-cell>
          <table:table-cell office:value-type="float" office:value="1" calcext:value-type="float">
            <text:p>1</text:p>
          </table:table-cell>
          <table:table-cell office:value-type="float" office:value="0.228419497609" calcext:value-type="float">
            <text:p>0.2284194976</text:p>
          </table:table-cell>
        </table:table-row>
        <table:table-row table:style-name="ro1">
          <table:table-cell office:value-type="string" calcext:value-type="string">
            <text:p>../passo3/perlin/n_128/r_67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1" calcext:value-type="float">
            <text:p>1</text:p>
          </table:table-cell>
          <table:table-cell office:value-type="float" office:value="0.138970509171" calcext:value-type="float">
            <text:p>0.1389705092</text:p>
          </table:table-cell>
        </table:table-row>
        <table:table-row table:style-name="ro1">
          <table:table-cell office:value-type="string" calcext:value-type="string">
            <text:p>../passo3/perlin/n_128/r_68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1" calcext:value-type="float">
            <text:p>1</text:p>
          </table:table-cell>
          <table:table-cell office:value-type="float" office:value="0.217172726989" calcext:value-type="float">
            <text:p>0.217172727</text:p>
          </table:table-cell>
        </table:table-row>
        <table:table-row table:style-name="ro1">
          <table:table-cell office:value-type="string" calcext:value-type="string">
            <text:p>../passo3/perlin/n_128/r_69.txt</text:p>
          </table:table-cell>
          <table:table-cell office:value-type="float" office:value="1.83599996567" calcext:value-type="float">
            <text:p>1.8359999657</text:p>
          </table:table-cell>
          <table:table-cell office:value-type="float" office:value="1" calcext:value-type="float">
            <text:p>1</text:p>
          </table:table-cell>
          <table:table-cell office:value-type="float" office:value="0.16401283443" calcext:value-type="float">
            <text:p>0.1640128344</text:p>
          </table:table-cell>
        </table:table-row>
        <table:table-row table:style-name="ro1">
          <table:table-cell office:value-type="string" calcext:value-type="string">
            <text:p>../passo3/perlin/n_128/r_6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28884136677" calcext:value-type="float">
            <text:p>0.0628884137</text:p>
          </table:table-cell>
        </table:table-row>
        <table:table-row table:style-name="ro1">
          <table:table-cell office:value-type="string" calcext:value-type="string">
            <text:p>../passo3/perlin/n_128/r_70.txt</text:p>
          </table:table-cell>
          <table:table-cell office:value-type="float" office:value="1.77799999714" calcext:value-type="float">
            <text:p>1.7779999971</text:p>
          </table:table-cell>
          <table:table-cell office:value-type="float" office:value="1" calcext:value-type="float">
            <text:p>1</text:p>
          </table:table-cell>
          <table:table-cell office:value-type="float" office:value="0.222349464893" calcext:value-type="float">
            <text:p>0.2223494649</text:p>
          </table:table-cell>
        </table:table-row>
        <table:table-row table:style-name="ro1">
          <table:table-cell office:value-type="string" calcext:value-type="string">
            <text:p>../passo3/perlin/n_128/r_7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0909189358" calcext:value-type="float">
            <text:p>0.0140909189</text:p>
          </table:table-cell>
        </table:table-row>
        <table:table-row table:style-name="ro1">
          <table:table-cell office:value-type="string" calcext:value-type="string">
            <text:p>../passo3/perlin/n_128/r_72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1" calcext:value-type="float">
            <text:p>1</text:p>
          </table:table-cell>
          <table:table-cell office:value-type="float" office:value="0.094543620944" calcext:value-type="float">
            <text:p>0.0945436209</text:p>
          </table:table-cell>
        </table:table-row>
        <table:table-row table:style-name="ro1">
          <table:table-cell office:value-type="string" calcext:value-type="string">
            <text:p>../passo3/perlin/n_128/r_73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9133318067" calcext:value-type="float">
            <text:p>0.1091333181</text:p>
          </table:table-cell>
        </table:table-row>
        <table:table-row table:style-name="ro1">
          <table:table-cell office:value-type="string" calcext:value-type="string">
            <text:p>../passo3/perlin/n_128/r_7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8733709455" calcext:value-type="float">
            <text:p>0.1287337095</text:p>
          </table:table-cell>
        </table:table-row>
        <table:table-row table:style-name="ro1">
          <table:table-cell office:value-type="string" calcext:value-type="string">
            <text:p>../passo3/perlin/n_128/r_75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1" calcext:value-type="float">
            <text:p>1</text:p>
          </table:table-cell>
          <table:table-cell office:value-type="float" office:value="0.0131351817399" calcext:value-type="float">
            <text:p>0.0131351817</text:p>
          </table:table-cell>
        </table:table-row>
        <table:table-row table:style-name="ro1">
          <table:table-cell office:value-type="string" calcext:value-type="string">
            <text:p>../passo3/perlin/n_128/r_76.txt</text:p>
          </table:table-cell>
          <table:table-cell office:value-type="float" office:value="1.85899996758" calcext:value-type="float">
            <text:p>1.8589999676</text:p>
          </table:table-cell>
          <table:table-cell office:value-type="float" office:value="1" calcext:value-type="float">
            <text:p>1</text:p>
          </table:table-cell>
          <table:table-cell office:value-type="float" office:value="0.141019359231" calcext:value-type="float">
            <text:p>0.1410193592</text:p>
          </table:table-cell>
        </table:table-row>
        <table:table-row table:style-name="ro1">
          <table:table-cell office:value-type="string" calcext:value-type="string">
            <text:p>../passo3/perlin/n_128/r_77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372588754" calcext:value-type="float">
            <text:p>0.1033725888</text:p>
          </table:table-cell>
        </table:table-row>
        <table:table-row table:style-name="ro1">
          <table:table-cell office:value-type="string" calcext:value-type="string">
            <text:p>../passo3/perlin/n_128/r_78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3221328259" calcext:value-type="float">
            <text:p>0.1332213283</text:p>
          </table:table-cell>
        </table:table-row>
        <table:table-row table:style-name="ro1">
          <table:table-cell office:value-type="string" calcext:value-type="string">
            <text:p>../passo3/perlin/n_128/r_79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0809175372" calcext:value-type="float">
            <text:p>0.1908091754</text:p>
          </table:table-cell>
        </table:table-row>
        <table:table-row table:style-name="ro1">
          <table:table-cell office:value-type="string" calcext:value-type="string">
            <text:p>../passo3/perlin/n_128/r_7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1" calcext:value-type="float">
            <text:p>1</text:p>
          </table:table-cell>
          <table:table-cell office:value-type="float" office:value="0.165784701705" calcext:value-type="float">
            <text:p>0.1657847017</text:p>
          </table:table-cell>
        </table:table-row>
        <table:table-row table:style-name="ro1">
          <table:table-cell office:value-type="string" calcext:value-type="string">
            <text:p>../passo3/perlin/n_128/r_80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0616287589" calcext:value-type="float">
            <text:p>0.0760616288</text:p>
          </table:table-cell>
        </table:table-row>
        <table:table-row table:style-name="ro1">
          <table:table-cell office:value-type="string" calcext:value-type="string">
            <text:p>../passo3/perlin/n_128/r_81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470003366" calcext:value-type="float">
            <text:p>0.1724700034</text:p>
          </table:table-cell>
        </table:table-row>
        <table:table-row table:style-name="ro1">
          <table:table-cell office:value-type="string" calcext:value-type="string">
            <text:p>../passo3/perlin/n_128/r_82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7172580659" calcext:value-type="float">
            <text:p>0.0347172581</text:p>
          </table:table-cell>
        </table:table-row>
        <table:table-row table:style-name="ro1">
          <table:table-cell office:value-type="string" calcext:value-type="string">
            <text:p>../passo3/perlin/n_128/r_83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1" calcext:value-type="float">
            <text:p>1</text:p>
          </table:table-cell>
          <table:table-cell office:value-type="float" office:value="0.0519923008978" calcext:value-type="float">
            <text:p>0.0519923009</text:p>
          </table:table-cell>
        </table:table-row>
        <table:table-row table:style-name="ro1">
          <table:table-cell office:value-type="string" calcext:value-type="string">
            <text:p>../passo3/perlin/n_128/r_84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29773139954" calcext:value-type="float">
            <text:p>0.12977314</text:p>
          </table:table-cell>
        </table:table-row>
        <table:table-row table:style-name="ro1">
          <table:table-cell office:value-type="string" calcext:value-type="string">
            <text:p>../passo3/perlin/n_128/r_85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200048998" calcext:value-type="float">
            <text:p>0.1200048998</text:p>
          </table:table-cell>
        </table:table-row>
        <table:table-row table:style-name="ro1">
          <table:table-cell office:value-type="string" calcext:value-type="string">
            <text:p>../passo3/perlin/n_128/r_86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704066157341" calcext:value-type="float">
            <text:p>0.0704066157</text:p>
          </table:table-cell>
        </table:table-row>
        <table:table-row table:style-name="ro1">
          <table:table-cell office:value-type="string" calcext:value-type="string">
            <text:p>../passo3/perlin/n_128/r_87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2714661658" calcext:value-type="float">
            <text:p>0.0262714662</text:p>
          </table:table-cell>
        </table:table-row>
        <table:table-row table:style-name="ro1">
          <table:table-cell office:value-type="string" calcext:value-type="string">
            <text:p>../passo3/perlin/n_128/r_88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76687169075" calcext:value-type="float">
            <text:p>0.0876687169</text:p>
          </table:table-cell>
        </table:table-row>
        <table:table-row table:style-name="ro1">
          <table:table-cell office:value-type="string" calcext:value-type="string">
            <text:p>../passo3/perlin/n_128/r_89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0693152547" calcext:value-type="float">
            <text:p>0.1306931525</text:p>
          </table:table-cell>
        </table:table-row>
        <table:table-row table:style-name="ro1">
          <table:table-cell office:value-type="string" calcext:value-type="string">
            <text:p>../passo3/perlin/n_128/r_8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1" calcext:value-type="float">
            <text:p>1</text:p>
          </table:table-cell>
          <table:table-cell office:value-type="float" office:value="0.106448583305" calcext:value-type="float">
            <text:p>0.1064485833</text:p>
          </table:table-cell>
        </table:table-row>
        <table:table-row table:style-name="ro1">
          <table:table-cell office:value-type="string" calcext:value-type="string">
            <text:p>../passo3/perlin/n_128/r_90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1580468714" calcext:value-type="float">
            <text:p>0.1115804687</text:p>
          </table:table-cell>
        </table:table-row>
        <table:table-row table:style-name="ro1">
          <table:table-cell office:value-type="string" calcext:value-type="string">
            <text:p>../passo3/perlin/n_128/r_91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5837089717" calcext:value-type="float">
            <text:p>0.1158370897</text:p>
          </table:table-cell>
        </table:table-row>
        <table:table-row table:style-name="ro1">
          <table:table-cell office:value-type="string" calcext:value-type="string">
            <text:p>../passo3/perlin/n_128/r_92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3295377493" calcext:value-type="float">
            <text:p>0.1432953775</text:p>
          </table:table-cell>
        </table:table-row>
        <table:table-row table:style-name="ro1">
          <table:table-cell office:value-type="string" calcext:value-type="string">
            <text:p>../passo3/perlin/n_128/r_93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1" calcext:value-type="float">
            <text:p>1</text:p>
          </table:table-cell>
          <table:table-cell office:value-type="float" office:value="0.133942008018" calcext:value-type="float">
            <text:p>0.133942008</text:p>
          </table:table-cell>
        </table:table-row>
        <table:table-row table:style-name="ro1">
          <table:table-cell office:value-type="string" calcext:value-type="string">
            <text:p>../passo3/perlin/n_128/r_94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1" calcext:value-type="float">
            <text:p>1</text:p>
          </table:table-cell>
          <table:table-cell office:value-type="float" office:value="0.192745804787" calcext:value-type="float">
            <text:p>0.1927458048</text:p>
          </table:table-cell>
        </table:table-row>
        <table:table-row table:style-name="ro1">
          <table:table-cell office:value-type="string" calcext:value-type="string">
            <text:p>../passo3/perlin/n_128/r_95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1" calcext:value-type="float">
            <text:p>1</text:p>
          </table:table-cell>
          <table:table-cell office:value-type="float" office:value="0.178032025695" calcext:value-type="float">
            <text:p>0.1780320257</text:p>
          </table:table-cell>
        </table:table-row>
        <table:table-row table:style-name="ro1">
          <table:table-cell office:value-type="string" calcext:value-type="string">
            <text:p>../passo3/perlin/n_128/r_96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6295984983" calcext:value-type="float">
            <text:p>0.156295985</text:p>
          </table:table-cell>
        </table:table-row>
        <table:table-row table:style-name="ro1">
          <table:table-cell office:value-type="string" calcext:value-type="string">
            <text:p>../passo3/perlin/n_128/r_97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4313943088" calcext:value-type="float">
            <text:p>0.1243139431</text:p>
          </table:table-cell>
        </table:table-row>
        <table:table-row table:style-name="ro1">
          <table:table-cell office:value-type="string" calcext:value-type="string">
            <text:p>../passo3/perlin/n_128/r_98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2955828011" calcext:value-type="float">
            <text:p>0.1295582801</text:p>
          </table:table-cell>
        </table:table-row>
        <table:table-row table:style-name="ro1">
          <table:table-cell office:value-type="string" calcext:value-type="string">
            <text:p>../passo3/perlin/n_128/r_99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1" calcext:value-type="float">
            <text:p>1</text:p>
          </table:table-cell>
          <table:table-cell office:value-type="float" office:value="0.0529800280929" calcext:value-type="float">
            <text:p>0.0529800281</text:p>
          </table:table-cell>
        </table:table-row>
        <table:table-row table:style-name="ro1">
          <table:table-cell office:value-type="string" calcext:value-type="string">
            <text:p>../passo3/perlin/n_128/r_9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24983114" calcext:value-type="float">
            <text:p>0.06924983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89669992924" calcext:value-type="float">
            <text:p>1.8896699929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560555354802894" calcext:value-type="float">
            <text:p>0.0560555355</text:p>
          </table:table-cell>
          <table:table-cell table:number-columns-repeated="2"/>
        </table:table-row>
      </table:table>
      <table:table table:name="r256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256/r_0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530076265" calcext:value-type="float">
            <text:p>0.1315300763</text:p>
          </table:table-cell>
        </table:table-row>
        <table:table-row table:style-name="ro1">
          <table:table-cell office:value-type="string" calcext:value-type="string">
            <text:p>../passo3/perlin/n_256/r_10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399321205914" calcext:value-type="float">
            <text:p>0.0399321206</text:p>
          </table:table-cell>
        </table:table-row>
        <table:table-row table:style-name="ro1">
          <table:table-cell office:value-type="string" calcext:value-type="string">
            <text:p>../passo3/perlin/n_256/r_11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100205264986" calcext:value-type="float">
            <text:p>0.100205265</text:p>
          </table:table-cell>
        </table:table-row>
        <table:table-row table:style-name="ro1">
          <table:table-cell office:value-type="string" calcext:value-type="string">
            <text:p>../passo3/perlin/n_256/r_12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1" calcext:value-type="float">
            <text:p>1</text:p>
          </table:table-cell>
          <table:table-cell office:value-type="float" office:value="0.170493423939" calcext:value-type="float">
            <text:p>0.1704934239</text:p>
          </table:table-cell>
        </table:table-row>
        <table:table-row table:style-name="ro1">
          <table:table-cell office:value-type="string" calcext:value-type="string">
            <text:p>../passo3/perlin/n_256/r_13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008276701" calcext:value-type="float">
            <text:p>0.1650082767</text:p>
          </table:table-cell>
        </table:table-row>
        <table:table-row table:style-name="ro1">
          <table:table-cell office:value-type="string" calcext:value-type="string">
            <text:p>../passo3/perlin/n_256/r_14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1" calcext:value-type="float">
            <text:p>1</text:p>
          </table:table-cell>
          <table:table-cell office:value-type="float" office:value="0.044426843524" calcext:value-type="float">
            <text:p>0.0444268435</text:p>
          </table:table-cell>
        </table:table-row>
        <table:table-row table:style-name="ro1">
          <table:table-cell office:value-type="string" calcext:value-type="string">
            <text:p>../passo3/perlin/n_256/r_15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658601522" calcext:value-type="float">
            <text:p>0.1256586015</text:p>
          </table:table-cell>
        </table:table-row>
        <table:table-row table:style-name="ro1">
          <table:table-cell office:value-type="string" calcext:value-type="string">
            <text:p>../passo3/perlin/n_256/r_16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15601299331" calcext:value-type="float">
            <text:p>0.0115601299</text:p>
          </table:table-cell>
        </table:table-row>
        <table:table-row table:style-name="ro1">
          <table:table-cell office:value-type="string" calcext:value-type="string">
            <text:p>../passo3/perlin/n_256/r_17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7690833509" calcext:value-type="float">
            <text:p>0.1076908335</text:p>
          </table:table-cell>
        </table:table-row>
        <table:table-row table:style-name="ro1">
          <table:table-cell office:value-type="string" calcext:value-type="string">
            <text:p>../passo3/perlin/n_256/r_18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396510839" calcext:value-type="float">
            <text:p>0.1723965108</text:p>
          </table:table-cell>
        </table:table-row>
        <table:table-row table:style-name="ro1">
          <table:table-cell office:value-type="string" calcext:value-type="string">
            <text:p>../passo3/perlin/n_256/r_19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36936959624" calcext:value-type="float">
            <text:p>0.0093693696</text:p>
          </table:table-cell>
        </table:table-row>
        <table:table-row table:style-name="ro1">
          <table:table-cell office:value-type="string" calcext:value-type="string">
            <text:p>../passo3/perlin/n_256/r_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2403141856" calcext:value-type="float">
            <text:p>0.0422403142</text:p>
          </table:table-cell>
        </table:table-row>
        <table:table-row table:style-name="ro1">
          <table:table-cell office:value-type="string" calcext:value-type="string">
            <text:p>../passo3/perlin/n_256/r_20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1" calcext:value-type="float">
            <text:p>1</text:p>
          </table:table-cell>
          <table:table-cell office:value-type="float" office:value="0.112579762936" calcext:value-type="float">
            <text:p>0.1125797629</text:p>
          </table:table-cell>
        </table:table-row>
        <table:table-row table:style-name="ro1">
          <table:table-cell office:value-type="string" calcext:value-type="string">
            <text:p>../passo3/perlin/n_256/r_2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4721427262" calcext:value-type="float">
            <text:p>0.0424721427</text:p>
          </table:table-cell>
        </table:table-row>
        <table:table-row table:style-name="ro1">
          <table:table-cell office:value-type="string" calcext:value-type="string">
            <text:p>../passo3/perlin/n_256/r_22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1" calcext:value-type="float">
            <text:p>1</text:p>
          </table:table-cell>
          <table:table-cell office:value-type="float" office:value="0.179397135973" calcext:value-type="float">
            <text:p>0.179397136</text:p>
          </table:table-cell>
        </table:table-row>
        <table:table-row table:style-name="ro1">
          <table:table-cell office:value-type="string" calcext:value-type="string">
            <text:p>../passo3/perlin/n_256/r_23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100849885494" calcext:value-type="float">
            <text:p>0.0100849885</text:p>
          </table:table-cell>
        </table:table-row>
        <table:table-row table:style-name="ro1">
          <table:table-cell office:value-type="string" calcext:value-type="string">
            <text:p>../passo3/perlin/n_256/r_24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802479833364" calcext:value-type="float">
            <text:p>0.0802479833</text:p>
          </table:table-cell>
        </table:table-row>
        <table:table-row table:style-name="ro1">
          <table:table-cell office:value-type="string" calcext:value-type="string">
            <text:p>../passo3/perlin/n_256/r_25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0778780878" calcext:value-type="float">
            <text:p>0.1007787809</text:p>
          </table:table-cell>
        </table:table-row>
        <table:table-row table:style-name="ro1">
          <table:table-cell office:value-type="string" calcext:value-type="string">
            <text:p>../passo3/perlin/n_256/r_26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1" calcext:value-type="float">
            <text:p>1</text:p>
          </table:table-cell>
          <table:table-cell office:value-type="float" office:value="0.138872459531" calcext:value-type="float">
            <text:p>0.1388724595</text:p>
          </table:table-cell>
        </table:table-row>
        <table:table-row table:style-name="ro1">
          <table:table-cell office:value-type="string" calcext:value-type="string">
            <text:p>../passo3/perlin/n_256/r_27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8005406857" calcext:value-type="float">
            <text:p>0.1680054069</text:p>
          </table:table-cell>
        </table:table-row>
        <table:table-row table:style-name="ro1">
          <table:table-cell office:value-type="string" calcext:value-type="string">
            <text:p>../passo3/perlin/n_256/r_28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3686211109" calcext:value-type="float">
            <text:p>0.0793686211</text:p>
          </table:table-cell>
        </table:table-row>
        <table:table-row table:style-name="ro1">
          <table:table-cell office:value-type="string" calcext:value-type="string">
            <text:p>../passo3/perlin/n_256/r_29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75607290864" calcext:value-type="float">
            <text:p>0.0475607291</text:p>
          </table:table-cell>
        </table:table-row>
        <table:table-row table:style-name="ro1">
          <table:table-cell office:value-type="string" calcext:value-type="string">
            <text:p>../passo3/perlin/n_256/r_2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1" calcext:value-type="float">
            <text:p>1</text:p>
          </table:table-cell>
          <table:table-cell office:value-type="float" office:value="0.13754118979" calcext:value-type="float">
            <text:p>0.1375411898</text:p>
          </table:table-cell>
        </table:table-row>
        <table:table-row table:style-name="ro1">
          <table:table-cell office:value-type="string" calcext:value-type="string">
            <text:p>../passo3/perlin/n_256/r_30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1" calcext:value-type="float">
            <text:p>1</text:p>
          </table:table-cell>
          <table:table-cell office:value-type="float" office:value="0.0992999374866" calcext:value-type="float">
            <text:p>0.0992999375</text:p>
          </table:table-cell>
        </table:table-row>
        <table:table-row table:style-name="ro1">
          <table:table-cell office:value-type="string" calcext:value-type="string">
            <text:p>../passo3/perlin/n_256/r_31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1" calcext:value-type="float">
            <text:p>1</text:p>
          </table:table-cell>
          <table:table-cell office:value-type="float" office:value="0.114794634283" calcext:value-type="float">
            <text:p>0.1147946343</text:p>
          </table:table-cell>
        </table:table-row>
        <table:table-row table:style-name="ro1">
          <table:table-cell office:value-type="string" calcext:value-type="string">
            <text:p>../passo3/perlin/n_256/r_32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0499632359" calcext:value-type="float">
            <text:p>0.0660499632</text:p>
          </table:table-cell>
        </table:table-row>
        <table:table-row table:style-name="ro1">
          <table:table-cell office:value-type="string" calcext:value-type="string">
            <text:p>../passo3/perlin/n_256/r_33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3497323394" calcext:value-type="float">
            <text:p>0.1534973234</text:p>
          </table:table-cell>
        </table:table-row>
        <table:table-row table:style-name="ro1">
          <table:table-cell office:value-type="string" calcext:value-type="string">
            <text:p>../passo3/perlin/n_256/r_34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35422307253" calcext:value-type="float">
            <text:p>0.0335422307</text:p>
          </table:table-cell>
        </table:table-row>
        <table:table-row table:style-name="ro1">
          <table:table-cell office:value-type="string" calcext:value-type="string">
            <text:p>../passo3/perlin/n_256/r_35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89583826065" calcext:value-type="float">
            <text:p>0.0889583826</text:p>
          </table:table-cell>
        </table:table-row>
        <table:table-row table:style-name="ro1">
          <table:table-cell office:value-type="string" calcext:value-type="string">
            <text:p>../passo3/perlin/n_256/r_36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8050090075" calcext:value-type="float">
            <text:p>0.1580500901</text:p>
          </table:table-cell>
        </table:table-row>
        <table:table-row table:style-name="ro1">
          <table:table-cell office:value-type="string" calcext:value-type="string">
            <text:p>../passo3/perlin/n_256/r_37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702167376876" calcext:value-type="float">
            <text:p>0.0702167377</text:p>
          </table:table-cell>
        </table:table-row>
        <table:table-row table:style-name="ro1">
          <table:table-cell office:value-type="string" calcext:value-type="string">
            <text:p>../passo3/perlin/n_256/r_38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1" calcext:value-type="float">
            <text:p>1</text:p>
          </table:table-cell>
          <table:table-cell office:value-type="float" office:value="0.0856755375862" calcext:value-type="float">
            <text:p>0.0856755376</text:p>
          </table:table-cell>
        </table:table-row>
        <table:table-row table:style-name="ro1">
          <table:table-cell office:value-type="string" calcext:value-type="string">
            <text:p>../passo3/perlin/n_256/r_39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3977009356" calcext:value-type="float">
            <text:p>0.0339770094</text:p>
          </table:table-cell>
        </table:table-row>
        <table:table-row table:style-name="ro1">
          <table:table-cell office:value-type="string" calcext:value-type="string">
            <text:p>../passo3/perlin/n_256/r_3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26811364293" calcext:value-type="float">
            <text:p>0.0726811364</text:p>
          </table:table-cell>
        </table:table-row>
        <table:table-row table:style-name="ro1">
          <table:table-cell office:value-type="string" calcext:value-type="string">
            <text:p>../passo3/perlin/n_256/r_40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1" calcext:value-type="float">
            <text:p>1</text:p>
          </table:table-cell>
          <table:table-cell office:value-type="float" office:value="0.137789025903" calcext:value-type="float">
            <text:p>0.1377890259</text:p>
          </table:table-cell>
        </table:table-row>
        <table:table-row table:style-name="ro1">
          <table:table-cell office:value-type="string" calcext:value-type="string">
            <text:p>../passo3/perlin/n_256/r_41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2712468505" calcext:value-type="float">
            <text:p>0.1327124685</text:p>
          </table:table-cell>
        </table:table-row>
        <table:table-row table:style-name="ro1">
          <table:table-cell office:value-type="string" calcext:value-type="string">
            <text:p>../passo3/perlin/n_256/r_42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41264402866" calcext:value-type="float">
            <text:p>0.0241264403</text:p>
          </table:table-cell>
        </table:table-row>
        <table:table-row table:style-name="ro1">
          <table:table-cell office:value-type="string" calcext:value-type="string">
            <text:p>../passo3/perlin/n_256/r_4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5711196661" calcext:value-type="float">
            <text:p>0.0975711197</text:p>
          </table:table-cell>
        </table:table-row>
        <table:table-row table:style-name="ro1">
          <table:table-cell office:value-type="string" calcext:value-type="string">
            <text:p>../passo3/perlin/n_256/r_44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11234393716" calcext:value-type="float">
            <text:p>0.0911234394</text:p>
          </table:table-cell>
        </table:table-row>
        <table:table-row table:style-name="ro1">
          <table:table-cell office:value-type="string" calcext:value-type="string">
            <text:p>../passo3/perlin/n_256/r_45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041521728" calcext:value-type="float">
            <text:p>0.0660415217</text:p>
          </table:table-cell>
        </table:table-row>
        <table:table-row table:style-name="ro1">
          <table:table-cell office:value-type="string" calcext:value-type="string">
            <text:p>../passo3/perlin/n_256/r_46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36880758405" calcext:value-type="float">
            <text:p>0.0336880758</text:p>
          </table:table-cell>
        </table:table-row>
        <table:table-row table:style-name="ro1">
          <table:table-cell office:value-type="string" calcext:value-type="string">
            <text:p>../passo3/perlin/n_256/r_47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6136386991" calcext:value-type="float">
            <text:p>0.116136387</text:p>
          </table:table-cell>
        </table:table-row>
        <table:table-row table:style-name="ro1">
          <table:table-cell office:value-type="string" calcext:value-type="string">
            <text:p>../passo3/perlin/n_256/r_48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57028502226" calcext:value-type="float">
            <text:p>0.0557028502</text:p>
          </table:table-cell>
        </table:table-row>
        <table:table-row table:style-name="ro1">
          <table:table-cell office:value-type="string" calcext:value-type="string">
            <text:p>../passo3/perlin/n_256/r_49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140883148" calcext:value-type="float">
            <text:p>0.1031408831</text:p>
          </table:table-cell>
        </table:table-row>
        <table:table-row table:style-name="ro1">
          <table:table-cell office:value-type="string" calcext:value-type="string">
            <text:p>../passo3/perlin/n_256/r_4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1" calcext:value-type="float">
            <text:p>1</text:p>
          </table:table-cell>
          <table:table-cell office:value-type="float" office:value="0.0651002749801" calcext:value-type="float">
            <text:p>0.065100275</text:p>
          </table:table-cell>
        </table:table-row>
        <table:table-row table:style-name="ro1">
          <table:table-cell office:value-type="string" calcext:value-type="string">
            <text:p>../passo3/perlin/n_256/r_50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5330806971" calcext:value-type="float">
            <text:p>0.155330807</text:p>
          </table:table-cell>
        </table:table-row>
        <table:table-row table:style-name="ro1">
          <table:table-cell office:value-type="string" calcext:value-type="string">
            <text:p>../passo3/perlin/n_256/r_51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5037617683" calcext:value-type="float">
            <text:p>0.0805037618</text:p>
          </table:table-cell>
        </table:table-row>
        <table:table-row table:style-name="ro1">
          <table:table-cell office:value-type="string" calcext:value-type="string">
            <text:p>../passo3/perlin/n_256/r_52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283886224" calcext:value-type="float">
            <text:p>0.1228388622</text:p>
          </table:table-cell>
        </table:table-row>
        <table:table-row table:style-name="ro1">
          <table:table-cell office:value-type="string" calcext:value-type="string">
            <text:p>../passo3/perlin/n_256/r_53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2688797116" calcext:value-type="float">
            <text:p>0.0422688797</text:p>
          </table:table-cell>
        </table:table-row>
        <table:table-row table:style-name="ro1">
          <table:table-cell office:value-type="string" calcext:value-type="string">
            <text:p>../passo3/perlin/n_256/r_54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097700417" calcext:value-type="float">
            <text:p>0.0740977004</text:p>
          </table:table-cell>
        </table:table-row>
        <table:table-row table:style-name="ro1">
          <table:table-cell office:value-type="string" calcext:value-type="string">
            <text:p>../passo3/perlin/n_256/r_55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5936434865" calcext:value-type="float">
            <text:p>0.0905936435</text:p>
          </table:table-cell>
        </table:table-row>
        <table:table-row table:style-name="ro1">
          <table:table-cell office:value-type="string" calcext:value-type="string">
            <text:p>../passo3/perlin/n_256/r_56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2036634088" calcext:value-type="float">
            <text:p>0.2020366341</text:p>
          </table:table-cell>
        </table:table-row>
        <table:table-row table:style-name="ro1">
          <table:table-cell office:value-type="string" calcext:value-type="string">
            <text:p>../passo3/perlin/n_256/r_57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5492174625" calcext:value-type="float">
            <text:p>0.1054921746</text:p>
          </table:table-cell>
        </table:table-row>
        <table:table-row table:style-name="ro1">
          <table:table-cell office:value-type="string" calcext:value-type="string">
            <text:p>../passo3/perlin/n_256/r_58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1" calcext:value-type="float">
            <text:p>1</text:p>
          </table:table-cell>
          <table:table-cell office:value-type="float" office:value="0.0858310982585" calcext:value-type="float">
            <text:p>0.0858310983</text:p>
          </table:table-cell>
        </table:table-row>
        <table:table-row table:style-name="ro1">
          <table:table-cell office:value-type="string" calcext:value-type="string">
            <text:p>../passo3/perlin/n_256/r_59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2489790916" calcext:value-type="float">
            <text:p>0.0642489791</text:p>
          </table:table-cell>
        </table:table-row>
        <table:table-row table:style-name="ro1">
          <table:table-cell office:value-type="string" calcext:value-type="string">
            <text:p>../passo3/perlin/n_256/r_5.txt</text:p>
          </table:table-cell>
          <table:table-cell office:value-type="float" office:value="1.80999994278" calcext:value-type="float">
            <text:p>1.8099999428</text:p>
          </table:table-cell>
          <table:table-cell office:value-type="float" office:value="1" calcext:value-type="float">
            <text:p>1</text:p>
          </table:table-cell>
          <table:table-cell office:value-type="float" office:value="0.190439164639" calcext:value-type="float">
            <text:p>0.1904391646</text:p>
          </table:table-cell>
        </table:table-row>
        <table:table-row table:style-name="ro1">
          <table:table-cell office:value-type="string" calcext:value-type="string">
            <text:p>../passo3/perlin/n_256/r_60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803606808186" calcext:value-type="float">
            <text:p>0.0803606808</text:p>
          </table:table-cell>
        </table:table-row>
        <table:table-row table:style-name="ro1">
          <table:table-cell office:value-type="string" calcext:value-type="string">
            <text:p>../passo3/perlin/n_256/r_61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57881316543" calcext:value-type="float">
            <text:p>0.0457881317</text:p>
          </table:table-cell>
        </table:table-row>
        <table:table-row table:style-name="ro1">
          <table:table-cell office:value-type="string" calcext:value-type="string">
            <text:p>../passo3/perlin/n_256/r_62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1" calcext:value-type="float">
            <text:p>1</text:p>
          </table:table-cell>
          <table:table-cell office:value-type="float" office:value="0.17522957921" calcext:value-type="float">
            <text:p>0.1752295792</text:p>
          </table:table-cell>
        </table:table-row>
        <table:table-row table:style-name="ro1">
          <table:table-cell office:value-type="string" calcext:value-type="string">
            <text:p>../passo3/perlin/n_256/r_6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80880334973" calcext:value-type="float">
            <text:p>0.0980880335</text:p>
          </table:table-cell>
        </table:table-row>
        <table:table-row table:style-name="ro1">
          <table:table-cell office:value-type="string" calcext:value-type="string">
            <text:p>../passo3/perlin/n_256/r_64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1" calcext:value-type="float">
            <text:p>1</text:p>
          </table:table-cell>
          <table:table-cell office:value-type="float" office:value="0.0565171092749" calcext:value-type="float">
            <text:p>0.0565171093</text:p>
          </table:table-cell>
        </table:table-row>
        <table:table-row table:style-name="ro1">
          <table:table-cell office:value-type="string" calcext:value-type="string">
            <text:p>../passo3/perlin/n_256/r_65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81921648979" calcext:value-type="float">
            <text:p>0.0881921649</text:p>
          </table:table-cell>
        </table:table-row>
        <table:table-row table:style-name="ro1">
          <table:table-cell office:value-type="string" calcext:value-type="string">
            <text:p>../passo3/perlin/n_256/r_66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3873201013" calcext:value-type="float">
            <text:p>0.0673873201</text:p>
          </table:table-cell>
        </table:table-row>
        <table:table-row table:style-name="ro1">
          <table:table-cell office:value-type="string" calcext:value-type="string">
            <text:p>../passo3/perlin/n_256/r_67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1" calcext:value-type="float">
            <text:p>1</text:p>
          </table:table-cell>
          <table:table-cell office:value-type="float" office:value="0.0769863575697" calcext:value-type="float">
            <text:p>0.0769863576</text:p>
          </table:table-cell>
        </table:table-row>
        <table:table-row table:style-name="ro1">
          <table:table-cell office:value-type="string" calcext:value-type="string">
            <text:p>../passo3/perlin/n_256/r_68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1" calcext:value-type="float">
            <text:p>1</text:p>
          </table:table-cell>
          <table:table-cell office:value-type="float" office:value="0.106224447489" calcext:value-type="float">
            <text:p>0.1062244475</text:p>
          </table:table-cell>
        </table:table-row>
        <table:table-row table:style-name="ro1">
          <table:table-cell office:value-type="string" calcext:value-type="string">
            <text:p>../passo3/perlin/n_256/r_69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100278057158" calcext:value-type="float">
            <text:p>0.1002780572</text:p>
          </table:table-cell>
        </table:table-row>
        <table:table-row table:style-name="ro1">
          <table:table-cell office:value-type="string" calcext:value-type="string">
            <text:p>../passo3/perlin/n_256/r_6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8215252757" calcext:value-type="float">
            <text:p>0.0238215253</text:p>
          </table:table-cell>
        </table:table-row>
        <table:table-row table:style-name="ro1">
          <table:table-cell office:value-type="string" calcext:value-type="string">
            <text:p>../passo3/perlin/n_256/r_70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405869007" calcext:value-type="float">
            <text:p>0.128405869</text:p>
          </table:table-cell>
        </table:table-row>
        <table:table-row table:style-name="ro1">
          <table:table-cell office:value-type="string" calcext:value-type="string">
            <text:p>../passo3/perlin/n_256/r_71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368647397" calcext:value-type="float">
            <text:p>0.1033686474</text:p>
          </table:table-cell>
        </table:table-row>
        <table:table-row table:style-name="ro1">
          <table:table-cell office:value-type="string" calcext:value-type="string">
            <text:p>../passo3/perlin/n_256/r_72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5562157035" calcext:value-type="float">
            <text:p>0.145562157</text:p>
          </table:table-cell>
        </table:table-row>
        <table:table-row table:style-name="ro1">
          <table:table-cell office:value-type="string" calcext:value-type="string">
            <text:p>../passo3/perlin/n_256/r_73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1" calcext:value-type="float">
            <text:p>1</text:p>
          </table:table-cell>
          <table:table-cell office:value-type="float" office:value="0.162326663733" calcext:value-type="float">
            <text:p>0.1623266637</text:p>
          </table:table-cell>
        </table:table-row>
        <table:table-row table:style-name="ro1">
          <table:table-cell office:value-type="string" calcext:value-type="string">
            <text:p>../passo3/perlin/n_256/r_74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3084670901" calcext:value-type="float">
            <text:p>0.1630846709</text:p>
          </table:table-cell>
        </table:table-row>
        <table:table-row table:style-name="ro1">
          <table:table-cell office:value-type="string" calcext:value-type="string">
            <text:p>../passo3/perlin/n_256/r_75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6034613252" calcext:value-type="float">
            <text:p>0.1460346133</text:p>
          </table:table-cell>
        </table:table-row>
        <table:table-row table:style-name="ro1">
          <table:table-cell office:value-type="string" calcext:value-type="string">
            <text:p>../passo3/perlin/n_256/r_76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4620189667" calcext:value-type="float">
            <text:p>0.1346201897</text:p>
          </table:table-cell>
        </table:table-row>
        <table:table-row table:style-name="ro1">
          <table:table-cell office:value-type="string" calcext:value-type="string">
            <text:p>../passo3/perlin/n_256/r_77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89687538147" calcext:value-type="float">
            <text:p>0.0889687538</text:p>
          </table:table-cell>
        </table:table-row>
        <table:table-row table:style-name="ro1">
          <table:table-cell office:value-type="string" calcext:value-type="string">
            <text:p>../passo3/perlin/n_256/r_78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56402846426" calcext:value-type="float">
            <text:p>0.0256402846</text:p>
          </table:table-cell>
        </table:table-row>
        <table:table-row table:style-name="ro1">
          <table:table-cell office:value-type="string" calcext:value-type="string">
            <text:p>../passo3/perlin/n_256/r_7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508126855" calcext:value-type="float">
            <text:p>0.1315081269</text:p>
          </table:table-cell>
        </table:table-row>
        <table:table-row table:style-name="ro1">
          <table:table-cell office:value-type="string" calcext:value-type="string">
            <text:p>../passo3/perlin/n_256/r_7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58849859238" calcext:value-type="float">
            <text:p>0.0258849859</text:p>
          </table:table-cell>
        </table:table-row>
        <table:table-row table:style-name="ro1">
          <table:table-cell office:value-type="string" calcext:value-type="string">
            <text:p>../passo3/perlin/n_256/r_80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49060064554" calcext:value-type="float">
            <text:p>0.0749060065</text:p>
          </table:table-cell>
        </table:table-row>
        <table:table-row table:style-name="ro1">
          <table:table-cell office:value-type="string" calcext:value-type="string">
            <text:p>../passo3/perlin/n_256/r_81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8755765" calcext:value-type="float">
            <text:p>0.1654875577</text:p>
          </table:table-cell>
        </table:table-row>
        <table:table-row table:style-name="ro1">
          <table:table-cell office:value-type="string" calcext:value-type="string">
            <text:p>../passo3/perlin/n_256/r_82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57452622056" calcext:value-type="float">
            <text:p>0.0757452622</text:p>
          </table:table-cell>
        </table:table-row>
        <table:table-row table:style-name="ro1">
          <table:table-cell office:value-type="string" calcext:value-type="string">
            <text:p>../passo3/perlin/n_256/r_8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8177785873" calcext:value-type="float">
            <text:p>0.0978177786</text:p>
          </table:table-cell>
        </table:table-row>
        <table:table-row table:style-name="ro1">
          <table:table-cell office:value-type="string" calcext:value-type="string">
            <text:p>../passo3/perlin/n_256/r_84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23402628303" calcext:value-type="float">
            <text:p>0.0823402628</text:p>
          </table:table-cell>
        </table:table-row>
        <table:table-row table:style-name="ro1">
          <table:table-cell office:value-type="string" calcext:value-type="string">
            <text:p>../passo3/perlin/n_256/r_85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39120179415" calcext:value-type="float">
            <text:p>0.0339120179</text:p>
          </table:table-cell>
        </table:table-row>
        <table:table-row table:style-name="ro1">
          <table:table-cell office:value-type="string" calcext:value-type="string">
            <text:p>../passo3/perlin/n_256/r_86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16058509052" calcext:value-type="float">
            <text:p>0.0316058509</text:p>
          </table:table-cell>
        </table:table-row>
        <table:table-row table:style-name="ro1">
          <table:table-cell office:value-type="string" calcext:value-type="string">
            <text:p>../passo3/perlin/n_256/r_87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78681538254" calcext:value-type="float">
            <text:p>0.0097868154</text:p>
          </table:table-cell>
        </table:table-row>
        <table:table-row table:style-name="ro1">
          <table:table-cell office:value-type="string" calcext:value-type="string">
            <text:p>../passo3/perlin/n_256/r_88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1" calcext:value-type="float">
            <text:p>1</text:p>
          </table:table-cell>
          <table:table-cell office:value-type="float" office:value="0.0565171092749" calcext:value-type="float">
            <text:p>0.0565171093</text:p>
          </table:table-cell>
        </table:table-row>
        <table:table-row table:style-name="ro1">
          <table:table-cell office:value-type="string" calcext:value-type="string">
            <text:p>../passo3/perlin/n_256/r_89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1" calcext:value-type="float">
            <text:p>1</text:p>
          </table:table-cell>
          <table:table-cell office:value-type="float" office:value="0.101626381278" calcext:value-type="float">
            <text:p>0.1016263813</text:p>
          </table:table-cell>
        </table:table-row>
        <table:table-row table:style-name="ro1">
          <table:table-cell office:value-type="string" calcext:value-type="string">
            <text:p>../passo3/perlin/n_256/r_8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1" calcext:value-type="float">
            <text:p>1</text:p>
          </table:table-cell>
          <table:table-cell office:value-type="float" office:value="0.169528588653" calcext:value-type="float">
            <text:p>0.1695285887</text:p>
          </table:table-cell>
        </table:table-row>
        <table:table-row table:style-name="ro1">
          <table:table-cell office:value-type="string" calcext:value-type="string">
            <text:p>../passo3/perlin/n_256/r_90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1" calcext:value-type="float">
            <text:p>1</text:p>
          </table:table-cell>
          <table:table-cell office:value-type="float" office:value="0.0566980428994" calcext:value-type="float">
            <text:p>0.0566980429</text:p>
          </table:table-cell>
        </table:table-row>
        <table:table-row table:style-name="ro1">
          <table:table-cell office:value-type="string" calcext:value-type="string">
            <text:p>../passo3/perlin/n_256/r_91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6670416892" calcext:value-type="float">
            <text:p>0.1066704169</text:p>
          </table:table-cell>
        </table:table-row>
        <table:table-row table:style-name="ro1">
          <table:table-cell office:value-type="string" calcext:value-type="string">
            <text:p>../passo3/perlin/n_256/r_92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396706163883" calcext:value-type="float">
            <text:p>0.0396706164</text:p>
          </table:table-cell>
        </table:table-row>
        <table:table-row table:style-name="ro1">
          <table:table-cell office:value-type="string" calcext:value-type="string">
            <text:p>../passo3/perlin/n_256/r_93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560828269" calcext:value-type="float">
            <text:p>0.1185608283</text:p>
          </table:table-cell>
        </table:table-row>
        <table:table-row table:style-name="ro1">
          <table:table-cell office:value-type="string" calcext:value-type="string">
            <text:p>../passo3/perlin/n_256/r_94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1281897426" calcext:value-type="float">
            <text:p>0.1312818974</text:p>
          </table:table-cell>
        </table:table-row>
        <table:table-row table:style-name="ro1">
          <table:table-cell office:value-type="string" calcext:value-type="string">
            <text:p>../passo3/perlin/n_256/r_95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1" calcext:value-type="float">
            <text:p>1</text:p>
          </table:table-cell>
          <table:table-cell office:value-type="float" office:value="0.0392327681184" calcext:value-type="float">
            <text:p>0.0392327681</text:p>
          </table:table-cell>
        </table:table-row>
        <table:table-row table:style-name="ro1">
          <table:table-cell office:value-type="string" calcext:value-type="string">
            <text:p>../passo3/perlin/n_256/r_96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3044576049" calcext:value-type="float">
            <text:p>0.143044576</text:p>
          </table:table-cell>
        </table:table-row>
        <table:table-row table:style-name="ro1">
          <table:table-cell office:value-type="string" calcext:value-type="string">
            <text:p>../passo3/perlin/n_256/r_97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1" calcext:value-type="float">
            <text:p>1</text:p>
          </table:table-cell>
          <table:table-cell office:value-type="float" office:value="0.0653839185834" calcext:value-type="float">
            <text:p>0.0653839186</text:p>
          </table:table-cell>
        </table:table-row>
        <table:table-row table:style-name="ro1">
          <table:table-cell office:value-type="string" calcext:value-type="string">
            <text:p>../passo3/perlin/n_256/r_98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1" calcext:value-type="float">
            <text:p>1</text:p>
          </table:table-cell>
          <table:table-cell office:value-type="float" office:value="0.206463038921" calcext:value-type="float">
            <text:p>0.2064630389</text:p>
          </table:table-cell>
        </table:table-row>
        <table:table-row table:style-name="ro1">
          <table:table-cell office:value-type="string" calcext:value-type="string">
            <text:p>../passo3/perlin/n_256/r_99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1" calcext:value-type="float">
            <text:p>1</text:p>
          </table:table-cell>
          <table:table-cell office:value-type="float" office:value="0.137156680226" calcext:value-type="float">
            <text:p>0.1371566802</text:p>
          </table:table-cell>
        </table:table-row>
        <table:table-row table:style-name="ro1">
          <table:table-cell office:value-type="string" calcext:value-type="string">
            <text:p>../passo3/perlin/n_256/r_9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1" calcext:value-type="float">
            <text:p>1</text:p>
          </table:table-cell>
          <table:table-cell office:value-type="float" office:value="0.0947323739529" calcext:value-type="float">
            <text:p>0.0947323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045499920853" calcext:value-type="float">
            <text:p>1.9045499921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485235226854677" calcext:value-type="float">
            <text:p>0.0485235227</text:p>
          </table:table-cell>
          <table:table-cell table:number-columns-repeated="2"/>
        </table:table-row>
      </table:table>
      <table:table table:name="r512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512/r_0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88208767772" calcext:value-type="float">
            <text:p>0.0788208768</text:p>
          </table:table-cell>
        </table:table-row>
        <table:table-row table:style-name="ro1">
          <table:table-cell office:value-type="string" calcext:value-type="string">
            <text:p>../passo3/perlin/n_512/r_10.txt</text:p>
          </table:table-cell>
          <table:table-cell office:value-type="float" office:value="1.90699994564" calcext:value-type="float">
            <text:p>1.9069999456</text:p>
          </table:table-cell>
          <table:table-cell office:value-type="float" office:value="1" calcext:value-type="float">
            <text:p>1</text:p>
          </table:table-cell>
          <table:table-cell office:value-type="float" office:value="0.0927505865693" calcext:value-type="float">
            <text:p>0.0927505866</text:p>
          </table:table-cell>
        </table:table-row>
        <table:table-row table:style-name="ro1">
          <table:table-cell office:value-type="string" calcext:value-type="string">
            <text:p>../passo3/perlin/n_512/r_11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2998226881" calcext:value-type="float">
            <text:p>0.1029982269</text:p>
          </table:table-cell>
        </table:table-row>
        <table:table-row table:style-name="ro1">
          <table:table-cell office:value-type="string" calcext:value-type="string">
            <text:p>../passo3/perlin/n_512/r_12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841841102" calcext:value-type="float">
            <text:p>0.1258418411</text:p>
          </table:table-cell>
        </table:table-row>
        <table:table-row table:style-name="ro1">
          <table:table-cell office:value-type="string" calcext:value-type="string">
            <text:p>../passo3/perlin/n_512/r_13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9430544078" calcext:value-type="float">
            <text:p>0.1094305441</text:p>
          </table:table-cell>
        </table:table-row>
        <table:table-row table:style-name="ro1">
          <table:table-cell office:value-type="string" calcext:value-type="string">
            <text:p>../passo3/perlin/n_512/r_14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1" calcext:value-type="float">
            <text:p>1</text:p>
          </table:table-cell>
          <table:table-cell office:value-type="float" office:value="0.0610300600529" calcext:value-type="float">
            <text:p>0.0610300601</text:p>
          </table:table-cell>
        </table:table-row>
        <table:table-row table:style-name="ro1">
          <table:table-cell office:value-type="string" calcext:value-type="string">
            <text:p>../passo3/perlin/n_512/r_15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1" calcext:value-type="float">
            <text:p>1</text:p>
          </table:table-cell>
          <table:table-cell office:value-type="float" office:value="0.133731156588" calcext:value-type="float">
            <text:p>0.1337311566</text:p>
          </table:table-cell>
        </table:table-row>
        <table:table-row table:style-name="ro1">
          <table:table-cell office:value-type="string" calcext:value-type="string">
            <text:p>../passo3/perlin/n_512/r_16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38894343376" calcext:value-type="float">
            <text:p>0.0738894343</text:p>
          </table:table-cell>
        </table:table-row>
        <table:table-row table:style-name="ro1">
          <table:table-cell office:value-type="string" calcext:value-type="string">
            <text:p>../passo3/perlin/n_512/r_17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1" calcext:value-type="float">
            <text:p>1</text:p>
          </table:table-cell>
          <table:table-cell office:value-type="float" office:value="0.059828478843" calcext:value-type="float">
            <text:p>0.0598284788</text:p>
          </table:table-cell>
        </table:table-row>
        <table:table-row table:style-name="ro1">
          <table:table-cell office:value-type="string" calcext:value-type="string">
            <text:p>../passo3/perlin/n_512/r_18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2748167515" calcext:value-type="float">
            <text:p>0.1527481675</text:p>
          </table:table-cell>
        </table:table-row>
        <table:table-row table:style-name="ro1">
          <table:table-cell office:value-type="string" calcext:value-type="string">
            <text:p>../passo3/perlin/n_512/r_19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8534594178" calcext:value-type="float">
            <text:p>0.0978534594</text:p>
          </table:table-cell>
        </table:table-row>
        <table:table-row table:style-name="ro1">
          <table:table-cell office:value-type="string" calcext:value-type="string">
            <text:p>../passo3/perlin/n_512/r_1.txt</text:p>
          </table:table-cell>
          <table:table-cell office:value-type="float" office:value="1.9509999752" calcext:value-type="float">
            <text:p>1.9509999752</text:p>
          </table:table-cell>
          <table:table-cell office:value-type="float" office:value="1" calcext:value-type="float">
            <text:p>1</text:p>
          </table:table-cell>
          <table:table-cell office:value-type="float" office:value="0.0490214861929" calcext:value-type="float">
            <text:p>0.0490214862</text:p>
          </table:table-cell>
        </table:table-row>
        <table:table-row table:style-name="ro1">
          <table:table-cell office:value-type="string" calcext:value-type="string">
            <text:p>../passo3/perlin/n_512/r_20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6137466431" calcext:value-type="float">
            <text:p>0.0656137466</text:p>
          </table:table-cell>
        </table:table-row>
        <table:table-row table:style-name="ro1">
          <table:table-cell office:value-type="string" calcext:value-type="string">
            <text:p>../passo3/perlin/n_512/r_2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912193395197" calcext:value-type="float">
            <text:p>0.009121934</text:p>
          </table:table-cell>
        </table:table-row>
        <table:table-row table:style-name="ro1">
          <table:table-cell office:value-type="string" calcext:value-type="string">
            <text:p>../passo3/perlin/n_512/r_22.txt</text:p>
          </table:table-cell>
          <table:table-cell office:value-type="float" office:value="1.90999996662" calcext:value-type="float">
            <text:p>1.9099999666</text:p>
          </table:table-cell>
          <table:table-cell office:value-type="float" office:value="1" calcext:value-type="float">
            <text:p>1</text:p>
          </table:table-cell>
          <table:table-cell office:value-type="float" office:value="0.0900168567896" calcext:value-type="float">
            <text:p>0.0900168568</text:p>
          </table:table-cell>
        </table:table-row>
        <table:table-row table:style-name="ro1">
          <table:table-cell office:value-type="string" calcext:value-type="string">
            <text:p>../passo3/perlin/n_512/r_23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100335404277" calcext:value-type="float">
            <text:p>0.1003354043</text:p>
          </table:table-cell>
        </table:table-row>
        <table:table-row table:style-name="ro1">
          <table:table-cell office:value-type="string" calcext:value-type="string">
            <text:p>../passo3/perlin/n_512/r_24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900017262" calcext:value-type="float">
            <text:p>0.1269000173</text:p>
          </table:table-cell>
        </table:table-row>
        <table:table-row table:style-name="ro1">
          <table:table-cell office:value-type="string" calcext:value-type="string">
            <text:p>../passo3/perlin/n_512/r_25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301129222" calcext:value-type="float">
            <text:p>0.1653011292</text:p>
          </table:table-cell>
        </table:table-row>
        <table:table-row table:style-name="ro1">
          <table:table-cell office:value-type="string" calcext:value-type="string">
            <text:p>../passo3/perlin/n_512/r_26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524884641" calcext:value-type="float">
            <text:p>0.1175248846</text:p>
          </table:table-cell>
        </table:table-row>
        <table:table-row table:style-name="ro1">
          <table:table-cell office:value-type="string" calcext:value-type="string">
            <text:p>../passo3/perlin/n_512/r_27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4302347898" calcext:value-type="float">
            <text:p>0.0634302348</text:p>
          </table:table-cell>
        </table:table-row>
        <table:table-row table:style-name="ro1">
          <table:table-cell office:value-type="string" calcext:value-type="string">
            <text:p>../passo3/perlin/n_512/r_28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973208427" calcext:value-type="float">
            <text:p>0.1179732084</text:p>
          </table:table-cell>
        </table:table-row>
        <table:table-row table:style-name="ro1">
          <table:table-cell office:value-type="string" calcext:value-type="string">
            <text:p>../passo3/perlin/n_512/r_29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1" calcext:value-type="float">
            <text:p>1</text:p>
          </table:table-cell>
          <table:table-cell office:value-type="float" office:value="0.0527868792415" calcext:value-type="float">
            <text:p>0.0527868792</text:p>
          </table:table-cell>
        </table:table-row>
        <table:table-row table:style-name="ro1">
          <table:table-cell office:value-type="string" calcext:value-type="string">
            <text:p>../passo3/perlin/n_512/r_2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3073379993" calcext:value-type="float">
            <text:p>0.14307338</text:p>
          </table:table-cell>
        </table:table-row>
        <table:table-row table:style-name="ro1">
          <table:table-cell office:value-type="string" calcext:value-type="string">
            <text:p>../passo3/perlin/n_512/r_30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2032676935" calcext:value-type="float">
            <text:p>0.0742032677</text:p>
          </table:table-cell>
        </table:table-row>
        <table:table-row table:style-name="ro1">
          <table:table-cell office:value-type="string" calcext:value-type="string">
            <text:p>../passo3/perlin/n_512/r_31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3139049411" calcext:value-type="float">
            <text:p>0.1431390494</text:p>
          </table:table-cell>
        </table:table-row>
        <table:table-row table:style-name="ro1">
          <table:table-cell office:value-type="string" calcext:value-type="string">
            <text:p>../passo3/perlin/n_512/r_32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0788939" calcext:value-type="float">
            <text:p>0.1800788939</text:p>
          </table:table-cell>
        </table:table-row>
        <table:table-row table:style-name="ro1">
          <table:table-cell office:value-type="string" calcext:value-type="string">
            <text:p>../passo3/perlin/n_512/r_33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56609539688" calcext:value-type="float">
            <text:p>0.045660954</text:p>
          </table:table-cell>
        </table:table-row>
        <table:table-row table:style-name="ro1">
          <table:table-cell office:value-type="string" calcext:value-type="string">
            <text:p>../passo3/perlin/n_512/r_34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1" calcext:value-type="float">
            <text:p>1</text:p>
          </table:table-cell>
          <table:table-cell office:value-type="float" office:value="0.151302725077" calcext:value-type="float">
            <text:p>0.1513027251</text:p>
          </table:table-cell>
        </table:table-row>
        <table:table-row table:style-name="ro1">
          <table:table-cell office:value-type="string" calcext:value-type="string">
            <text:p>../passo3/perlin/n_512/r_35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1" calcext:value-type="float">
            <text:p>1</text:p>
          </table:table-cell>
          <table:table-cell office:value-type="float" office:value="0.103933550417" calcext:value-type="float">
            <text:p>0.1039335504</text:p>
          </table:table-cell>
        </table:table-row>
        <table:table-row table:style-name="ro1">
          <table:table-cell office:value-type="string" calcext:value-type="string">
            <text:p>../passo3/perlin/n_512/r_36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24754994735" calcext:value-type="float">
            <text:p>0.0072475499</text:p>
          </table:table-cell>
        </table:table-row>
        <table:table-row table:style-name="ro1">
          <table:table-cell office:value-type="string" calcext:value-type="string">
            <text:p>../passo3/perlin/n_512/r_37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901311636" calcext:value-type="float">
            <text:p>0.1259013116</text:p>
          </table:table-cell>
        </table:table-row>
        <table:table-row table:style-name="ro1">
          <table:table-cell office:value-type="string" calcext:value-type="string">
            <text:p>../passo3/perlin/n_512/r_38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1" calcext:value-type="float">
            <text:p>1</text:p>
          </table:table-cell>
          <table:table-cell office:value-type="float" office:value="0.0622198283672" calcext:value-type="float">
            <text:p>0.0622198284</text:p>
          </table:table-cell>
        </table:table-row>
        <table:table-row table:style-name="ro1">
          <table:table-cell office:value-type="string" calcext:value-type="string">
            <text:p>../passo3/perlin/n_512/r_39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45108574629" calcext:value-type="float">
            <text:p>0.0745108575</text:p>
          </table:table-cell>
        </table:table-row>
        <table:table-row table:style-name="ro1">
          <table:table-cell office:value-type="string" calcext:value-type="string">
            <text:p>../passo3/perlin/n_512/r_3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1" calcext:value-type="float">
            <text:p>1</text:p>
          </table:table-cell>
          <table:table-cell office:value-type="float" office:value="0.0551364645362" calcext:value-type="float">
            <text:p>0.0551364645</text:p>
          </table:table-cell>
        </table:table-row>
        <table:table-row table:style-name="ro1">
          <table:table-cell office:value-type="string" calcext:value-type="string">
            <text:p>../passo3/perlin/n_512/r_40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83289361" calcext:value-type="float">
            <text:p>0.0483289361</text:p>
          </table:table-cell>
        </table:table-row>
        <table:table-row table:style-name="ro1">
          <table:table-cell office:value-type="string" calcext:value-type="string">
            <text:p>../passo3/perlin/n_512/r_41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1" calcext:value-type="float">
            <text:p>1</text:p>
          </table:table-cell>
          <table:table-cell office:value-type="float" office:value="0.0514235049486" calcext:value-type="float">
            <text:p>0.0514235049</text:p>
          </table:table-cell>
        </table:table-row>
        <table:table-row table:style-name="ro1">
          <table:table-cell office:value-type="string" calcext:value-type="string">
            <text:p>../passo3/perlin/n_512/r_42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1144221723" calcext:value-type="float">
            <text:p>0.0221144222</text:p>
          </table:table-cell>
        </table:table-row>
        <table:table-row table:style-name="ro1">
          <table:table-cell office:value-type="string" calcext:value-type="string">
            <text:p>../passo3/perlin/n_512/r_43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65818755329" calcext:value-type="float">
            <text:p>0.0465818755</text:p>
          </table:table-cell>
        </table:table-row>
        <table:table-row table:style-name="ro1">
          <table:table-cell office:value-type="string" calcext:value-type="string">
            <text:p>../passo3/perlin/n_512/r_44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79750297964" calcext:value-type="float">
            <text:p>0.0479750298</text:p>
          </table:table-cell>
        </table:table-row>
        <table:table-row table:style-name="ro1">
          <table:table-cell office:value-type="string" calcext:value-type="string">
            <text:p>../passo3/perlin/n_512/r_45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77468362451" calcext:value-type="float">
            <text:p>0.0877468362</text:p>
          </table:table-cell>
        </table:table-row>
        <table:table-row table:style-name="ro1">
          <table:table-cell office:value-type="string" calcext:value-type="string">
            <text:p>../passo3/perlin/n_512/r_46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4764291048" calcext:value-type="float">
            <text:p>0.0564764291</text:p>
          </table:table-cell>
        </table:table-row>
        <table:table-row table:style-name="ro1">
          <table:table-cell office:value-type="string" calcext:value-type="string">
            <text:p>../passo3/perlin/n_512/r_47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1" calcext:value-type="float">
            <text:p>1</text:p>
          </table:table-cell>
          <table:table-cell office:value-type="float" office:value="0.137289449573" calcext:value-type="float">
            <text:p>0.1372894496</text:p>
          </table:table-cell>
        </table:table-row>
        <table:table-row table:style-name="ro1">
          <table:table-cell office:value-type="string" calcext:value-type="string">
            <text:p>../passo3/perlin/n_512/r_48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1" calcext:value-type="float">
            <text:p>1</text:p>
          </table:table-cell>
          <table:table-cell office:value-type="float" office:value="0.15355746448" calcext:value-type="float">
            <text:p>0.1535574645</text:p>
          </table:table-cell>
        </table:table-row>
        <table:table-row table:style-name="ro1">
          <table:table-cell office:value-type="string" calcext:value-type="string">
            <text:p>../passo3/perlin/n_512/r_49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1" calcext:value-type="float">
            <text:p>1</text:p>
          </table:table-cell>
          <table:table-cell office:value-type="float" office:value="0.0593725927174" calcext:value-type="float">
            <text:p>0.0593725927</text:p>
          </table:table-cell>
        </table:table-row>
        <table:table-row table:style-name="ro1">
          <table:table-cell office:value-type="string" calcext:value-type="string">
            <text:p>../passo3/perlin/n_512/r_4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91678929329" calcext:value-type="float">
            <text:p>0.0891678929</text:p>
          </table:table-cell>
        </table:table-row>
        <table:table-row table:style-name="ro1">
          <table:table-cell office:value-type="string" calcext:value-type="string">
            <text:p>../passo3/perlin/n_512/r_50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1" calcext:value-type="float">
            <text:p>1</text:p>
          </table:table-cell>
          <table:table-cell office:value-type="float" office:value="0.117085561156" calcext:value-type="float">
            <text:p>0.1170855612</text:p>
          </table:table-cell>
        </table:table-row>
        <table:table-row table:style-name="ro1">
          <table:table-cell office:value-type="string" calcext:value-type="string">
            <text:p>../passo3/perlin/n_512/r_51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0653197765" calcext:value-type="float">
            <text:p>0.0260653198</text:p>
          </table:table-cell>
        </table:table-row>
        <table:table-row table:style-name="ro1">
          <table:table-cell office:value-type="string" calcext:value-type="string">
            <text:p>../passo3/perlin/n_512/r_52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1" calcext:value-type="float">
            <text:p>1</text:p>
          </table:table-cell>
          <table:table-cell office:value-type="float" office:value="0.0837218239903" calcext:value-type="float">
            <text:p>0.083721824</text:p>
          </table:table-cell>
        </table:table-row>
        <table:table-row table:style-name="ro1">
          <table:table-cell office:value-type="string" calcext:value-type="string">
            <text:p>../passo3/perlin/n_512/r_53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50155597925" calcext:value-type="float">
            <text:p>0.0750155598</text:p>
          </table:table-cell>
        </table:table-row>
        <table:table-row table:style-name="ro1">
          <table:table-cell office:value-type="string" calcext:value-type="string">
            <text:p>../passo3/perlin/n_512/r_54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58625376225" calcext:value-type="float">
            <text:p>0.0958625376</text:p>
          </table:table-cell>
        </table:table-row>
        <table:table-row table:style-name="ro1">
          <table:table-cell office:value-type="string" calcext:value-type="string">
            <text:p>../passo3/perlin/n_512/r_55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41241466999" calcext:value-type="float">
            <text:p>0.0541241467</text:p>
          </table:table-cell>
        </table:table-row>
        <table:table-row table:style-name="ro1">
          <table:table-cell office:value-type="string" calcext:value-type="string">
            <text:p>../passo3/perlin/n_512/r_56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5171327591" calcext:value-type="float">
            <text:p>0.0975171328</text:p>
          </table:table-cell>
        </table:table-row>
        <table:table-row table:style-name="ro1">
          <table:table-cell office:value-type="string" calcext:value-type="string">
            <text:p>../passo3/perlin/n_512/r_57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1" calcext:value-type="float">
            <text:p>1</text:p>
          </table:table-cell>
          <table:table-cell office:value-type="float" office:value="0.170442357659" calcext:value-type="float">
            <text:p>0.1704423577</text:p>
          </table:table-cell>
        </table:table-row>
        <table:table-row table:style-name="ro1">
          <table:table-cell office:value-type="string" calcext:value-type="string">
            <text:p>../passo3/perlin/n_512/r_58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0474510193" calcext:value-type="float">
            <text:p>0.069047451</text:p>
          </table:table-cell>
        </table:table-row>
        <table:table-row table:style-name="ro1">
          <table:table-cell office:value-type="string" calcext:value-type="string">
            <text:p>../passo3/perlin/n_512/r_59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7577361166" calcext:value-type="float">
            <text:p>0.1075773612</text:p>
          </table:table-cell>
        </table:table-row>
        <table:table-row table:style-name="ro1">
          <table:table-cell office:value-type="string" calcext:value-type="string">
            <text:p>../passo3/perlin/n_512/r_5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4944203496" calcext:value-type="float">
            <text:p>0.0849442035</text:p>
          </table:table-cell>
        </table:table-row>
        <table:table-row table:style-name="ro1">
          <table:table-cell office:value-type="string" calcext:value-type="string">
            <text:p>../passo3/perlin/n_512/r_60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1" calcext:value-type="float">
            <text:p>1</text:p>
          </table:table-cell>
          <table:table-cell office:value-type="float" office:value="0.0826720073819" calcext:value-type="float">
            <text:p>0.0826720074</text:p>
          </table:table-cell>
        </table:table-row>
        <table:table-row table:style-name="ro1">
          <table:table-cell office:value-type="string" calcext:value-type="string">
            <text:p>../passo3/perlin/n_512/r_61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301129222" calcext:value-type="float">
            <text:p>0.1653011292</text:p>
          </table:table-cell>
        </table:table-row>
        <table:table-row table:style-name="ro1">
          <table:table-cell office:value-type="string" calcext:value-type="string">
            <text:p>../passo3/perlin/n_512/r_62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39002749324" calcext:value-type="float">
            <text:p>0.0739002749</text:p>
          </table:table-cell>
        </table:table-row>
        <table:table-row table:style-name="ro1">
          <table:table-cell office:value-type="string" calcext:value-type="string">
            <text:p>../passo3/perlin/n_512/r_63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0590766668" calcext:value-type="float">
            <text:p>0.1305907667</text:p>
          </table:table-cell>
        </table:table-row>
        <table:table-row table:style-name="ro1">
          <table:table-cell office:value-type="string" calcext:value-type="string">
            <text:p>../passo3/perlin/n_512/r_64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4366563186" calcext:value-type="float">
            <text:p>0.0243665632</text:p>
          </table:table-cell>
        </table:table-row>
        <table:table-row table:style-name="ro1">
          <table:table-cell office:value-type="string" calcext:value-type="string">
            <text:p>../passo3/perlin/n_512/r_65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7110828161" calcext:value-type="float">
            <text:p>0.1071108282</text:p>
          </table:table-cell>
        </table:table-row>
        <table:table-row table:style-name="ro1">
          <table:table-cell office:value-type="string" calcext:value-type="string">
            <text:p>../passo3/perlin/n_512/r_66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79121667147" calcext:value-type="float">
            <text:p>0.0779121667</text:p>
          </table:table-cell>
        </table:table-row>
        <table:table-row table:style-name="ro1">
          <table:table-cell office:value-type="string" calcext:value-type="string">
            <text:p>../passo3/perlin/n_512/r_67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9752206206" calcext:value-type="float">
            <text:p>0.0189752206</text:p>
          </table:table-cell>
        </table:table-row>
        <table:table-row table:style-name="ro1">
          <table:table-cell office:value-type="string" calcext:value-type="string">
            <text:p>../passo3/perlin/n_512/r_68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78131191432" calcext:value-type="float">
            <text:p>0.0578131191</text:p>
          </table:table-cell>
        </table:table-row>
        <table:table-row table:style-name="ro1">
          <table:table-cell office:value-type="string" calcext:value-type="string">
            <text:p>../passo3/perlin/n_512/r_6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91434741" calcext:value-type="float">
            <text:p>0.1319143474</text:p>
          </table:table-cell>
        </table:table-row>
        <table:table-row table:style-name="ro1">
          <table:table-cell office:value-type="string" calcext:value-type="string">
            <text:p>../passo3/perlin/n_512/r_6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700985342264" calcext:value-type="float">
            <text:p>0.0700985342</text:p>
          </table:table-cell>
        </table:table-row>
        <table:table-row table:style-name="ro1">
          <table:table-cell office:value-type="string" calcext:value-type="string">
            <text:p>../passo3/perlin/n_512/r_70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350943089" calcext:value-type="float">
            <text:p>0.1723509431</text:p>
          </table:table-cell>
        </table:table-row>
        <table:table-row table:style-name="ro1">
          <table:table-cell office:value-type="string" calcext:value-type="string">
            <text:p>../passo3/perlin/n_512/r_71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1649121046" calcext:value-type="float">
            <text:p>0.0741649121</text:p>
          </table:table-cell>
        </table:table-row>
        <table:table-row table:style-name="ro1">
          <table:table-cell office:value-type="string" calcext:value-type="string">
            <text:p>../passo3/perlin/n_512/r_72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435320586" calcext:value-type="float">
            <text:p>0.0454353206</text:p>
          </table:table-cell>
        </table:table-row>
        <table:table-row table:style-name="ro1">
          <table:table-cell office:value-type="string" calcext:value-type="string">
            <text:p>../passo3/perlin/n_512/r_73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7023551017" calcext:value-type="float">
            <text:p>0.0237023551</text:p>
          </table:table-cell>
        </table:table-row>
        <table:table-row table:style-name="ro1">
          <table:table-cell office:value-type="string" calcext:value-type="string">
            <text:p>../passo3/perlin/n_512/r_74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1" calcext:value-type="float">
            <text:p>1</text:p>
          </table:table-cell>
          <table:table-cell office:value-type="float" office:value="0.154264941812" calcext:value-type="float">
            <text:p>0.1542649418</text:p>
          </table:table-cell>
        </table:table-row>
        <table:table-row table:style-name="ro1">
          <table:table-cell office:value-type="string" calcext:value-type="string">
            <text:p>../passo3/perlin/n_512/r_75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1" calcext:value-type="float">
            <text:p>1</text:p>
          </table:table-cell>
          <table:table-cell office:value-type="float" office:value="0.0861097425222" calcext:value-type="float">
            <text:p>0.0861097425</text:p>
          </table:table-cell>
        </table:table-row>
        <table:table-row table:style-name="ro1">
          <table:table-cell office:value-type="string" calcext:value-type="string">
            <text:p>../passo3/perlin/n_512/r_76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4069593847" calcext:value-type="float">
            <text:p>0.1240695938</text:p>
          </table:table-cell>
        </table:table-row>
        <table:table-row table:style-name="ro1">
          <table:table-cell office:value-type="string" calcext:value-type="string">
            <text:p>../passo3/perlin/n_512/r_77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3750435412" calcext:value-type="float">
            <text:p>0.1137504354</text:p>
          </table:table-cell>
        </table:table-row>
        <table:table-row table:style-name="ro1">
          <table:table-cell office:value-type="string" calcext:value-type="string">
            <text:p>../passo3/perlin/n_512/r_78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4917423129" calcext:value-type="float">
            <text:p>0.1349174231</text:p>
          </table:table-cell>
        </table:table-row>
        <table:table-row table:style-name="ro1">
          <table:table-cell office:value-type="string" calcext:value-type="string">
            <text:p>../passo3/perlin/n_512/r_79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802911370993" calcext:value-type="float">
            <text:p>0.0802911371</text:p>
          </table:table-cell>
        </table:table-row>
        <table:table-row table:style-name="ro1">
          <table:table-cell office:value-type="string" calcext:value-type="string">
            <text:p>../passo3/perlin/n_512/r_7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2901648283" calcext:value-type="float">
            <text:p>0.1229016483</text:p>
          </table:table-cell>
        </table:table-row>
        <table:table-row table:style-name="ro1">
          <table:table-cell office:value-type="string" calcext:value-type="string">
            <text:p>../passo3/perlin/n_512/r_80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3142771423" calcext:value-type="float">
            <text:p>0.1231427714</text:p>
          </table:table-cell>
        </table:table-row>
        <table:table-row table:style-name="ro1">
          <table:table-cell office:value-type="string" calcext:value-type="string">
            <text:p>../passo3/perlin/n_512/r_81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3206979632" calcext:value-type="float">
            <text:p>0.1632069796</text:p>
          </table:table-cell>
        </table:table-row>
        <table:table-row table:style-name="ro1">
          <table:table-cell office:value-type="string" calcext:value-type="string">
            <text:p>../passo3/perlin/n_512/r_82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8087576926" calcext:value-type="float">
            <text:p>0.1080875769</text:p>
          </table:table-cell>
        </table:table-row>
        <table:table-row table:style-name="ro1">
          <table:table-cell office:value-type="string" calcext:value-type="string">
            <text:p>../passo3/perlin/n_512/r_83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06756664068" calcext:value-type="float">
            <text:p>0.0306756664</text:p>
          </table:table-cell>
        </table:table-row>
        <table:table-row table:style-name="ro1">
          <table:table-cell office:value-type="string" calcext:value-type="string">
            <text:p>../passo3/perlin/n_512/r_84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75661063194" calcext:value-type="float">
            <text:p>0.0575661063</text:p>
          </table:table-cell>
        </table:table-row>
        <table:table-row table:style-name="ro1">
          <table:table-cell office:value-type="string" calcext:value-type="string">
            <text:p>../passo3/perlin/n_512/r_85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24812293798" calcext:value-type="float">
            <text:p>0.0124812294</text:p>
          </table:table-cell>
        </table:table-row>
        <table:table-row table:style-name="ro1">
          <table:table-cell office:value-type="string" calcext:value-type="string">
            <text:p>../passo3/perlin/n_512/r_86.txt</text:p>
          </table:table-cell>
          <table:table-cell office:value-type="float" office:value="1.8409999609" calcext:value-type="float">
            <text:p>1.8409999609</text:p>
          </table:table-cell>
          <table:table-cell office:value-type="float" office:value="1" calcext:value-type="float">
            <text:p>1</text:p>
          </table:table-cell>
          <table:table-cell office:value-type="float" office:value="0.15866741538" calcext:value-type="float">
            <text:p>0.1586674154</text:p>
          </table:table-cell>
        </table:table-row>
        <table:table-row table:style-name="ro1">
          <table:table-cell office:value-type="string" calcext:value-type="string">
            <text:p>../passo3/perlin/n_512/r_87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581093207" calcext:value-type="float">
            <text:p>0.0558109321</text:p>
          </table:table-cell>
        </table:table-row>
        <table:table-row table:style-name="ro1">
          <table:table-cell office:value-type="string" calcext:value-type="string">
            <text:p>../passo3/perlin/n_512/r_88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7023806721" calcext:value-type="float">
            <text:p>0.0470238067</text:p>
          </table:table-cell>
        </table:table-row>
        <table:table-row table:style-name="ro1">
          <table:table-cell office:value-type="string" calcext:value-type="string">
            <text:p>../passo3/perlin/n_512/r_89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1" calcext:value-type="float">
            <text:p>1</text:p>
          </table:table-cell>
          <table:table-cell office:value-type="float" office:value="0.0592572800815" calcext:value-type="float">
            <text:p>0.0592572801</text:p>
          </table:table-cell>
        </table:table-row>
        <table:table-row table:style-name="ro1">
          <table:table-cell office:value-type="string" calcext:value-type="string">
            <text:p>../passo3/perlin/n_512/r_8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83562862873" calcext:value-type="float">
            <text:p>0.0883562863</text:p>
          </table:table-cell>
        </table:table-row>
        <table:table-row table:style-name="ro1">
          <table:table-cell office:value-type="string" calcext:value-type="string">
            <text:p>../passo3/perlin/n_512/r_90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2255208194" calcext:value-type="float">
            <text:p>0.1122552082</text:p>
          </table:table-cell>
        </table:table-row>
        <table:table-row table:style-name="ro1">
          <table:table-cell office:value-type="string" calcext:value-type="string">
            <text:p>../passo3/perlin/n_512/r_91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1" calcext:value-type="float">
            <text:p>1</text:p>
          </table:table-cell>
          <table:table-cell office:value-type="float" office:value="0.101623177528" calcext:value-type="float">
            <text:p>0.1016231775</text:p>
          </table:table-cell>
        </table:table-row>
        <table:table-row table:style-name="ro1">
          <table:table-cell office:value-type="string" calcext:value-type="string">
            <text:p>../passo3/perlin/n_512/r_92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1" calcext:value-type="float">
            <text:p>1</text:p>
          </table:table-cell>
          <table:table-cell office:value-type="float" office:value="0.249436944723" calcext:value-type="float">
            <text:p>0.2494369447</text:p>
          </table:table-cell>
        </table:table-row>
        <table:table-row table:style-name="ro1">
          <table:table-cell office:value-type="string" calcext:value-type="string">
            <text:p>../passo3/perlin/n_512/r_93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13387031108" calcext:value-type="float">
            <text:p>0.0213387031</text:p>
          </table:table-cell>
        </table:table-row>
        <table:table-row table:style-name="ro1">
          <table:table-cell office:value-type="string" calcext:value-type="string">
            <text:p>../passo3/perlin/n_512/r_94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1" calcext:value-type="float">
            <text:p>1</text:p>
          </table:table-cell>
          <table:table-cell office:value-type="float" office:value="0.0701735913754" calcext:value-type="float">
            <text:p>0.0701735914</text:p>
          </table:table-cell>
        </table:table-row>
        <table:table-row table:style-name="ro1">
          <table:table-cell office:value-type="string" calcext:value-type="string">
            <text:p>../passo3/perlin/n_512/r_95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5188100338" calcext:value-type="float">
            <text:p>0.0751881003</text:p>
          </table:table-cell>
        </table:table-row>
        <table:table-row table:style-name="ro1">
          <table:table-cell office:value-type="string" calcext:value-type="string">
            <text:p>../passo3/perlin/n_512/r_96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39967036247" calcext:value-type="float">
            <text:p>0.0939967036</text:p>
          </table:table-cell>
        </table:table-row>
        <table:table-row table:style-name="ro1">
          <table:table-cell office:value-type="string" calcext:value-type="string">
            <text:p>../passo3/perlin/n_512/r_97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28411525488" calcext:value-type="float">
            <text:p>0.0728411525</text:p>
          </table:table-cell>
        </table:table-row>
        <table:table-row table:style-name="ro1">
          <table:table-cell office:value-type="string" calcext:value-type="string">
            <text:p>../passo3/perlin/n_512/r_98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5461821556" calcext:value-type="float">
            <text:p>0.0495461822</text:p>
          </table:table-cell>
        </table:table-row>
        <table:table-row table:style-name="ro1">
          <table:table-cell office:value-type="string" calcext:value-type="string">
            <text:p>../passo3/perlin/n_512/r_99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3288065195" calcext:value-type="float">
            <text:p>0.1232880652</text:p>
          </table:table-cell>
        </table:table-row>
        <table:table-row table:style-name="ro1">
          <table:table-cell office:value-type="string" calcext:value-type="string">
            <text:p>../passo3/perlin/n_512/r_9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4073312059" calcext:value-type="float">
            <text:p>0.02407331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103599965572" calcext:value-type="float">
            <text:p>1.910359996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450711023615394" calcext:value-type="float">
            <text:p>0.0450711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01:30:01.070027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7T01:37:32.500147782</dc:date>
    <meta:editing-duration>PT11M23S</meta:editing-duration>
    <meta:editing-cycles>14</meta:editing-cycles>
    <meta:document-statistic meta:table-count="9" meta:cell-count="3268" meta:object-count="0"/>
  </office:meta>
</office:document-meta>
</file>